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3.51mm"/>
    </style:style>
    <style:style style:name="co3" style:family="table-column">
      <style:table-column-properties fo:break-before="auto" style:column-width="32.46mm"/>
    </style:style>
    <style:style style:name="co4" style:family="table-column">
      <style:table-column-properties fo:break-before="auto" style:column-width="31.04mm"/>
    </style:style>
    <style:style style:name="co5" style:family="table-column">
      <style:table-column-properties fo:break-before="auto" style:column-width="69.87mm"/>
    </style:style>
    <style:style style:name="co6" style:family="table-column">
      <style:table-column-properties fo:break-before="auto" style:column-width="39.16mm"/>
    </style:style>
    <style:style style:name="co7" style:family="table-column">
      <style:table-column-properties fo:break-before="auto" style:column-width="100.21mm"/>
    </style:style>
    <style:style style:name="co8" style:family="table-column">
      <style:table-column-properties fo:break-before="auto" style:column-width="29.63mm"/>
    </style:style>
    <style:style style:name="co9" style:family="table-column">
      <style:table-column-properties fo:break-before="auto" style:column-width="84.68mm"/>
    </style:style>
    <style:style style:name="co10" style:family="table-column">
      <style:table-column-properties fo:break-before="auto" style:column-width="35.28mm"/>
    </style:style>
    <style:style style:name="co11" style:family="table-column">
      <style:table-column-properties fo:break-before="auto" style:column-width="95.97mm"/>
    </style:style>
    <style:style style:name="co12" style:family="table-column">
      <style:table-column-properties fo:break-before="auto" style:column-width="35.63mm"/>
    </style:style>
    <style:style style:name="co13" style:family="table-column">
      <style:table-column-properties fo:break-before="auto" style:column-width="39.86mm"/>
    </style:style>
    <style:style style:name="co14" style:family="table-column">
      <style:table-column-properties fo:break-before="auto" style:column-width="33.87mm"/>
    </style:style>
    <style:style style:name="co15" style:family="table-column">
      <style:table-column-properties fo:break-before="auto" style:column-width="26.12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text-style style:name="N100">
      <number:text-content/>
    </number:text-style>
    <number:date-style style:name="N10036" number:language="es" number:country="PE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808000" style:rotation-align="none"/>
    </style:style>
    <style:style style:name="ce2" style:family="table-cell" style:parent-style-name="Default" style:data-style-name="N100">
      <style:table-cell-properties fo:background-color="#ffff99" style:rotation-align="none"/>
    </style:style>
    <style:style style:name="ce3" style:family="table-cell" style:parent-style-name="Default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4" style:family="table-cell" style:parent-style-name="Default" style:data-style-name="N100">
      <style:table-cell-properties style:rotation-align="none"/>
    </style:style>
    <style:style style:name="ce5" style:family="table-cell" style:parent-style-name="Default" style:data-style-name="N10036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number-columns-repeated="1008" table:default-cell-style-name="Default"/>
        <table:table-row table:style-name="ro1">
          <table:table-cell table:style-name="ce1" office:value-type="string" calcext:value-type="string">
            <text:p>Equipo</text:p>
          </table:table-cell>
          <table:table-cell table:style-name="ce3" office:value-type="string" calcext:value-type="string">
            <text:p>Ce.emplazam.</text:p>
          </table:table-cell>
          <table:table-cell table:style-name="ce3" office:value-type="string" calcext:value-type="string">
            <text:p>Pto.tbjo.resp.</text:p>
          </table:table-cell>
          <table:table-cell table:style-name="ce3" office:value-type="string" calcext:value-type="string">
            <text:p>Grupo planif.</text:p>
          </table:table-cell>
          <table:table-cell table:style-name="ce3" office:value-type="string" calcext:value-type="string">
            <text:p>Ubicac.técnica</text:p>
          </table:table-cell>
          <table:table-cell table:style-name="ce3" office:value-type="string" calcext:value-type="string">
            <text:p>Status sistema</text:p>
          </table:table-cell>
          <table:table-cell table:style-name="ce3" office:value-type="string" calcext:value-type="string">
            <text:p>Denominación</text:p>
          </table:table-cell>
          <table:table-cell table:style-name="ce3" office:value-type="string" calcext:value-type="string">
            <text:p>Tp.objeto</text:p>
          </table:table-cell>
          <table:table-cell table:style-name="ce3" office:value-type="string" calcext:value-type="string">
            <text:p>Campo clasif.</text:p>
          </table:table-cell>
          <table:table-cell table:style-name="ce3" office:value-type="string" calcext:value-type="string">
            <text:p>Tipo de equipo</text:p>
          </table:table-cell>
          <table:table-cell table:style-name="ce3" office:value-type="string" calcext:value-type="string">
            <text:p>Denominación</text:p>
          </table:table-cell>
          <table:table-cell table:style-name="ce3" office:value-type="string" calcext:value-type="string">
            <text:p>Modificado el</text:p>
          </table:table-cell>
          <table:table-cell table:style-name="ce3" office:value-type="string" calcext:value-type="string">
            <text:p>Modificado por</text:p>
          </table:table-cell>
          <table:table-cell table:style-name="ce3" office:value-type="string" calcext:value-type="string">
            <text:p>Área de empresa</text:p>
          </table:table-cell>
          <table:table-cell table:style-name="ce3" office:value-type="string" calcext:value-type="string">
            <text:p>Centro planif.</text:p>
          </table:table-cell>
          <table:table-cell table:style-name="ce3" office:value-type="string" calcext:value-type="string">
            <text:p>Perfil catálogo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39208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IUR060CTR32-INTER-6154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Interruptor 60 kV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IN-6154</text:p>
          </table:table-cell>
          <table:table-cell table:style-name="ce5" office:value-type="date" office:date-value="2015-07-23" calcext:value-type="date">
            <text:p>23/07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INTE-M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39274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CHIM138I4020-INTER-4020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Interruptor 138 kV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IN-4020</text:p>
          </table:table-cell>
          <table:table-cell table:style-name="ce5" office:value-type="date" office:date-value="2015-07-23" calcext:value-type="date">
            <text:p>23/07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INTE-H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39277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CHIM138I4014-INTER-4014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Interruptor 138 kV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IN-4014</text:p>
          </table:table-cell>
          <table:table-cell table:style-name="ce5" office:value-type="date" office:date-value="2015-07-23" calcext:value-type="date">
            <text:p>23/07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INTE-H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0714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IUR060CTR32-SECCN-6293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Seccionador de Barra 60kV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SA-6293</text:p>
          </table:table-cell>
          <table:table-cell table:style-name="ce5" office:value-type="date" office:date-value="2015-08-11" calcext:value-type="date">
            <text:p>11/08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SECCIO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0715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IUR060CTR32-SECCN-6221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Seccionador de Barra 60kV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SB-6221</text:p>
          </table:table-cell>
          <table:table-cell table:style-name="ce5" office:value-type="date" office:date-value="2015-08-11" calcext:value-type="date">
            <text:p>11/08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SECCIO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3638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ANU220L2278-PARAR-306 R</text:p>
          </table:table-cell>
          <table:table-cell table:style-name="ce4" office:value-type="string" calcext:value-type="string">
            <text:p>MONT NOAC</text:p>
          </table:table-cell>
          <table:table-cell table:style-name="ce4" office:value-type="string" calcext:value-type="string">
            <text:p>Pararrayos 220 KV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3</text:p>
          </table:table-cell>
          <table:table-cell table:style-name="ce4" office:value-type="string" calcext:value-type="string">
            <text:p>PR-306 Fase R</text:p>
          </table:table-cell>
          <table:table-cell table:style-name="ce5" office:value-type="date" office:date-value="2015-09-29" calcext:value-type="date">
            <text:p>29/09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PARARA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3639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ANU220L2278-PARAR-306 S</text:p>
          </table:table-cell>
          <table:table-cell table:style-name="ce4" office:value-type="string" calcext:value-type="string">
            <text:p>MONT NOAC</text:p>
          </table:table-cell>
          <table:table-cell table:style-name="ce4" office:value-type="string" calcext:value-type="string">
            <text:p>Pararrayos 220 KV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3</text:p>
          </table:table-cell>
          <table:table-cell table:style-name="ce4" office:value-type="string" calcext:value-type="string">
            <text:p>PR-306 Fase S</text:p>
          </table:table-cell>
          <table:table-cell table:style-name="ce5" office:value-type="date" office:date-value="2015-09-29" calcext:value-type="date">
            <text:p>29/09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PARARA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3640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ANU220L2278-PARAR-306 T</text:p>
          </table:table-cell>
          <table:table-cell table:style-name="ce4" office:value-type="string" calcext:value-type="string">
            <text:p>MONT NOAC</text:p>
          </table:table-cell>
          <table:table-cell table:style-name="ce4" office:value-type="string" calcext:value-type="string">
            <text:p>Pararrayos 220 KV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3</text:p>
          </table:table-cell>
          <table:table-cell table:style-name="ce4" office:value-type="string" calcext:value-type="string">
            <text:p>PR-306 Fase T</text:p>
          </table:table-cell>
          <table:table-cell table:style-name="ce5" office:value-type="date" office:date-value="2015-09-29" calcext:value-type="date">
            <text:p>29/09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PARARA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8388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CHIM138I4040-INTER-4040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Interruptor 138 kV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IN-4040</text:p>
          </table:table-cell>
          <table:table-cell table:style-name="ce5" office:value-type="date" office:date-value="2015-07-23" calcext:value-type="date">
            <text:p>23/07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INTE-M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0321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IUR060CBARA-TRANT-668 R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ransformador de tensión 60 kV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TT-668 Fase R</text:p>
          </table:table-cell>
          <table:table-cell table:style-name="ce5" office:value-type="date" office:date-value="2015-09-24" calcext:value-type="date">
            <text:p>24/09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PT-C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0322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IUR060CBARA-TRANT-668 S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ransformador de tensión 60 kV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TT-668 Fase S</text:p>
          </table:table-cell>
          <table:table-cell table:style-name="ce5" office:value-type="date" office:date-value="2015-09-24" calcext:value-type="date">
            <text:p>24/09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PT-C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0323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IUR060CBARA-TRANT-668 T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ransformador de tensión 60 kV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TT-668 Fase T</text:p>
          </table:table-cell>
          <table:table-cell table:style-name="ce5" office:value-type="date" office:date-value="2015-09-24" calcext:value-type="date">
            <text:p>24/09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PT-C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0324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IUR060CBARB-TRANT-667 R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ransformador de tensión 60 kV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TT-667 Fase R</text:p>
          </table:table-cell>
          <table:table-cell table:style-name="ce5" office:value-type="date" office:date-value="2015-09-24" calcext:value-type="date">
            <text:p>24/09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PT-C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0325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IUR060CBARB-TRANT-667 S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ransformador de tensión 60 kV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TT-667 Fase S</text:p>
          </table:table-cell>
          <table:table-cell table:style-name="ce5" office:value-type="date" office:date-value="2015-09-24" calcext:value-type="date">
            <text:p>24/09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PT-C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0326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IUR060CBARB-TRANT-667 T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ransformador de tensión 60 kV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TT-667 Fase T</text:p>
          </table:table-cell>
          <table:table-cell table:style-name="ce5" office:value-type="date" office:date-value="2015-09-24" calcext:value-type="date">
            <text:p>24/09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PT-C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0337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IUR060L6654-SECCN-6529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Seccionador 60 kV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SA-6529</text:p>
          </table:table-cell>
          <table:table-cell table:style-name="ce5" office:value-type="date" office:date-value="2015-08-11" calcext:value-type="date">
            <text:p>11/08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SECCIO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0338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IUR060L6654-SECCN-6531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Seccionador 60 kV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SB-6531</text:p>
          </table:table-cell>
          <table:table-cell table:style-name="ce5" office:value-type="date" office:date-value="2015-08-11" calcext:value-type="date">
            <text:p>11/08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SECCIO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0339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IUR060L6654-INTER-6270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Interruptor 60 kV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IN-6270</text:p>
          </table:table-cell>
          <table:table-cell table:style-name="ce5" office:value-type="date" office:date-value="2015-07-23" calcext:value-type="date">
            <text:p>23/07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INTE-M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0340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IUR060L6654-TRANC-736 R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ransformador de corriente 60 kV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TC-736 Fase R</text:p>
          </table:table-cell>
          <table:table-cell table:style-name="ce5" office:value-type="date" office:date-value="2015-09-04" calcext:value-type="date">
            <text:p>04/09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CT-A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0341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IUR060L6654-TRANC-736 S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ransformador de corriente 60 kV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TC-736 Fase S</text:p>
          </table:table-cell>
          <table:table-cell table:style-name="ce5" office:value-type="date" office:date-value="2015-09-04" calcext:value-type="date">
            <text:p>04/09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CT-A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0342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IUR060L6654-TRANC-736 T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ransformador de corriente 60 kV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TC-736 Fase T</text:p>
          </table:table-cell>
          <table:table-cell table:style-name="ce5" office:value-type="date" office:date-value="2015-09-04" calcext:value-type="date">
            <text:p>04/09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CT-A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0343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IUR060L6654-SECCN-6533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Seccionador 60 kV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SL-6533</text:p>
          </table:table-cell>
          <table:table-cell table:style-name="ce5" office:value-type="date" office:date-value="2015-08-11" calcext:value-type="date">
            <text:p>11/08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SECCIO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0344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IUR060L6654-TRANT-655 R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ransformador de tensión 60 kV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TT-655 Fase R</text:p>
          </table:table-cell>
          <table:table-cell table:style-name="ce5" office:value-type="date" office:date-value="2015-09-24" calcext:value-type="date">
            <text:p>24/09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PT-C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0345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IUR060L6654-TRANT-655 S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ransformador de tensión 60 kV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TT-655 Fase S</text:p>
          </table:table-cell>
          <table:table-cell table:style-name="ce5" office:value-type="date" office:date-value="2015-09-24" calcext:value-type="date">
            <text:p>24/09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PT-C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0346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IUR060L6654-TRANT-655 T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ransformador de tensión 60 kV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TT-655 Fase T</text:p>
          </table:table-cell>
          <table:table-cell table:style-name="ce5" office:value-type="date" office:date-value="2015-09-24" calcext:value-type="date">
            <text:p>24/09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PT-C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0347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IUR060CAC01-SECCN-6515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Seccionador 60 kV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SA-6515</text:p>
          </table:table-cell>
          <table:table-cell table:style-name="ce5" office:value-type="date" office:date-value="2015-08-11" calcext:value-type="date">
            <text:p>11/08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SECCIO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0348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IUR060CAC01-TRANC-735 R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ransformador de corriente 60 kV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TC-735 Fase R</text:p>
          </table:table-cell>
          <table:table-cell table:style-name="ce5" office:value-type="date" office:date-value="2015-09-04" calcext:value-type="date">
            <text:p>04/09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CT-A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0349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IUR060CAC01-TRANC-735 S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ransformador de corriente 60 kV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TC-735 Fase S</text:p>
          </table:table-cell>
          <table:table-cell table:style-name="ce5" office:value-type="date" office:date-value="2015-09-04" calcext:value-type="date">
            <text:p>04/09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CT-A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0350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IUR060CAC01-TRANC-735 T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ransformador de corriente 60 kV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TC-735 Fase T</text:p>
          </table:table-cell>
          <table:table-cell table:style-name="ce5" office:value-type="date" office:date-value="2015-09-04" calcext:value-type="date">
            <text:p>04/09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CT-A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0351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IUR060CAC01-INTER-6268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Interruptor 60 kV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IN-6268</text:p>
          </table:table-cell>
          <table:table-cell table:style-name="ce5" office:value-type="date" office:date-value="2015-07-23" calcext:value-type="date">
            <text:p>23/07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INTE-M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0352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IUR060CAC01-SECCN-6517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Seccionador 60 kV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SB-6517</text:p>
          </table:table-cell>
          <table:table-cell table:style-name="ce5" office:value-type="date" office:date-value="2015-08-11" calcext:value-type="date">
            <text:p>11/08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SECCIO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2318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IUR010CTR32-TRANC-1477R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ransformador de Corriente 10kV</text:p>
          </table:table-cell>
          <table:table-cell table:style-name="ce4" office:value-type="string" calcext:value-type="string">
            <text:p>F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TC 1477 Fase R</text:p>
          </table:table-cell>
          <table:table-cell table:style-name="ce5" office:value-type="date" office:date-value="2015-09-04" calcext:value-type="date">
            <text:p>04/09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CT-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2319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IUR010CTR32-TRANC-1477S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ransformador de Corriente 10kV</text:p>
          </table:table-cell>
          <table:table-cell table:style-name="ce4" office:value-type="string" calcext:value-type="string">
            <text:p>F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TC 1477 Fase S</text:p>
          </table:table-cell>
          <table:table-cell table:style-name="ce5" office:value-type="date" office:date-value="2015-09-04" calcext:value-type="date">
            <text:p>04/09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CT-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2320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IUR010CTR32-TRANC-1477T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ransformador de Corriente 10kV</text:p>
          </table:table-cell>
          <table:table-cell table:style-name="ce4" office:value-type="string" calcext:value-type="string">
            <text:p>F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TC 1477 Fase T</text:p>
          </table:table-cell>
          <table:table-cell table:style-name="ce5" office:value-type="date" office:date-value="2015-09-04" calcext:value-type="date">
            <text:p>04/09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CT-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4353</text:p>
          </table:table-cell>
          <table:table-cell table:style-name="ce4" office:value-type="string" calcext:value-type="string">
            <text:p>MT05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TRJL500REA21-REACT-R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Reactor monofásico 500kV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Fase R</text:p>
          </table:table-cell>
          <table:table-cell table:style-name="ce5" office:value-type="date" office:date-value="2016-01-18" calcext:value-type="date">
            <text:p>18/01/2016</text:p>
          </table:table-cell>
          <table:table-cell table:style-name="ce4" office:value-type="string" calcext:value-type="string">
            <text:p>KRUIZ</text:p>
          </table:table-cell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05</text:p>
          </table:table-cell>
          <table:table-cell table:style-name="ce4" office:value-type="string" calcext:value-type="string">
            <text:p>S-REACTO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4354</text:p>
          </table:table-cell>
          <table:table-cell table:style-name="ce4" office:value-type="string" calcext:value-type="string">
            <text:p>MT05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TRJL500REA21-REACT-S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Reactor monofásico 500kV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Fase S</text:p>
          </table:table-cell>
          <table:table-cell table:style-name="ce5" office:value-type="date" office:date-value="2016-01-18" calcext:value-type="date">
            <text:p>18/01/2016</text:p>
          </table:table-cell>
          <table:table-cell table:style-name="ce4" office:value-type="string" calcext:value-type="string">
            <text:p>KRUIZ</text:p>
          </table:table-cell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05</text:p>
          </table:table-cell>
          <table:table-cell table:style-name="ce4" office:value-type="string" calcext:value-type="string">
            <text:p>S-REACTO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4355</text:p>
          </table:table-cell>
          <table:table-cell table:style-name="ce4" office:value-type="string" calcext:value-type="string">
            <text:p>MT05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TRJL500REA21-REACT-T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Reactor monofásico 500kV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Fase T</text:p>
          </table:table-cell>
          <table:table-cell table:style-name="ce5" office:value-type="date" office:date-value="2016-01-18" calcext:value-type="date">
            <text:p>18/01/2016</text:p>
          </table:table-cell>
          <table:table-cell table:style-name="ce4" office:value-type="string" calcext:value-type="string">
            <text:p>KRUIZ</text:p>
          </table:table-cell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05</text:p>
          </table:table-cell>
          <table:table-cell table:style-name="ce4" office:value-type="string" calcext:value-type="string">
            <text:p>S-REACTO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4356</text:p>
          </table:table-cell>
          <table:table-cell table:style-name="ce4" office:value-type="string" calcext:value-type="string">
            <text:p>MT05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TRJL500REA21-REACT-RES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Reactor monofásico 500kV - Reserva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Reserva</text:p>
          </table:table-cell>
          <table:table-cell table:style-name="ce5" office:value-type="date" office:date-value="2016-01-18" calcext:value-type="date">
            <text:p>18/01/2016</text:p>
          </table:table-cell>
          <table:table-cell table:style-name="ce4" office:value-type="string" calcext:value-type="string">
            <text:p>KRUIZ</text:p>
          </table:table-cell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05</text:p>
          </table:table-cell>
          <table:table-cell table:style-name="ce4" office:value-type="string" calcext:value-type="string">
            <text:p>S-REACTO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4357</text:p>
          </table:table-cell>
          <table:table-cell table:style-name="ce4" office:value-type="string" calcext:value-type="string">
            <text:p>MT05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TRJL500REA21-REACN-RN-3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Reactor Neutro 500 kV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Reactor de neutro RN-3</text:p>
          </table:table-cell>
          <table:table-cell table:style-name="ce5" office:value-type="date" office:date-value="2016-01-18" calcext:value-type="date">
            <text:p>18/01/2016</text:p>
          </table:table-cell>
          <table:table-cell table:style-name="ce4" office:value-type="string" calcext:value-type="string">
            <text:p>KRUIZ</text:p>
          </table:table-cell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05</text:p>
          </table:table-cell>
          <table:table-cell table:style-name="ce4" office:value-type="string" calcext:value-type="string">
            <text:p>S-REACTO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4369</text:p>
          </table:table-cell>
          <table:table-cell table:style-name="ce4" office:value-type="string" calcext:value-type="string">
            <text:p>MT05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CHMB500REA20-REACT-R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Reactor monofásico 500kV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R-20 Fase R</text:p>
          </table:table-cell>
          <table:table-cell table:style-name="ce5" office:value-type="date" office:date-value="2016-01-18" calcext:value-type="date">
            <text:p>18/01/2016</text:p>
          </table:table-cell>
          <table:table-cell table:style-name="ce4" office:value-type="string" calcext:value-type="string">
            <text:p>KRUIZ</text:p>
          </table:table-cell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05</text:p>
          </table:table-cell>
          <table:table-cell table:style-name="ce4" office:value-type="string" calcext:value-type="string">
            <text:p>S-REACTO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4370</text:p>
          </table:table-cell>
          <table:table-cell table:style-name="ce4" office:value-type="string" calcext:value-type="string">
            <text:p>MT05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CHMB500REA20-REACT-S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Reactor monofásico 500kV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R-20 Fase S</text:p>
          </table:table-cell>
          <table:table-cell table:style-name="ce5" office:value-type="date" office:date-value="2016-01-18" calcext:value-type="date">
            <text:p>18/01/2016</text:p>
          </table:table-cell>
          <table:table-cell table:style-name="ce4" office:value-type="string" calcext:value-type="string">
            <text:p>KRUIZ</text:p>
          </table:table-cell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05</text:p>
          </table:table-cell>
          <table:table-cell table:style-name="ce4" office:value-type="string" calcext:value-type="string">
            <text:p>S-REACTO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4371</text:p>
          </table:table-cell>
          <table:table-cell table:style-name="ce4" office:value-type="string" calcext:value-type="string">
            <text:p>MT05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CHMB500REA20-REACT-T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Reactor monofásico 500kV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R-20 Fase T</text:p>
          </table:table-cell>
          <table:table-cell table:style-name="ce5" office:value-type="date" office:date-value="2016-01-18" calcext:value-type="date">
            <text:p>18/01/2016</text:p>
          </table:table-cell>
          <table:table-cell table:style-name="ce4" office:value-type="string" calcext:value-type="string">
            <text:p>KRUIZ</text:p>
          </table:table-cell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05</text:p>
          </table:table-cell>
          <table:table-cell table:style-name="ce4" office:value-type="string" calcext:value-type="string">
            <text:p>S-REACTO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4372</text:p>
          </table:table-cell>
          <table:table-cell table:style-name="ce4" office:value-type="string" calcext:value-type="string">
            <text:p>MT05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CHMB500TRF84-AUTOT-R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Autotransformador monofásico 500/220kV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TRF84 Fase R</text:p>
          </table:table-cell>
          <table:table-cell table:style-name="ce5" office:value-type="date" office:date-value="2016-04-07" calcext:value-type="date">
            <text:p>07/04/2016</text:p>
          </table:table-cell>
          <table:table-cell table:style-name="ce4" office:value-type="string" calcext:value-type="string">
            <text:p>GGUILLEN</text:p>
          </table:table-cell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05</text:p>
          </table:table-cell>
          <table:table-cell table:style-name="ce4" office:value-type="string" calcext:value-type="string">
            <text:p>S-TRAFO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4373</text:p>
          </table:table-cell>
          <table:table-cell table:style-name="ce4" office:value-type="string" calcext:value-type="string">
            <text:p>MT05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CHMB500TRF84-AUTOT-S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Autotransformador monofásico 500/220kV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TRF84 Fase S</text:p>
          </table:table-cell>
          <table:table-cell table:style-name="ce5" office:value-type="date" office:date-value="2016-04-07" calcext:value-type="date">
            <text:p>07/04/2016</text:p>
          </table:table-cell>
          <table:table-cell table:style-name="ce4" office:value-type="string" calcext:value-type="string">
            <text:p>GGUILLEN</text:p>
          </table:table-cell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05</text:p>
          </table:table-cell>
          <table:table-cell table:style-name="ce4" office:value-type="string" calcext:value-type="string">
            <text:p>S-TRAFO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4374</text:p>
          </table:table-cell>
          <table:table-cell table:style-name="ce4" office:value-type="string" calcext:value-type="string">
            <text:p>MT05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CHMB500TRF84-AUTOT-T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Autotransformador monofásico 500/220kV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TRF84 Fase T</text:p>
          </table:table-cell>
          <table:table-cell table:style-name="ce5" office:value-type="date" office:date-value="2016-04-07" calcext:value-type="date">
            <text:p>07/04/2016</text:p>
          </table:table-cell>
          <table:table-cell table:style-name="ce4" office:value-type="string" calcext:value-type="string">
            <text:p>GGUILLEN</text:p>
          </table:table-cell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05</text:p>
          </table:table-cell>
          <table:table-cell table:style-name="ce4" office:value-type="string" calcext:value-type="string">
            <text:p>S-TRAFO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4375</text:p>
          </table:table-cell>
          <table:table-cell table:style-name="ce4" office:value-type="string" calcext:value-type="string">
            <text:p>MT05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CHMB500TRF84-AUTOT-RES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Autotransformador monofásic 500/220kV Re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TRF84 Reserva</text:p>
          </table:table-cell>
          <table:table-cell table:style-name="ce5" office:value-type="date" office:date-value="2016-04-07" calcext:value-type="date">
            <text:p>07/04/2016</text:p>
          </table:table-cell>
          <table:table-cell table:style-name="ce4" office:value-type="string" calcext:value-type="string">
            <text:p>GGUILLEN</text:p>
          </table:table-cell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05</text:p>
          </table:table-cell>
          <table:table-cell table:style-name="ce4" office:value-type="string" calcext:value-type="string">
            <text:p>S-TRAFO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4839</text:p>
          </table:table-cell>
          <table:table-cell table:style-name="ce4" office:value-type="string" calcext:value-type="string">
            <text:p>MT05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TRJL500CRE21-INTER-5040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Interruptor 500 kV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IN-5040</text:p>
          </table:table-cell>
          <table:table-cell table:style-name="ce5" office:value-type="date" office:date-value="2015-07-23" calcext:value-type="date">
            <text:p>23/07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05</text:p>
          </table:table-cell>
          <table:table-cell table:style-name="ce4" office:value-type="string" calcext:value-type="string">
            <text:p>S-INTE-M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5130</text:p>
          </table:table-cell>
          <table:table-cell table:style-name="ce4" office:value-type="string" calcext:value-type="string">
            <text:p>MT05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CHMB500L5006-PARAR-5008R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ararrayos 500kV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R-5008 Fase R</text:p>
          </table:table-cell>
          <table:table-cell table:style-name="ce5" office:value-type="date" office:date-value="2015-09-29" calcext:value-type="date">
            <text:p>29/09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05</text:p>
          </table:table-cell>
          <table:table-cell table:style-name="ce4" office:value-type="string" calcext:value-type="string">
            <text:p>S-PARARA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5131</text:p>
          </table:table-cell>
          <table:table-cell table:style-name="ce4" office:value-type="string" calcext:value-type="string">
            <text:p>MT05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CHMB500L5006-PARAR-5008S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ararrayos 500kV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R-5008 Fase S</text:p>
          </table:table-cell>
          <table:table-cell table:style-name="ce5" office:value-type="date" office:date-value="2015-09-29" calcext:value-type="date">
            <text:p>29/09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05</text:p>
          </table:table-cell>
          <table:table-cell table:style-name="ce4" office:value-type="string" calcext:value-type="string">
            <text:p>S-PARARA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5132</text:p>
          </table:table-cell>
          <table:table-cell table:style-name="ce4" office:value-type="string" calcext:value-type="string">
            <text:p>MT05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CHMB500L5006-PARAR-5008T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ararrayos 500kV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R-5008 Fase T</text:p>
          </table:table-cell>
          <table:table-cell table:style-name="ce5" office:value-type="date" office:date-value="2015-09-29" calcext:value-type="date">
            <text:p>29/09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05</text:p>
          </table:table-cell>
          <table:table-cell table:style-name="ce4" office:value-type="string" calcext:value-type="string">
            <text:p>S-PARARA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5133</text:p>
          </table:table-cell>
          <table:table-cell table:style-name="ce4" office:value-type="string" calcext:value-type="string">
            <text:p>MT05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CHMB500CTR84-PARAR-5009R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ararrayos 500kV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R-5009 Fase R</text:p>
          </table:table-cell>
          <table:table-cell table:style-name="ce5" office:value-type="date" office:date-value="2015-09-29" calcext:value-type="date">
            <text:p>29/09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05</text:p>
          </table:table-cell>
          <table:table-cell table:style-name="ce4" office:value-type="string" calcext:value-type="string">
            <text:p>S-PARARA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5134</text:p>
          </table:table-cell>
          <table:table-cell table:style-name="ce4" office:value-type="string" calcext:value-type="string">
            <text:p>MT05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CHMB500CTR84-PARAR-5009S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ararrayos 500kV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R-5009 Fase S</text:p>
          </table:table-cell>
          <table:table-cell table:style-name="ce5" office:value-type="date" office:date-value="2015-09-29" calcext:value-type="date">
            <text:p>29/09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05</text:p>
          </table:table-cell>
          <table:table-cell table:style-name="ce4" office:value-type="string" calcext:value-type="string">
            <text:p>S-PARARA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5135</text:p>
          </table:table-cell>
          <table:table-cell table:style-name="ce4" office:value-type="string" calcext:value-type="string">
            <text:p>MT05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CHMB500CTR84-PARAR-5009T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ararrayos 500kV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R-5009 Fase T</text:p>
          </table:table-cell>
          <table:table-cell table:style-name="ce5" office:value-type="date" office:date-value="2015-09-29" calcext:value-type="date">
            <text:p>29/09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05</text:p>
          </table:table-cell>
          <table:table-cell table:style-name="ce4" office:value-type="string" calcext:value-type="string">
            <text:p>S-PARARA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5136</text:p>
          </table:table-cell>
          <table:table-cell table:style-name="ce4" office:value-type="string" calcext:value-type="string">
            <text:p>MT05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CHMB500CRE18-PARAR-5010R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ararrayos 500kV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R-5010 Fase R</text:p>
          </table:table-cell>
          <table:table-cell table:style-name="ce5" office:value-type="date" office:date-value="2015-09-29" calcext:value-type="date">
            <text:p>29/09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05</text:p>
          </table:table-cell>
          <table:table-cell table:style-name="ce4" office:value-type="string" calcext:value-type="string">
            <text:p>S-PARARA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5137</text:p>
          </table:table-cell>
          <table:table-cell table:style-name="ce4" office:value-type="string" calcext:value-type="string">
            <text:p>MT05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CHMB500CRE18-PARAR-5010S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ararrayos 500kV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R-5010 Fase S</text:p>
          </table:table-cell>
          <table:table-cell table:style-name="ce5" office:value-type="date" office:date-value="2015-09-29" calcext:value-type="date">
            <text:p>29/09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05</text:p>
          </table:table-cell>
          <table:table-cell table:style-name="ce4" office:value-type="string" calcext:value-type="string">
            <text:p>S-PARARA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5138</text:p>
          </table:table-cell>
          <table:table-cell table:style-name="ce4" office:value-type="string" calcext:value-type="string">
            <text:p>MT05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CHMB500CRE18-PARAR-5010T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ararrayos 500kV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R-5010 Fase T</text:p>
          </table:table-cell>
          <table:table-cell table:style-name="ce5" office:value-type="date" office:date-value="2015-09-29" calcext:value-type="date">
            <text:p>29/09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05</text:p>
          </table:table-cell>
          <table:table-cell table:style-name="ce4" office:value-type="string" calcext:value-type="string">
            <text:p>S-PARARA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5139</text:p>
          </table:table-cell>
          <table:table-cell table:style-name="ce4" office:value-type="string" calcext:value-type="string">
            <text:p>MT05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CHMB500CRE19-PARAR-5011R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ararrayos 500kV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R-5011 Fase R</text:p>
          </table:table-cell>
          <table:table-cell table:style-name="ce5" office:value-type="date" office:date-value="2015-09-29" calcext:value-type="date">
            <text:p>29/09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05</text:p>
          </table:table-cell>
          <table:table-cell table:style-name="ce4" office:value-type="string" calcext:value-type="string">
            <text:p>S-PARARA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5140</text:p>
          </table:table-cell>
          <table:table-cell table:style-name="ce4" office:value-type="string" calcext:value-type="string">
            <text:p>MT05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CHMB500CRE19-PARAR-5011S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ararrayos 500kV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R-5011 Fase S</text:p>
          </table:table-cell>
          <table:table-cell table:style-name="ce5" office:value-type="date" office:date-value="2015-09-29" calcext:value-type="date">
            <text:p>29/09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05</text:p>
          </table:table-cell>
          <table:table-cell table:style-name="ce4" office:value-type="string" calcext:value-type="string">
            <text:p>S-PARARA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5141</text:p>
          </table:table-cell>
          <table:table-cell table:style-name="ce4" office:value-type="string" calcext:value-type="string">
            <text:p>MT05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CHMB500CRE19-PARAR-5011T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ararrayos 500kV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R-5011 Fase T</text:p>
          </table:table-cell>
          <table:table-cell table:style-name="ce5" office:value-type="date" office:date-value="2015-09-29" calcext:value-type="date">
            <text:p>29/09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05</text:p>
          </table:table-cell>
          <table:table-cell table:style-name="ce4" office:value-type="string" calcext:value-type="string">
            <text:p>S-PARARA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5142</text:p>
          </table:table-cell>
          <table:table-cell table:style-name="ce4" office:value-type="string" calcext:value-type="string">
            <text:p>MT05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CHMB500L5008-PARAR-5012R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ararrayos 500kV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R-5012 Fase R</text:p>
          </table:table-cell>
          <table:table-cell table:style-name="ce5" office:value-type="date" office:date-value="2015-09-29" calcext:value-type="date">
            <text:p>29/09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05</text:p>
          </table:table-cell>
          <table:table-cell table:style-name="ce4" office:value-type="string" calcext:value-type="string">
            <text:p>S-PARARA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5143</text:p>
          </table:table-cell>
          <table:table-cell table:style-name="ce4" office:value-type="string" calcext:value-type="string">
            <text:p>MT05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CHMB500L5008-PARAR-5012S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ararrayos 500kV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R-5012 Fase S</text:p>
          </table:table-cell>
          <table:table-cell table:style-name="ce5" office:value-type="date" office:date-value="2015-09-29" calcext:value-type="date">
            <text:p>29/09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05</text:p>
          </table:table-cell>
          <table:table-cell table:style-name="ce4" office:value-type="string" calcext:value-type="string">
            <text:p>S-PARARA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5144</text:p>
          </table:table-cell>
          <table:table-cell table:style-name="ce4" office:value-type="string" calcext:value-type="string">
            <text:p>MT05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CHMB500L5008-PARAR-5012T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ararrayos 500kV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R-5012 Fase T</text:p>
          </table:table-cell>
          <table:table-cell table:style-name="ce5" office:value-type="date" office:date-value="2015-09-29" calcext:value-type="date">
            <text:p>29/09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05</text:p>
          </table:table-cell>
          <table:table-cell table:style-name="ce4" office:value-type="string" calcext:value-type="string">
            <text:p>S-PARARA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5145</text:p>
          </table:table-cell>
          <table:table-cell table:style-name="ce4" office:value-type="string" calcext:value-type="string">
            <text:p>MT05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CHMB500CRE20-PARAR-5013R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ararrayos 500kV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R-5013 Fase R</text:p>
          </table:table-cell>
          <table:table-cell table:style-name="ce5" office:value-type="date" office:date-value="2015-09-29" calcext:value-type="date">
            <text:p>29/09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05</text:p>
          </table:table-cell>
          <table:table-cell table:style-name="ce4" office:value-type="string" calcext:value-type="string">
            <text:p>S-PARARA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5146</text:p>
          </table:table-cell>
          <table:table-cell table:style-name="ce4" office:value-type="string" calcext:value-type="string">
            <text:p>MT05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CHMB500CRE20-PARAR-5013S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ararrayos 500kV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R-5013 Fase S</text:p>
          </table:table-cell>
          <table:table-cell table:style-name="ce5" office:value-type="date" office:date-value="2015-09-29" calcext:value-type="date">
            <text:p>29/09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05</text:p>
          </table:table-cell>
          <table:table-cell table:style-name="ce4" office:value-type="string" calcext:value-type="string">
            <text:p>S-PARARA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5147</text:p>
          </table:table-cell>
          <table:table-cell table:style-name="ce4" office:value-type="string" calcext:value-type="string">
            <text:p>MT05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CHMB500CRE20-PARAR-5013T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ararrayos 500kV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R-5013 Fase T</text:p>
          </table:table-cell>
          <table:table-cell table:style-name="ce5" office:value-type="date" office:date-value="2015-09-29" calcext:value-type="date">
            <text:p>29/09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05</text:p>
          </table:table-cell>
          <table:table-cell table:style-name="ce4" office:value-type="string" calcext:value-type="string">
            <text:p>S-PARARA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5148</text:p>
          </table:table-cell>
          <table:table-cell table:style-name="ce4" office:value-type="string" calcext:value-type="string">
            <text:p>MT05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CHMB220CTR84-PARAR-2439R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ararrayos 220kV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R-2439 Fase R</text:p>
          </table:table-cell>
          <table:table-cell table:style-name="ce5" office:value-type="date" office:date-value="2015-09-29" calcext:value-type="date">
            <text:p>29/09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05</text:p>
          </table:table-cell>
          <table:table-cell table:style-name="ce4" office:value-type="string" calcext:value-type="string">
            <text:p>S-PARARA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5149</text:p>
          </table:table-cell>
          <table:table-cell table:style-name="ce4" office:value-type="string" calcext:value-type="string">
            <text:p>MT05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CHMB220CTR84-PARAR-2439S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ararrayos 220kV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R-2439 Fase S</text:p>
          </table:table-cell>
          <table:table-cell table:style-name="ce5" office:value-type="date" office:date-value="2015-09-29" calcext:value-type="date">
            <text:p>29/09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05</text:p>
          </table:table-cell>
          <table:table-cell table:style-name="ce4" office:value-type="string" calcext:value-type="string">
            <text:p>S-PARARA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5150</text:p>
          </table:table-cell>
          <table:table-cell table:style-name="ce4" office:value-type="string" calcext:value-type="string">
            <text:p>MT05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CHMB220CTR84-PARAR-2439T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ararrayos 220kV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R-2439 Fase T</text:p>
          </table:table-cell>
          <table:table-cell table:style-name="ce5" office:value-type="date" office:date-value="2015-09-29" calcext:value-type="date">
            <text:p>29/09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05</text:p>
          </table:table-cell>
          <table:table-cell table:style-name="ce4" office:value-type="string" calcext:value-type="string">
            <text:p>S-PARARA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5151</text:p>
          </table:table-cell>
          <table:table-cell table:style-name="ce4" office:value-type="string" calcext:value-type="string">
            <text:p>MT05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CHMB220CTR84-PARAR-2439D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ararrayos 220kV - Reserva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R-2439 Reserva</text:p>
          </table:table-cell>
          <table:table-cell table:style-name="ce5" office:value-type="date" office:date-value="2015-09-29" calcext:value-type="date">
            <text:p>29/09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05</text:p>
          </table:table-cell>
          <table:table-cell table:style-name="ce4" office:value-type="string" calcext:value-type="string">
            <text:p>S-PARARA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5152</text:p>
          </table:table-cell>
          <table:table-cell table:style-name="ce4" office:value-type="string" calcext:value-type="string">
            <text:p>MT05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CHMB500CREN2-PARAR-1252N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ararrayos 500kV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R-1252 Fase N</text:p>
          </table:table-cell>
          <table:table-cell table:style-name="ce5" office:value-type="date" office:date-value="2015-09-29" calcext:value-type="date">
            <text:p>29/09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05</text:p>
          </table:table-cell>
          <table:table-cell table:style-name="ce4" office:value-type="string" calcext:value-type="string">
            <text:p>S-PARARA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7475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ANU220CTR64-PARAR-393 R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ararrayos 220 KV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R-393 Fase R</text:p>
          </table:table-cell>
          <table:table-cell table:style-name="ce5" office:value-type="date" office:date-value="2015-09-29" calcext:value-type="date">
            <text:p>29/09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PARARA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7476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ANU220CTR64-PARAR-393 S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ararrayos 220 KV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R-393 Fase S</text:p>
          </table:table-cell>
          <table:table-cell table:style-name="ce5" office:value-type="date" office:date-value="2015-09-29" calcext:value-type="date">
            <text:p>29/09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PARARA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7477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ANU220CTR64-PARAR-393 T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ararrayos 220 KV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R-393 Fase T</text:p>
          </table:table-cell>
          <table:table-cell table:style-name="ce5" office:value-type="date" office:date-value="2015-09-29" calcext:value-type="date">
            <text:p>29/09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PARARA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7498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ANU132CTR64-PARAR-485 R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ararrayos 132 KV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R-485 Fase R</text:p>
          </table:table-cell>
          <table:table-cell table:style-name="ce5" office:value-type="date" office:date-value="2015-09-29" calcext:value-type="date">
            <text:p>29/09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PARARA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7499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ANU132CTR64-PARAR-485 S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ararrayos 132 KV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R-485 Fase S</text:p>
          </table:table-cell>
          <table:table-cell table:style-name="ce5" office:value-type="date" office:date-value="2015-09-29" calcext:value-type="date">
            <text:p>29/09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PARARA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7500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ANU132CTR64-PARAR-485 T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ararrayos 132 KV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R-485 Fase T</text:p>
          </table:table-cell>
          <table:table-cell table:style-name="ce5" office:value-type="date" office:date-value="2015-09-29" calcext:value-type="date">
            <text:p>29/09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PARARA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8367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TRUJ220L2232-SECCT-330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Seccionador de Tierra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ST-330</text:p>
          </table:table-cell>
          <table:table-cell table:style-name="ce5" office:value-type="date" office:date-value="2015-08-11" calcext:value-type="date">
            <text:p>11/08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SECCIO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9230</text:p>
          </table:table-cell>
          <table:table-cell table:style-name="ce4" office:value-type="string" calcext:value-type="string">
            <text:p>MT14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TRJL500I5060-INTER-5060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Interruptor 500 kV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IN-5060</text:p>
          </table:table-cell>
          <table:table-cell table:style-name="ce5" office:value-type="date" office:date-value="2016-03-10" calcext:value-type="date">
            <text:p>10/03/2016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14</text:p>
          </table:table-cell>
          <table:table-cell table:style-name="ce4" office:value-type="string" calcext:value-type="string">
            <text:p>S-INTE-M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9406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TRUJ138CTR99-TRANT-4514R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ransformador de tensión 138 kV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TT-4514 Fase R</text:p>
          </table:table-cell>
          <table:table-cell table:style-name="ce5" office:value-type="date" office:date-value="2015-09-24" calcext:value-type="date">
            <text:p>24/09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PT-C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9722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ARI013MCOMU-SAUX1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Grupo electrógeno 400 KVA</text:p>
          </table:table-cell>
          <table:table-cell table:style-name="ce4" office:value-type="string" calcext:value-type="string">
            <text:p>E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Servicios Auxiliares 1</text:p>
          </table:table-cell>
          <table:table-cell table:style-name="ce5" office:value-type="date" office:date-value="2015-04-23" calcext:value-type="date">
            <text:p>23/04/2015</text:p>
          </table:table-cell>
          <table:table-cell table:style-name="ce4" office:value-type="string" calcext:value-type="string">
            <text:p>KRUIZ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N-PLANTA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9972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CHIC220MCOMU-ESQGR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C de Gestion</text:p>
          </table:table-cell>
          <table:table-cell table:style-name="ce4" office:value-type="string" calcext:value-type="string">
            <text:p>D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Esquema de Gestión Remota</text:p>
          </table:table-cell>
          <table:table-cell table:style-name="ce5" office:value-type="date" office:date-value="2016-04-04" calcext:value-type="date">
            <text:p>04/04/2016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A-MCOMUN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60098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IUR060L6654-SECCT-694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Seccionador 60 kV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ST-694</text:p>
          </table:table-cell>
          <table:table-cell table:style-name="ce5" office:value-type="date" office:date-value="2015-08-11" calcext:value-type="date">
            <text:p>11/08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SECCIO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60646</text:p>
          </table:table-cell>
          <table:table-cell table:style-name="ce4"/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/>
          <table:table-cell table:style-name="ce4" office:value-type="string" calcext:value-type="string">
            <text:p>DISP NOAC PTBO</text:p>
          </table:table-cell>
          <table:table-cell table:style-name="ce4" office:value-type="string" calcext:value-type="string">
            <text:p>Seccionador de Tierra 60 Kv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/>
          <table:table-cell table:style-name="ce5" office:value-type="date" office:date-value="2015-12-28" calcext:value-type="date">
            <text:p>28/12/2015</text:p>
          </table:table-cell>
          <table:table-cell table:style-name="ce4" office:value-type="string" calcext:value-type="string">
            <text:p>HALLCA</text:p>
          </table:table-cell>
          <table:table-cell table:style-name="ce4"/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SECCIO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025907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MAFRDTNEP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Medicion de aislamiento DC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AF Subestaciones DT Norte</text:p>
          </table:table-cell>
          <table:table-cell table:style-name="ce5" office:value-type="date" office:date-value="2014-08-22" calcext:value-type="date">
            <text:p>22/08/2014</text:p>
          </table:table-cell>
          <table:table-cell table:style-name="ce4" office:value-type="string" calcext:value-type="string">
            <text:p>DPADILL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A-MAF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026431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MAFRDTNEP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Medicion de aislamiento DC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AF Subestaciones DT Norte</text:p>
          </table:table-cell>
          <table:table-cell table:style-name="ce5" office:value-type="date" office:date-value="2014-08-22" calcext:value-type="date">
            <text:p>22/08/2014</text:p>
          </table:table-cell>
          <table:table-cell table:style-name="ce4" office:value-type="string" calcext:value-type="string">
            <text:p>DPADILL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A-MAF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026432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MAFRDTNEP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Medición de aislamiento DC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AF Subestaciones DT Norte</text:p>
          </table:table-cell>
          <table:table-cell table:style-name="ce5" office:value-type="date" office:date-value="2014-08-22" calcext:value-type="date">
            <text:p>22/08/2014</text:p>
          </table:table-cell>
          <table:table-cell table:style-name="ce4" office:value-type="string" calcext:value-type="string">
            <text:p>DPADILL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A-MAF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38174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ANU066CTR10-PARAR-616 R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ararrayos 66 KV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#N/A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R-616 Fase R</text:p>
          </table:table-cell>
          <table:table-cell table:style-name="ce5" office:value-type="date" office:date-value="2015-09-29" calcext:value-type="date">
            <text:p>29/09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PARARA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38175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ANU066CTR10-PARAR-616 S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ararrayos 66 KV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#N/A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R-616 Fase S</text:p>
          </table:table-cell>
          <table:table-cell table:style-name="ce5" office:value-type="date" office:date-value="2015-09-29" calcext:value-type="date">
            <text:p>29/09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PARARA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38176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ANU066CTR10-PARAR-616 T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ararrayos 66 KV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#N/A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R-616 Fase T</text:p>
          </table:table-cell>
          <table:table-cell table:style-name="ce5" office:value-type="date" office:date-value="2015-09-29" calcext:value-type="date">
            <text:p>29/09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PARARA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26039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TRUJ220TRF12-AUTOT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Autotransformador 220/138/10kV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CT12-211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Autotransformador AT12-211</text:p>
          </table:table-cell>
          <table:table-cell table:style-name="ce5" office:value-type="date" office:date-value="2015-07-06" calcext:value-type="date">
            <text:p>06/07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TRAFO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27607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CHIC220TRF14-TRAFO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ransformador 220/60/0,38 KV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CT14-26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Transformador de Potencia T14-260</text:p>
          </table:table-cell>
          <table:table-cell table:style-name="ce5" office:value-type="date" office:date-value="2016-04-04" calcext:value-type="date">
            <text:p>04/04/2016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TRAFO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27535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CHICSVCTRF24-TRAFO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ransformador 60/8 KV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CT24-61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Transformador de Potencia T24-61</text:p>
          </table:table-cell>
          <table:table-cell table:style-name="ce5" office:value-type="date" office:date-value="2016-04-04" calcext:value-type="date">
            <text:p>04/04/2016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TRAFO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39214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IUR010CTR32-INTER-1300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Interruptor 10 kV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IN-130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IN-1300</text:p>
          </table:table-cell>
          <table:table-cell table:style-name="ce5" office:value-type="date" office:date-value="2015-07-23" calcext:value-type="date">
            <text:p>23/07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INTE-M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38183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ANU066CTR10-PARAR-601 R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ararrayos 66 KV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PC-601 R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C-601 Fase R</text:p>
          </table:table-cell>
          <table:table-cell table:style-name="ce5" office:value-type="date" office:date-value="2015-09-29" calcext:value-type="date">
            <text:p>29/09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PARARA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38184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ANU066CTR10-PARAR-601 S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ararrayos 66 KV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PC-601 S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C-601 Fase S</text:p>
          </table:table-cell>
          <table:table-cell table:style-name="ce5" office:value-type="date" office:date-value="2015-09-29" calcext:value-type="date">
            <text:p>29/09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PARARA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38185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ANU066CTR10-PARAR-601 T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ararrayos 66 KV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PC-601 T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C-601 Fase T</text:p>
          </table:table-cell>
          <table:table-cell table:style-name="ce5" office:value-type="date" office:date-value="2015-09-29" calcext:value-type="date">
            <text:p>29/09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PARARA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32115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IUR010CTR32-PARAR-197 R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ararrayos 10kV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PR-197 R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R-197 Fase R</text:p>
          </table:table-cell>
          <table:table-cell table:style-name="ce5" office:value-type="date" office:date-value="2015-09-29" calcext:value-type="date">
            <text:p>29/09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PARARA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32116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IUR010CTR32-PARAR-197 S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ararrayos 10kV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PR-197 S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R-197 Fase S</text:p>
          </table:table-cell>
          <table:table-cell table:style-name="ce5" office:value-type="date" office:date-value="2015-09-29" calcext:value-type="date">
            <text:p>29/09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PARARA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32117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IUR010CTR32-PARAR-197 T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ararrayos 10kV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PR-197 T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R-197 Fase T</text:p>
          </table:table-cell>
          <table:table-cell table:style-name="ce5" office:value-type="date" office:date-value="2015-09-29" calcext:value-type="date">
            <text:p>29/09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PARARA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38165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ANU220CTR10-PARAR-275 R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ararrayos 220 KV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PR-275 R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R-275 Fase R</text:p>
          </table:table-cell>
          <table:table-cell table:style-name="ce5" office:value-type="date" office:date-value="2016-06-02" calcext:value-type="date">
            <text:p>02/06/2016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PARARA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38166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ANU220CTR10-PARAR-275 S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ararrayos 220 KV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PR-275 S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R-275 Fase S</text:p>
          </table:table-cell>
          <table:table-cell table:style-name="ce5" office:value-type="date" office:date-value="2016-06-02" calcext:value-type="date">
            <text:p>02/06/2016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PARARA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38167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ANU220CTR10-PARAR-275 T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ararrayos 220 KV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PR-275 T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R-275 Fase T</text:p>
          </table:table-cell>
          <table:table-cell table:style-name="ce5" office:value-type="date" office:date-value="2016-06-02" calcext:value-type="date">
            <text:p>02/06/2016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PARARA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38168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ANU220CTR18-PARAR-301 R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ararrayos 220 KV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PR-301 R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R-301 Fase R</text:p>
          </table:table-cell>
          <table:table-cell table:style-name="ce5" office:value-type="date" office:date-value="2016-06-02" calcext:value-type="date">
            <text:p>02/06/2016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PARARA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38169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ANU220CTR18-PARAR-301 S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ararrayos 220 KV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PR-301 S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R-301 Fase S</text:p>
          </table:table-cell>
          <table:table-cell table:style-name="ce5" office:value-type="date" office:date-value="2016-06-02" calcext:value-type="date">
            <text:p>02/06/2016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PARARA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38170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ANU220CTR18-PARAR-301 T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ararrayos 220 KV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PR-301 T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R-301 Fase T</text:p>
          </table:table-cell>
          <table:table-cell table:style-name="ce5" office:value-type="date" office:date-value="2016-06-02" calcext:value-type="date">
            <text:p>02/06/2016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PARARA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38162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ANU220CRE08-PARAR-302 R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ararrayos 220 KV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PR-302 R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R-302 Fase R</text:p>
          </table:table-cell>
          <table:table-cell table:style-name="ce5" office:value-type="date" office:date-value="2015-09-29" calcext:value-type="date">
            <text:p>29/09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PARARA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38163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ANU220CRE08-PARAR-302 S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ararrayos 220 KV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PR-302 S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R-302 Fase S</text:p>
          </table:table-cell>
          <table:table-cell table:style-name="ce5" office:value-type="date" office:date-value="2015-09-29" calcext:value-type="date">
            <text:p>29/09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PARARA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38164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ANU220CRE08-PARAR-302 T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ararrayos 220 KV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PR-302 T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R-302 Fase T</text:p>
          </table:table-cell>
          <table:table-cell table:style-name="ce5" office:value-type="date" office:date-value="2015-09-29" calcext:value-type="date">
            <text:p>29/09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PARARA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4948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ANU220L2279-PARAR-384 R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ararrayos 200 kV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PR-384 R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R-384 Fase R</text:p>
          </table:table-cell>
          <table:table-cell table:style-name="ce5" office:value-type="date" office:date-value="2015-09-29" calcext:value-type="date">
            <text:p>29/09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PARARA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4949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ANU220L2279-PARAR-384 S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ararrayos 200 kV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PR-384 S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R-384 Fase S</text:p>
          </table:table-cell>
          <table:table-cell table:style-name="ce5" office:value-type="date" office:date-value="2015-09-29" calcext:value-type="date">
            <text:p>29/09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PARARA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4950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ANU220L2279-PARAR-384 T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ararrayos 200 kV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PR-384 T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R-384 Fase T</text:p>
          </table:table-cell>
          <table:table-cell table:style-name="ce5" office:value-type="date" office:date-value="2015-09-29" calcext:value-type="date">
            <text:p>29/09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PARARA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4945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ANU220L2216-PARAR-385 R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ararrayos 220 kV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PR--385 R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R-385 Fase R</text:p>
          </table:table-cell>
          <table:table-cell table:style-name="ce5" office:value-type="date" office:date-value="2015-09-29" calcext:value-type="date">
            <text:p>29/09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PARARA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4946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ANU220L2216-PARAR-385 S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ararrayos 220 kV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PR--385 S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R-385 Fase S</text:p>
          </table:table-cell>
          <table:table-cell table:style-name="ce5" office:value-type="date" office:date-value="2015-09-29" calcext:value-type="date">
            <text:p>29/09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PARARA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4947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ANU220L2216-PARAR-385 T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ararrayos 220 kV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PR--385 T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R-385 Fase T</text:p>
          </table:table-cell>
          <table:table-cell table:style-name="ce5" office:value-type="date" office:date-value="2015-09-29" calcext:value-type="date">
            <text:p>29/09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PARARA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38171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ANU132CTR10-PARAR-401 R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ararrayos 132 kV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PR-401 R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R-401 Fase R</text:p>
          </table:table-cell>
          <table:table-cell table:style-name="ce5" office:value-type="date" office:date-value="2016-06-02" calcext:value-type="date">
            <text:p>02/06/2016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PARARA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38172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ANU132CTR10-PARAR-401 S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ararrayos 132 kV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PR-401 S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R-401 Fase S</text:p>
          </table:table-cell>
          <table:table-cell table:style-name="ce5" office:value-type="date" office:date-value="2016-06-02" calcext:value-type="date">
            <text:p>02/06/2016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PARARA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38173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ANU132CTR10-PARAR-401 T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ararrayos 132 kV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PR-401 T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R-401 Fase T</text:p>
          </table:table-cell>
          <table:table-cell table:style-name="ce5" office:value-type="date" office:date-value="2016-06-02" calcext:value-type="date">
            <text:p>02/06/2016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PARARA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38177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ANU066CTR18-PARAR-623 R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ararrayos 66 KV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PR-623 R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R-623 Fase R</text:p>
          </table:table-cell>
          <table:table-cell table:style-name="ce5" office:value-type="date" office:date-value="2015-09-29" calcext:value-type="date">
            <text:p>29/09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PARARA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38178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ANU066CTR18-PARAR-623 S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ararrayos 66 KV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PR-623 S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R-623 Fase S</text:p>
          </table:table-cell>
          <table:table-cell table:style-name="ce5" office:value-type="date" office:date-value="2015-09-29" calcext:value-type="date">
            <text:p>29/09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PARARA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38179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ANU066CTR18-PARAR-623 T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ararrayos 66 KV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PR-623 T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R-623 Fase T</text:p>
          </table:table-cell>
          <table:table-cell table:style-name="ce5" office:value-type="date" office:date-value="2015-09-29" calcext:value-type="date">
            <text:p>29/09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PARARA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38180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ANU066CTR18-PARAR-624 R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ararrayos 66 KV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PR-624 R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R-624 Fase R</text:p>
          </table:table-cell>
          <table:table-cell table:style-name="ce5" office:value-type="date" office:date-value="2015-09-29" calcext:value-type="date">
            <text:p>29/09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PARARA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38181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ANU066CTR18-PARAR-624 S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ararrayos 66 KV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PR-624 S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R-624 Fase S</text:p>
          </table:table-cell>
          <table:table-cell table:style-name="ce5" office:value-type="date" office:date-value="2015-09-29" calcext:value-type="date">
            <text:p>29/09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PARARA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38182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ANU066CTR18-PARAR-624 T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ararrayos 66 KV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PR-624 T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R-624 Fase T</text:p>
          </table:table-cell>
          <table:table-cell table:style-name="ce5" office:value-type="date" office:date-value="2015-09-29" calcext:value-type="date">
            <text:p>29/09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PARARA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38087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IUR060CTR32-PARAR-625 R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ararrayos 60kV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PR-625 R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R-625 Fase R</text:p>
          </table:table-cell>
          <table:table-cell table:style-name="ce5" office:value-type="date" office:date-value="2015-09-29" calcext:value-type="date">
            <text:p>29/09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PARARA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38088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IUR060CTR32-PARAR-625 S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ararrayos 60kV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PR-625 S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R-625 Fase S</text:p>
          </table:table-cell>
          <table:table-cell table:style-name="ce5" office:value-type="date" office:date-value="2015-09-29" calcext:value-type="date">
            <text:p>29/09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PARARA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38089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IUR060CTR32-PARAR-625 T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ararrayos 60kV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PR-625 T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R-625 Fase T</text:p>
          </table:table-cell>
          <table:table-cell table:style-name="ce5" office:value-type="date" office:date-value="2015-09-29" calcext:value-type="date">
            <text:p>29/09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PARARA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38186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ANU066CTR56-PARAR-648 R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ararrayos 66 KV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PR-648 R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R-648 Fase R</text:p>
          </table:table-cell>
          <table:table-cell table:style-name="ce5" office:value-type="date" office:date-value="2015-09-29" calcext:value-type="date">
            <text:p>29/09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PARARA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38187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ANU066CTR56-PARAR-648 S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ararrayos 66 KV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PR-648 S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R-648 Fase S</text:p>
          </table:table-cell>
          <table:table-cell table:style-name="ce5" office:value-type="date" office:date-value="2015-09-29" calcext:value-type="date">
            <text:p>29/09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PARARA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38188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ANU066CTR56-PARAR-648 T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ararrayos 66 KV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PR-648 T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R-648 Fase T</text:p>
          </table:table-cell>
          <table:table-cell table:style-name="ce5" office:value-type="date" office:date-value="2015-09-29" calcext:value-type="date">
            <text:p>29/09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PARARA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0682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ZORR220CBARA-SECCN-3261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Seccionador de Línea 220 KV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SA-3261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SA-3261</text:p>
          </table:table-cell>
          <table:table-cell table:style-name="ce5" office:value-type="date" office:date-value="2015-08-11" calcext:value-type="date">
            <text:p>11/08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SECCIO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0677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ZORR220CBARA-SECCN-3271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Seccionador de Línea 220 KV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SA-3271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SA-3271</text:p>
          </table:table-cell>
          <table:table-cell table:style-name="ce5" office:value-type="date" office:date-value="2015-08-11" calcext:value-type="date">
            <text:p>11/08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SECCIO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0680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ZORR220L2249-SECCN-3259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Seccionador de Línea 220 KV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SB-3259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SB-3259</text:p>
          </table:table-cell>
          <table:table-cell table:style-name="ce5" office:value-type="date" office:date-value="2016-06-02" calcext:value-type="date">
            <text:p>02/06/2016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SECCIO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28225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IUR220TRF32-TRAFO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ransformador 220/60/10kV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T32-261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Transformador de Potencia T32-261</text:p>
          </table:table-cell>
          <table:table-cell table:style-name="ce5" office:value-type="date" office:date-value="2015-11-09" calcext:value-type="date">
            <text:p>09/11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TRAFO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39946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IUR010CTR32-TRANC-267 R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ransformador de Corriente Buje 10kV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TC-267 R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TC-267 Fase R</text:p>
          </table:table-cell>
          <table:table-cell table:style-name="ce5" office:value-type="date" office:date-value="2012-03-28" calcext:value-type="date">
            <text:p>28/03/2012</text:p>
          </table:table-cell>
          <table:table-cell table:style-name="ce4" office:value-type="string" calcext:value-type="string">
            <text:p>SASTO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CT-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39947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IUR010CTR32-TRANC-267 S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ransformador de Corriente Buje 10kV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TC-267 S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TC-267 Fase S</text:p>
          </table:table-cell>
          <table:table-cell table:style-name="ce5" office:value-type="date" office:date-value="2012-03-28" calcext:value-type="date">
            <text:p>28/03/2012</text:p>
          </table:table-cell>
          <table:table-cell table:style-name="ce4" office:value-type="string" calcext:value-type="string">
            <text:p>SASTO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CT-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39948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IUR010CTR32-TRANC-267 T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ransformador de Corriente Buje 10kV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TC-267 T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TC-267 Fase T</text:p>
          </table:table-cell>
          <table:table-cell table:style-name="ce5" office:value-type="date" office:date-value="2012-03-28" calcext:value-type="date">
            <text:p>28/03/2012</text:p>
          </table:table-cell>
          <table:table-cell table:style-name="ce4" office:value-type="string" calcext:value-type="string">
            <text:p>SASTO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CT-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39940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IUR060CTR32-TRANC-678 R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ransformador de Corriente Buje 60kV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TC-678 R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TC-678 Fase R</text:p>
          </table:table-cell>
          <table:table-cell table:style-name="ce5" office:value-type="date" office:date-value="2012-03-28" calcext:value-type="date">
            <text:p>28/03/2012</text:p>
          </table:table-cell>
          <table:table-cell table:style-name="ce4" office:value-type="string" calcext:value-type="string">
            <text:p>SASTO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CT-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39941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IUR060CTR32-TRANC-678 S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ransformador de Corriente Buje 60kV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TC-678 S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TC-678 Fase S</text:p>
          </table:table-cell>
          <table:table-cell table:style-name="ce5" office:value-type="date" office:date-value="2012-03-28" calcext:value-type="date">
            <text:p>28/03/2012</text:p>
          </table:table-cell>
          <table:table-cell table:style-name="ce4" office:value-type="string" calcext:value-type="string">
            <text:p>SASTO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CT-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39942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IUR060CTR32-TRANC-678 T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ransformador de Corriente Buje 60kV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TC-678 T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TC-678 Fase T</text:p>
          </table:table-cell>
          <table:table-cell table:style-name="ce5" office:value-type="date" office:date-value="2012-03-28" calcext:value-type="date">
            <text:p>28/03/2012</text:p>
          </table:table-cell>
          <table:table-cell table:style-name="ce4" office:value-type="string" calcext:value-type="string">
            <text:p>SASTO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CT-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38707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IUR060CTR32-TRANT-628 T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ransformador de Tensión 60kV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TT-628 T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TT-628 Fase T</text:p>
          </table:table-cell>
          <table:table-cell table:style-name="ce5" office:value-type="date" office:date-value="2015-09-24" calcext:value-type="date">
            <text:p>24/09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S-PT-C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37001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2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ZORR060L6665-ESQPR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Relé 21 Distancia</text:p>
          </table:table-cell>
          <table:table-cell table:style-name="ce4" office:value-type="string" calcext:value-type="string">
            <text:p>B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Esquema de Protección</text:p>
          </table:table-cell>
          <table:table-cell table:style-name="ce5" office:value-type="date" office:date-value="2013-10-18" calcext:value-type="date">
            <text:p>18/10/2013</text:p>
          </table:table-cell>
          <table:table-cell table:style-name="ce4" office:value-type="string" calcext:value-type="string">
            <text:p>DPADILL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A-PROTEC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0225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2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IUR220MCOMU-ESQCO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Gateway</text:p>
          </table:table-cell>
          <table:table-cell table:style-name="ce4" office:value-type="string" calcext:value-type="string">
            <text:p>D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Esquema de Control</text:p>
          </table:table-cell>
          <table:table-cell table:style-name="ce5" office:value-type="date" office:date-value="2015-08-12" calcext:value-type="date">
            <text:p>12/08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A-S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4960</text:p>
          </table:table-cell>
          <table:table-cell table:style-name="ce4" office:value-type="string" calcext:value-type="string">
            <text:p>MT05</text:p>
          </table:table-cell>
          <table:table-cell table:style-name="ce4" office:value-type="string" calcext:value-type="string">
            <text:p>38E10002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TRJL500L5008-ESQME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Contador de Energía</text:p>
          </table:table-cell>
          <table:table-cell table:style-name="ce4" office:value-type="string" calcext:value-type="string">
            <text:p>D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Esquema de Medición</text:p>
          </table:table-cell>
          <table:table-cell table:style-name="ce5" office:value-type="date" office:date-value="2014-12-30" calcext:value-type="date">
            <text:p>30/12/2014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05</text:p>
          </table:table-cell>
          <table:table-cell table:style-name="ce4" office:value-type="string" calcext:value-type="string">
            <text:p>A-CONTAD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9695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2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ARI220MCOMU-ESQCO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Gateway</text:p>
          </table:table-cell>
          <table:table-cell table:style-name="ce4" office:value-type="string" calcext:value-type="string">
            <text:p>D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Esquema de control</text:p>
          </table:table-cell>
          <table:table-cell table:style-name="ce5" office:value-type="date" office:date-value="2015-07-20" calcext:value-type="date">
            <text:p>20/07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A-S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9697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2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ARI013MCOMU-SAUX1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Controlador de bahía</text:p>
          </table:table-cell>
          <table:table-cell table:style-name="ce4" office:value-type="string" calcext:value-type="string">
            <text:p>D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Servicios Auxiliares 1</text:p>
          </table:table-cell>
          <table:table-cell table:style-name="ce5" office:value-type="date" office:date-value="2015-04-23" calcext:value-type="date">
            <text:p>23/04/2015</text:p>
          </table:table-cell>
          <table:table-cell table:style-name="ce4" office:value-type="string" calcext:value-type="string">
            <text:p>KRUIZ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A-CTR-ME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9730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2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IUR220L2248-ESQTE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eleprotección</text:p>
          </table:table-cell>
          <table:table-cell table:style-name="ce4" office:value-type="string" calcext:value-type="string">
            <text:p>G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Esquema de Telecomunicaciones</text:p>
          </table:table-cell>
          <table:table-cell table:style-name="ce5" office:value-type="date" office:date-value="2015-03-10" calcext:value-type="date">
            <text:p>10/03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A-PLP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61453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2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CHIM220I2370-ESQPR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Relé 25 Verificación Sincronismo</text:p>
          </table:table-cell>
          <table:table-cell table:style-name="ce4" office:value-type="string" calcext:value-type="string">
            <text:p>B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Esquema de Protección</text:p>
          </table:table-cell>
          <table:table-cell table:style-name="ce5"/>
          <table:table-cell table:style-name="ce4"/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A-PROTEC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62601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2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GUAD220MCOMU-ESQGR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Computador de Gestión</text:p>
          </table:table-cell>
          <table:table-cell table:style-name="ce4" office:value-type="string" calcext:value-type="string">
            <text:p>D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Esquema de Gestión Remota</text:p>
          </table:table-cell>
          <table:table-cell table:style-name="ce5" office:value-type="date" office:date-value="2016-01-15" calcext:value-type="date">
            <text:p>15/01/2016</text:p>
          </table:table-cell>
          <table:table-cell table:style-name="ce4" office:value-type="string" calcext:value-type="string">
            <text:p>MVIDALON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A-RED-GE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6496</text:p>
          </table:table-cell>
          <table:table-cell table:style-name="ce4" office:value-type="string" calcext:value-type="string">
            <text:p>MT11</text:p>
          </table:table-cell>
          <table:table-cell table:style-name="ce4" office:value-type="string" calcext:value-type="string">
            <text:p>38E10002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LNIN220L2239-ESQCO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Controlador de Bahía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C-640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Esquema de Control</text:p>
          </table:table-cell>
          <table:table-cell table:style-name="ce5" office:value-type="date" office:date-value="2015-11-09" calcext:value-type="date">
            <text:p>09/11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11</text:p>
          </table:table-cell>
          <table:table-cell table:style-name="ce4" office:value-type="string" calcext:value-type="string">
            <text:p>A-CTR-ME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6491</text:p>
          </table:table-cell>
          <table:table-cell table:style-name="ce4" office:value-type="string" calcext:value-type="string">
            <text:p>MT11</text:p>
          </table:table-cell>
          <table:table-cell table:style-name="ce4" office:value-type="string" calcext:value-type="string">
            <text:p>38E10002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LNIN220CAC01-ESQCO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Controlador de Bahía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C-6406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Esquema de Control</text:p>
          </table:table-cell>
          <table:table-cell table:style-name="ce5" office:value-type="date" office:date-value="2015-11-09" calcext:value-type="date">
            <text:p>09/11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11</text:p>
          </table:table-cell>
          <table:table-cell table:style-name="ce4" office:value-type="string" calcext:value-type="string">
            <text:p>A-CTR-ME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6488</text:p>
          </table:table-cell>
          <table:table-cell table:style-name="ce4" office:value-type="string" calcext:value-type="string">
            <text:p>MT11</text:p>
          </table:table-cell>
          <table:table-cell table:style-name="ce4" office:value-type="string" calcext:value-type="string">
            <text:p>38E10002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LNIN220CAC01-ESQPR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Relé 50/51 Sobrecorriente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P-6406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Esquema de Protección</text:p>
          </table:table-cell>
          <table:table-cell table:style-name="ce5" office:value-type="date" office:date-value="2015-11-09" calcext:value-type="date">
            <text:p>09/11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11</text:p>
          </table:table-cell>
          <table:table-cell table:style-name="ce4" office:value-type="string" calcext:value-type="string">
            <text:p>A-PROTEC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4841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2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CHIM220L2233-ESQPR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Relé 21 Distanci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P-7200 PRINCIPAL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Esquema de Protección</text:p>
          </table:table-cell>
          <table:table-cell table:style-name="ce5" office:value-type="date" office:date-value="2016-05-18" calcext:value-type="date">
            <text:p>18/05/2016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A-PROTEC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6492</text:p>
          </table:table-cell>
          <table:table-cell table:style-name="ce4" office:value-type="string" calcext:value-type="string">
            <text:p>MT11</text:p>
          </table:table-cell>
          <table:table-cell table:style-name="ce4" office:value-type="string" calcext:value-type="string">
            <text:p>38E10002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LNIN220L2239-ESQPR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Relé 21 Distanci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PRINCIPAL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Esquema de Protección</text:p>
          </table:table-cell>
          <table:table-cell table:style-name="ce5" office:value-type="date" office:date-value="2016-05-23" calcext:value-type="date">
            <text:p>23/05/2016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11</text:p>
          </table:table-cell>
          <table:table-cell table:style-name="ce4" office:value-type="string" calcext:value-type="string">
            <text:p>A-PROTEC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6255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2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GUAD220L2237-ESQPR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Relé 21 Distancia c/CB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PRINCIPAL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Esquema de Protección</text:p>
          </table:table-cell>
          <table:table-cell table:style-name="ce5" office:value-type="date" office:date-value="2016-05-23" calcext:value-type="date">
            <text:p>23/05/2016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A-PROTEC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6257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2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GUAD220L2235-ESQPR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Relé 21 Distancia c/CB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PRINCIPAL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Esquema de Protección</text:p>
          </table:table-cell>
          <table:table-cell table:style-name="ce5" office:value-type="date" office:date-value="2016-05-23" calcext:value-type="date">
            <text:p>23/05/2016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A-PROTEC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6293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2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GUAD220L2236-ESQPR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Relé 21 Distancia</text:p>
          </table:table-cell>
          <table:table-cell table:style-name="ce4"/>
          <table:table-cell table:style-name="ce4" office:value-type="string" calcext:value-type="string">
            <text:p>PRINCIPAL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Esquema de Protección</text:p>
          </table:table-cell>
          <table:table-cell table:style-name="ce5" office:value-type="date" office:date-value="2016-05-23" calcext:value-type="date">
            <text:p>23/05/2016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A-PROTEC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60399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2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GUAD220L2234-ESQPR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Relé 21 distanci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PRINCIPAL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Esquema de Protección</text:p>
          </table:table-cell>
          <table:table-cell table:style-name="ce5" office:value-type="date" office:date-value="2016-05-23" calcext:value-type="date">
            <text:p>23/05/2016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A-PROTEC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62160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2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TRUJ220L2233-ESQPR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Relé 21 Distanci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PRINCIPAL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Esquema de Protección</text:p>
          </table:table-cell>
          <table:table-cell table:style-name="ce5" office:value-type="date" office:date-value="2016-05-20" calcext:value-type="date">
            <text:p>20/05/2016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A-PROTEC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6493</text:p>
          </table:table-cell>
          <table:table-cell table:style-name="ce4" office:value-type="string" calcext:value-type="string">
            <text:p>MT11</text:p>
          </table:table-cell>
          <table:table-cell table:style-name="ce4" office:value-type="string" calcext:value-type="string">
            <text:p>38E10002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LNIN220L2239-ESQPR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Relé 21 Distanci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RESPALDO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Esquema de Protección</text:p>
          </table:table-cell>
          <table:table-cell table:style-name="ce5" office:value-type="date" office:date-value="2016-05-23" calcext:value-type="date">
            <text:p>23/05/2016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11</text:p>
          </table:table-cell>
          <table:table-cell table:style-name="ce4" office:value-type="string" calcext:value-type="string">
            <text:p>A-PROTEC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6256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2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GUAD220L2237-ESQPR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Relé 21 Distancia c/CB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RESPALDO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Esquema de Protección</text:p>
          </table:table-cell>
          <table:table-cell table:style-name="ce5" office:value-type="date" office:date-value="2016-05-23" calcext:value-type="date">
            <text:p>23/05/2016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A-PROTEC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6258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2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GUAD220L2235-ESQPR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Relé 21 Distancia c/CB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RESPALDO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Esquema de Protección</text:p>
          </table:table-cell>
          <table:table-cell table:style-name="ce5" office:value-type="date" office:date-value="2016-05-23" calcext:value-type="date">
            <text:p>23/05/2016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A-PROTEC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6294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2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GUAD220L2236-ESQPR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Relé 21 Distancia</text:p>
          </table:table-cell>
          <table:table-cell table:style-name="ce4"/>
          <table:table-cell table:style-name="ce4" office:value-type="string" calcext:value-type="string">
            <text:p>RESPALDO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Esquema de Protección</text:p>
          </table:table-cell>
          <table:table-cell table:style-name="ce5" office:value-type="date" office:date-value="2016-05-23" calcext:value-type="date">
            <text:p>23/05/2016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A-PROTEC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60400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2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GUAD220L2234-ESQPR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Relé 21 distanci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RESPALDO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Esquema de Protección</text:p>
          </table:table-cell>
          <table:table-cell table:style-name="ce5" office:value-type="date" office:date-value="2016-05-23" calcext:value-type="date">
            <text:p>23/05/2016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A-PROTEC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62342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2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TRUJ220L2233-ESQPR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Relé 21 Distanci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RESPALDO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Esquema de Protección</text:p>
          </table:table-cell>
          <table:table-cell table:style-name="ce5" office:value-type="date" office:date-value="2016-05-20" calcext:value-type="date">
            <text:p>20/05/2016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A-PROTEC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21890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13PANUHUA-BARR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12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13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13 Sector Barranca T1-T26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21893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13PANUHUA-BARR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15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13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13 Sector Barranca T1-T26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21894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13PANUHUA-BARR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16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13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13 Sector Barranca T1-T26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21895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13PANUHUA-BARR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17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13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13 Sector Barranca T1-T26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21896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13PANUHUA-BARR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18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13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13 Sector Barranca T1-T26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21900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13PANUHUA-BARR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22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13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13 Sector Barranca T1-T26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21901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13PANUHUA-BARR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23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13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13 Sector Barranca T1-T26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21902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13PANUHUA-BARR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24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13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13 Sector Barranca T1-T26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21903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13PANUHUA-BARR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25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13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13 Sector Barranca T1-T26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21906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13PANUHUA-SUPE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28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13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13 Sector Supe T27-T54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21908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13PANUHUA-SUPE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30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13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13 Sector Supe T27-T54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21918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13PANUHUA-SUPE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40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13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13 Sector Supe T27-T54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21920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13PANUHUA-SUPE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42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13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13 Sector Supe T27-T54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21925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13PANUHUA-SUPE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47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13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13 Sector Supe T27-T54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21926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13PANUHUA-SUPE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48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13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13 Sector Supe T27-T54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21927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13PANUHUA-SUPE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49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13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13 Sector Supe T27-T54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21928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13PANUHUA-SUPE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50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13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13 Sector Supe T27-T54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21929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13PANUHUA-SUPE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51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13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13 Sector Supe T27-T54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21934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13PANUHUA-VEGUE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56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13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13 Sector Vegueta T55-T105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21937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13PANUHUA-VEGUE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59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13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13 Sector Vegueta T55-T105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21938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13PANUHUA-VEGUE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60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13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13 Sector Vegueta T55-T105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21943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13PANUHUA-VEGUE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65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13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13 Sector Vegueta T55-T105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21950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13PANUHUA-VEGUE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72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13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13 Sector Vegueta T55-T105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21951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13PANUHUA-VEGUE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73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13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13 Sector Vegueta T55-T105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21952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13PANUHUA-VEGUE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74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13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13 Sector Vegueta T55-T105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21955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13PANUHUA-VEGUE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77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13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13 Sector Vegueta T55-T105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21956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13PANUHUA-VEGUE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78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13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13 Sector Vegueta T55-T105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21959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13PANUHUA-VEGUE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81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13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13 Sector Vegueta T55-T105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21997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13PANUHUA-ACAR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119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13 VE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13 Sector Acaray T113-T119</text:p>
          </table:table-cell>
          <table:table-cell table:style-name="ce5" office:value-type="date" office:date-value="2015-04-29" calcext:value-type="date">
            <text:p>29/04/2015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21371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15CHIPANU-NEPE1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79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15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15 Sector Nepeña T54-T82</text:p>
          </table:table-cell>
          <table:table-cell table:style-name="ce5" office:value-type="date" office:date-value="2014-09-23" calcext:value-type="date">
            <text:p>23/09/2014</text:p>
          </table:table-cell>
          <table:table-cell table:style-name="ce4" office:value-type="string" calcext:value-type="string">
            <text:p>RFELIX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21398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15CHIPANU-TORTU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106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15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15 Sector Tortugas T104-P162</text:p>
          </table:table-cell>
          <table:table-cell table:style-name="ce5" office:value-type="date" office:date-value="2015-04-23" calcext:value-type="date">
            <text:p>23/04/2015</text:p>
          </table:table-cell>
          <table:table-cell table:style-name="ce4" office:value-type="string" calcext:value-type="string">
            <text:p>KRUIZ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21407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15CHIPANU-TORTU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115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15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15 Sector Tortugas T104-P162</text:p>
          </table:table-cell>
          <table:table-cell table:style-name="ce5" office:value-type="date" office:date-value="2015-04-23" calcext:value-type="date">
            <text:p>23/04/2015</text:p>
          </table:table-cell>
          <table:table-cell table:style-name="ce4" office:value-type="string" calcext:value-type="string">
            <text:p>KRUIZ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21437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15CHIPANU-TORTU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145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15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15 Sector Tortugas T104-P162</text:p>
          </table:table-cell>
          <table:table-cell table:style-name="ce5" office:value-type="date" office:date-value="2015-04-23" calcext:value-type="date">
            <text:p>23/04/2015</text:p>
          </table:table-cell>
          <table:table-cell table:style-name="ce4" office:value-type="string" calcext:value-type="string">
            <text:p>KRUIZ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21469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15CHIPANU-CASM1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177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15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15 Sector Casma T163-T180</text:p>
          </table:table-cell>
          <table:table-cell table:style-name="ce5" office:value-type="date" office:date-value="2015-04-23" calcext:value-type="date">
            <text:p>23/04/2015</text:p>
          </table:table-cell>
          <table:table-cell table:style-name="ce4" office:value-type="string" calcext:value-type="string">
            <text:p>KRUIZ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21473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15CHIPANU-CASM2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181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15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15 Sector Casma T181-T197</text:p>
          </table:table-cell>
          <table:table-cell table:style-name="ce5" office:value-type="date" office:date-value="2015-04-23" calcext:value-type="date">
            <text:p>23/04/2015</text:p>
          </table:table-cell>
          <table:table-cell table:style-name="ce4" office:value-type="string" calcext:value-type="string">
            <text:p>KRUIZ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21478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15CHIPANU-CASM2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186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15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15 Sector Casma T181-T197</text:p>
          </table:table-cell>
          <table:table-cell table:style-name="ce5" office:value-type="date" office:date-value="2015-04-23" calcext:value-type="date">
            <text:p>23/04/2015</text:p>
          </table:table-cell>
          <table:table-cell table:style-name="ce4" office:value-type="string" calcext:value-type="string">
            <text:p>KRUIZ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21841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15CHIPANU-BERME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549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15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15 Sector Bermejo T496-T564</text:p>
          </table:table-cell>
          <table:table-cell table:style-name="ce5" office:value-type="date" office:date-value="2014-09-23" calcext:value-type="date">
            <text:p>23/09/2014</text:p>
          </table:table-cell>
          <table:table-cell table:style-name="ce4" office:value-type="string" calcext:value-type="string">
            <text:p>RFELIX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21872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15CHIPANU-PARA2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580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15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15 Sector Paramonga2 T571-T586</text:p>
          </table:table-cell>
          <table:table-cell table:style-name="ce5" office:value-type="date" office:date-value="2014-09-23" calcext:value-type="date">
            <text:p>23/09/2014</text:p>
          </table:table-cell>
          <table:table-cell table:style-name="ce4" office:value-type="string" calcext:value-type="string">
            <text:p>RFELIX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21876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15CHIPANU-PARA2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584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15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15 Sector Paramonga2 T571-T586</text:p>
          </table:table-cell>
          <table:table-cell table:style-name="ce5" office:value-type="date" office:date-value="2014-09-23" calcext:value-type="date">
            <text:p>23/09/2014</text:p>
          </table:table-cell>
          <table:table-cell table:style-name="ce4" office:value-type="string" calcext:value-type="string">
            <text:p>RFELIX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6338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16CHIPANU-BELL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oste - P51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16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16 Sector Bellamar P09-P53</text:p>
          </table:table-cell>
          <table:table-cell table:style-name="ce5" office:value-type="date" office:date-value="2015-04-23" calcext:value-type="date">
            <text:p>23/04/2015</text:p>
          </table:table-cell>
          <table:table-cell table:style-name="ce4" office:value-type="string" calcext:value-type="string">
            <text:p>KRUIZ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22036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33CHITRUJ-SANT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oste P-27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33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33 Sector Santa P1-P70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22080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33CHITRUJ-TANGU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oste P-71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33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33 Sector Tanguche P71-P108</text:p>
          </table:table-cell>
          <table:table-cell table:style-name="ce5" office:value-type="date" office:date-value="2014-09-23" calcext:value-type="date">
            <text:p>23/09/2014</text:p>
          </table:table-cell>
          <table:table-cell table:style-name="ce4" office:value-type="string" calcext:value-type="string">
            <text:p>RFELIX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22163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33CHITRUJ-CHAO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oste P-154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33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33 Sector Chao P140-P193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22320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33CHITRUJ-SALAV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oste P-311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33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33 Sector Alto Salaverry P296-P330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20557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34TRUJGUA-ELMIL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2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34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34 Sector El Milagro T1-T24</text:p>
          </table:table-cell>
          <table:table-cell table:style-name="ce5" office:value-type="date" office:date-value="2014-09-23" calcext:value-type="date">
            <text:p>23/09/2014</text:p>
          </table:table-cell>
          <table:table-cell table:style-name="ce4" office:value-type="string" calcext:value-type="string">
            <text:p>RFELIX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20559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34TRUJGUA-ELMIL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4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34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34 Sector El Milagro T1-T24</text:p>
          </table:table-cell>
          <table:table-cell table:style-name="ce5" office:value-type="date" office:date-value="2014-09-23" calcext:value-type="date">
            <text:p>23/09/2014</text:p>
          </table:table-cell>
          <table:table-cell table:style-name="ce4" office:value-type="string" calcext:value-type="string">
            <text:p>RFELIX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20571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34TRUJGUA-ELMIL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16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34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34 Sector El Milagro T1-T24</text:p>
          </table:table-cell>
          <table:table-cell table:style-name="ce5" office:value-type="date" office:date-value="2014-09-23" calcext:value-type="date">
            <text:p>23/09/2014</text:p>
          </table:table-cell>
          <table:table-cell table:style-name="ce4" office:value-type="string" calcext:value-type="string">
            <text:p>RFELIX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20572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34TRUJGUA-ELMIL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17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34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34 Sector El Milagro T1-T24</text:p>
          </table:table-cell>
          <table:table-cell table:style-name="ce5" office:value-type="date" office:date-value="2014-09-23" calcext:value-type="date">
            <text:p>23/09/2014</text:p>
          </table:table-cell>
          <table:table-cell table:style-name="ce4" office:value-type="string" calcext:value-type="string">
            <text:p>RFELIX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20573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34TRUJGUA-ELMIL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18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34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34 Sector El Milagro T1-T24</text:p>
          </table:table-cell>
          <table:table-cell table:style-name="ce5" office:value-type="date" office:date-value="2014-09-23" calcext:value-type="date">
            <text:p>23/09/2014</text:p>
          </table:table-cell>
          <table:table-cell table:style-name="ce4" office:value-type="string" calcext:value-type="string">
            <text:p>RFELIX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20574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34TRUJGUA-ELMIL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19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34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34 Sector El Milagro T1-T24</text:p>
          </table:table-cell>
          <table:table-cell table:style-name="ce5" office:value-type="date" office:date-value="2014-09-23" calcext:value-type="date">
            <text:p>23/09/2014</text:p>
          </table:table-cell>
          <table:table-cell table:style-name="ce4" office:value-type="string" calcext:value-type="string">
            <text:p>RFELIX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20576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34TRUJGUA-ELMIL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21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34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34 Sector El Milagro T1-T24</text:p>
          </table:table-cell>
          <table:table-cell table:style-name="ce5" office:value-type="date" office:date-value="2014-09-23" calcext:value-type="date">
            <text:p>23/09/2014</text:p>
          </table:table-cell>
          <table:table-cell table:style-name="ce4" office:value-type="string" calcext:value-type="string">
            <text:p>RFELIX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20577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34TRUJGUA-ELMIL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22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34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34 Sector El Milagro T1-T24</text:p>
          </table:table-cell>
          <table:table-cell table:style-name="ce5" office:value-type="date" office:date-value="2014-09-23" calcext:value-type="date">
            <text:p>23/09/2014</text:p>
          </table:table-cell>
          <table:table-cell table:style-name="ce4" office:value-type="string" calcext:value-type="string">
            <text:p>RFELIX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20578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34TRUJGUA-ELMIL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23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34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34 Sector El Milagro T1-T24</text:p>
          </table:table-cell>
          <table:table-cell table:style-name="ce5" office:value-type="date" office:date-value="2014-09-23" calcext:value-type="date">
            <text:p>23/09/2014</text:p>
          </table:table-cell>
          <table:table-cell table:style-name="ce4" office:value-type="string" calcext:value-type="string">
            <text:p>RFELIX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20579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34TRUJGUA-ELMIL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24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34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34 Sector El Milagro T1-T24</text:p>
          </table:table-cell>
          <table:table-cell table:style-name="ce5" office:value-type="date" office:date-value="2014-09-23" calcext:value-type="date">
            <text:p>23/09/2014</text:p>
          </table:table-cell>
          <table:table-cell table:style-name="ce4" office:value-type="string" calcext:value-type="string">
            <text:p>RFELIX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20580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34TRUJGUA-CANTE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25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34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34 Sector Cantera T25-T58</text:p>
          </table:table-cell>
          <table:table-cell table:style-name="ce5" office:value-type="date" office:date-value="2014-09-23" calcext:value-type="date">
            <text:p>23/09/2014</text:p>
          </table:table-cell>
          <table:table-cell table:style-name="ce4" office:value-type="string" calcext:value-type="string">
            <text:p>RFELIX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20581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34TRUJGUA-CANTE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26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34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34 Sector Cantera T25-T58</text:p>
          </table:table-cell>
          <table:table-cell table:style-name="ce5" office:value-type="date" office:date-value="2014-09-23" calcext:value-type="date">
            <text:p>23/09/2014</text:p>
          </table:table-cell>
          <table:table-cell table:style-name="ce4" office:value-type="string" calcext:value-type="string">
            <text:p>RFELIX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20582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34TRUJGUA-CANTE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27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34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34 Sector Cantera T25-T58</text:p>
          </table:table-cell>
          <table:table-cell table:style-name="ce5" office:value-type="date" office:date-value="2014-09-23" calcext:value-type="date">
            <text:p>23/09/2014</text:p>
          </table:table-cell>
          <table:table-cell table:style-name="ce4" office:value-type="string" calcext:value-type="string">
            <text:p>RFELIX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20584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34TRUJGUA-CANTE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29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34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34 Sector Cantera T25-T58</text:p>
          </table:table-cell>
          <table:table-cell table:style-name="ce5" office:value-type="date" office:date-value="2014-09-23" calcext:value-type="date">
            <text:p>23/09/2014</text:p>
          </table:table-cell>
          <table:table-cell table:style-name="ce4" office:value-type="string" calcext:value-type="string">
            <text:p>RFELIX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20585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34TRUJGUA-CANTE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30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34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34 Sector Cantera T25-T58</text:p>
          </table:table-cell>
          <table:table-cell table:style-name="ce5" office:value-type="date" office:date-value="2014-09-23" calcext:value-type="date">
            <text:p>23/09/2014</text:p>
          </table:table-cell>
          <table:table-cell table:style-name="ce4" office:value-type="string" calcext:value-type="string">
            <text:p>RFELIX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20587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34TRUJGUA-CANTE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32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34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34 Sector Cantera T25-T58</text:p>
          </table:table-cell>
          <table:table-cell table:style-name="ce5" office:value-type="date" office:date-value="2014-09-23" calcext:value-type="date">
            <text:p>23/09/2014</text:p>
          </table:table-cell>
          <table:table-cell table:style-name="ce4" office:value-type="string" calcext:value-type="string">
            <text:p>RFELIX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20588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34TRUJGUA-CANTE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33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34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34 Sector Cantera T25-T58</text:p>
          </table:table-cell>
          <table:table-cell table:style-name="ce5" office:value-type="date" office:date-value="2014-09-23" calcext:value-type="date">
            <text:p>23/09/2014</text:p>
          </table:table-cell>
          <table:table-cell table:style-name="ce4" office:value-type="string" calcext:value-type="string">
            <text:p>RFELIX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20601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34TRUJGUA-CANTE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46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34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34 Sector Cantera T25-T58</text:p>
          </table:table-cell>
          <table:table-cell table:style-name="ce5" office:value-type="date" office:date-value="2014-09-23" calcext:value-type="date">
            <text:p>23/09/2014</text:p>
          </table:table-cell>
          <table:table-cell table:style-name="ce4" office:value-type="string" calcext:value-type="string">
            <text:p>RFELIX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20602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34TRUJGUA-CANTE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47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34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34 Sector Cantera T25-T58</text:p>
          </table:table-cell>
          <table:table-cell table:style-name="ce5" office:value-type="date" office:date-value="2014-09-23" calcext:value-type="date">
            <text:p>23/09/2014</text:p>
          </table:table-cell>
          <table:table-cell table:style-name="ce4" office:value-type="string" calcext:value-type="string">
            <text:p>RFELIX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20603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34TRUJGUA-CANTE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48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34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34 Sector Cantera T25-T58</text:p>
          </table:table-cell>
          <table:table-cell table:style-name="ce5" office:value-type="date" office:date-value="2014-09-23" calcext:value-type="date">
            <text:p>23/09/2014</text:p>
          </table:table-cell>
          <table:table-cell table:style-name="ce4" office:value-type="string" calcext:value-type="string">
            <text:p>RFELIX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20604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34TRUJGUA-CANTE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49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34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34 Sector Cantera T25-T58</text:p>
          </table:table-cell>
          <table:table-cell table:style-name="ce5" office:value-type="date" office:date-value="2014-09-23" calcext:value-type="date">
            <text:p>23/09/2014</text:p>
          </table:table-cell>
          <table:table-cell table:style-name="ce4" office:value-type="string" calcext:value-type="string">
            <text:p>RFELIX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20637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34TRUJGUA-CGRAN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82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34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34 Sector Casa Grande T76-T135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20638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34TRUJGUA-CGRAN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83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34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34 Sector Casa Grande T76-T135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20640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34TRUJGUA-CGRAN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85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34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34 Sector Casa Grande T76-T135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20646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34TRUJGUA-CGRAN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91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34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34 Sector Casa Grande T76-T135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20655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34TRUJGUA-CGRAN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100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34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34 Sector Casa Grande T76-T135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20708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34TRUJGUA-ARENI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153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34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34 Sector Arenita Cerro Chilco T136-T</text:p>
          </table:table-cell>
          <table:table-cell table:style-name="ce5" office:value-type="date" office:date-value="2015-04-23" calcext:value-type="date">
            <text:p>23/04/2015</text:p>
          </table:table-cell>
          <table:table-cell table:style-name="ce4" office:value-type="string" calcext:value-type="string">
            <text:p>KRUIZ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20725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34TRUJGUA-ARENI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170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34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34 Sector Arenita Cerro Chilco T136-T</text:p>
          </table:table-cell>
          <table:table-cell table:style-name="ce5" office:value-type="date" office:date-value="2015-04-23" calcext:value-type="date">
            <text:p>23/04/2015</text:p>
          </table:table-cell>
          <table:table-cell table:style-name="ce4" office:value-type="string" calcext:value-type="string">
            <text:p>KRUIZ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20726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34TRUJGUA-ARENI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171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34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34 Sector Arenita Cerro Chilco T136-T</text:p>
          </table:table-cell>
          <table:table-cell table:style-name="ce5" office:value-type="date" office:date-value="2015-04-23" calcext:value-type="date">
            <text:p>23/04/2015</text:p>
          </table:table-cell>
          <table:table-cell table:style-name="ce4" office:value-type="string" calcext:value-type="string">
            <text:p>KRUIZ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20729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34TRUJGUA-ARENI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174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34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34 Sector Arenita Cerro Chilco T136-T</text:p>
          </table:table-cell>
          <table:table-cell table:style-name="ce5" office:value-type="date" office:date-value="2015-04-23" calcext:value-type="date">
            <text:p>23/04/2015</text:p>
          </table:table-cell>
          <table:table-cell table:style-name="ce4" office:value-type="string" calcext:value-type="string">
            <text:p>KRUIZ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20733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34TRUJGUA-ARENI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178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34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34 Sector Arenita Cerro Chilco T136-T</text:p>
          </table:table-cell>
          <table:table-cell table:style-name="ce5" office:value-type="date" office:date-value="2015-04-23" calcext:value-type="date">
            <text:p>23/04/2015</text:p>
          </table:table-cell>
          <table:table-cell table:style-name="ce4" office:value-type="string" calcext:value-type="string">
            <text:p>KRUIZ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20755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34TRUJGUA-ARENI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200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34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34 Sector Arenita Cerro Chilco T136-T</text:p>
          </table:table-cell>
          <table:table-cell table:style-name="ce5" office:value-type="date" office:date-value="2015-04-23" calcext:value-type="date">
            <text:p>23/04/2015</text:p>
          </table:table-cell>
          <table:table-cell table:style-name="ce4" office:value-type="string" calcext:value-type="string">
            <text:p>KRUIZ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20411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36GUADREQ-PUENU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50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36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36 Sector Pueblo Nuevo T29-T56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20415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36GUADREQ-PUENU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54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36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36 Sector Pueblo Nuevo T29-T56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20416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36GUADREQ-PUENU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55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36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36 Sector Pueblo Nuevo T29-T56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20453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36GUADREQ-MOCUP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92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36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36 Sector Mocupe T85-T100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20464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36GUADREQ-ZAN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103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36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36 Sector Zaña T101-T116</text:p>
          </table:table-cell>
          <table:table-cell table:style-name="ce5" office:value-type="date" office:date-value="2014-09-23" calcext:value-type="date">
            <text:p>23/09/2014</text:p>
          </table:table-cell>
          <table:table-cell table:style-name="ce4" office:value-type="string" calcext:value-type="string">
            <text:p>RFELIX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20471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36GUADREQ-ZAN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110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36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36 Sector Zaña T101-T116</text:p>
          </table:table-cell>
          <table:table-cell table:style-name="ce5" office:value-type="date" office:date-value="2014-09-23" calcext:value-type="date">
            <text:p>23/09/2014</text:p>
          </table:table-cell>
          <table:table-cell table:style-name="ce4" office:value-type="string" calcext:value-type="string">
            <text:p>RFELIX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20510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36GUADREQ-CAMTI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149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36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36 Sector Campo de Tiro T117-T160G</text:p>
          </table:table-cell>
          <table:table-cell table:style-name="ce5" office:value-type="date" office:date-value="2014-09-23" calcext:value-type="date">
            <text:p>23/09/2014</text:p>
          </table:table-cell>
          <table:table-cell table:style-name="ce4" office:value-type="string" calcext:value-type="string">
            <text:p>RFELIX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19801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38CHICFEL-SJOSE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12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38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38 Sector San José T6-T33</text:p>
          </table:table-cell>
          <table:table-cell table:style-name="ce5" office:value-type="date" office:date-value="2015-04-23" calcext:value-type="date">
            <text:p>23/04/2015</text:p>
          </table:table-cell>
          <table:table-cell table:style-name="ce4" office:value-type="string" calcext:value-type="string">
            <text:p>KRUIZ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19808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38CHICFEL-SJOSE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19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38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38 Sector San José T6-T33</text:p>
          </table:table-cell>
          <table:table-cell table:style-name="ce5" office:value-type="date" office:date-value="2014-08-28" calcext:value-type="date">
            <text:p>28/08/2014</text:p>
          </table:table-cell>
          <table:table-cell table:style-name="ce4" office:value-type="string" calcext:value-type="string">
            <text:p>DPADILL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19822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38CHICFEL-SJOSE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33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38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38 Sector San José T6-T33</text:p>
          </table:table-cell>
          <table:table-cell table:style-name="ce5" office:value-type="date" office:date-value="2014-08-28" calcext:value-type="date">
            <text:p>28/08/2014</text:p>
          </table:table-cell>
          <table:table-cell table:style-name="ce4" office:value-type="string" calcext:value-type="string">
            <text:p>DPADILL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19850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38CHICFEL-LAMB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oste P-61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38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38 Sector Lambayeque T34-P112</text:p>
          </table:table-cell>
          <table:table-cell table:style-name="ce5" office:value-type="date" office:date-value="2015-04-23" calcext:value-type="date">
            <text:p>23/04/2015</text:p>
          </table:table-cell>
          <table:table-cell table:style-name="ce4" office:value-type="string" calcext:value-type="string">
            <text:p>KRUIZ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19851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38CHICFEL-LAMB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oste P-62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38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38 Sector Lambayeque T34-P112</text:p>
          </table:table-cell>
          <table:table-cell table:style-name="ce5" office:value-type="date" office:date-value="2015-04-23" calcext:value-type="date">
            <text:p>23/04/2015</text:p>
          </table:table-cell>
          <table:table-cell table:style-name="ce4" office:value-type="string" calcext:value-type="string">
            <text:p>KRUIZ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19852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38CHICFEL-LAMB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oste P-63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38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38 Sector Lambayeque T34-P112</text:p>
          </table:table-cell>
          <table:table-cell table:style-name="ce5" office:value-type="date" office:date-value="2015-04-23" calcext:value-type="date">
            <text:p>23/04/2015</text:p>
          </table:table-cell>
          <table:table-cell table:style-name="ce4" office:value-type="string" calcext:value-type="string">
            <text:p>KRUIZ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19854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38CHICFEL-LAMB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oste P-65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38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38 Sector Lambayeque T34-P112</text:p>
          </table:table-cell>
          <table:table-cell table:style-name="ce5" office:value-type="date" office:date-value="2015-04-23" calcext:value-type="date">
            <text:p>23/04/2015</text:p>
          </table:table-cell>
          <table:table-cell table:style-name="ce4" office:value-type="string" calcext:value-type="string">
            <text:p>KRUIZ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19855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38CHICFEL-LAMB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oste P-66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38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38 Sector Lambayeque T34-P112</text:p>
          </table:table-cell>
          <table:table-cell table:style-name="ce5" office:value-type="date" office:date-value="2015-04-23" calcext:value-type="date">
            <text:p>23/04/2015</text:p>
          </table:table-cell>
          <table:table-cell table:style-name="ce4" office:value-type="string" calcext:value-type="string">
            <text:p>KRUIZ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19856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38CHICFEL-LAMB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oste P-67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38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38 Sector Lambayeque T34-P112</text:p>
          </table:table-cell>
          <table:table-cell table:style-name="ce5" office:value-type="date" office:date-value="2015-04-23" calcext:value-type="date">
            <text:p>23/04/2015</text:p>
          </table:table-cell>
          <table:table-cell table:style-name="ce4" office:value-type="string" calcext:value-type="string">
            <text:p>KRUIZ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19864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38CHICFEL-LAMB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oste P-75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38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38 Sector Lambayeque T34-P112</text:p>
          </table:table-cell>
          <table:table-cell table:style-name="ce5" office:value-type="date" office:date-value="2015-04-23" calcext:value-type="date">
            <text:p>23/04/2015</text:p>
          </table:table-cell>
          <table:table-cell table:style-name="ce4" office:value-type="string" calcext:value-type="string">
            <text:p>KRUIZ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19865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38CHICFEL-LAMB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oste P-76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38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38 Sector Lambayeque T34-P112</text:p>
          </table:table-cell>
          <table:table-cell table:style-name="ce5" office:value-type="date" office:date-value="2015-04-23" calcext:value-type="date">
            <text:p>23/04/2015</text:p>
          </table:table-cell>
          <table:table-cell table:style-name="ce4" office:value-type="string" calcext:value-type="string">
            <text:p>KRUIZ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19866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38CHICFEL-LAMB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oste P-77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38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38 Sector Lambayeque T34-P112</text:p>
          </table:table-cell>
          <table:table-cell table:style-name="ce5" office:value-type="date" office:date-value="2015-04-23" calcext:value-type="date">
            <text:p>23/04/2015</text:p>
          </table:table-cell>
          <table:table-cell table:style-name="ce4" office:value-type="string" calcext:value-type="string">
            <text:p>KRUIZ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19869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38CHICFEL-LAMB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oste P-80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38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38 Sector Lambayeque T34-P112</text:p>
          </table:table-cell>
          <table:table-cell table:style-name="ce5" office:value-type="date" office:date-value="2015-04-23" calcext:value-type="date">
            <text:p>23/04/2015</text:p>
          </table:table-cell>
          <table:table-cell table:style-name="ce4" office:value-type="string" calcext:value-type="string">
            <text:p>KRUIZ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19877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38CHICFEL-LAMB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oste P-88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38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38 Sector Lambayeque T34-P112</text:p>
          </table:table-cell>
          <table:table-cell table:style-name="ce5" office:value-type="date" office:date-value="2015-04-23" calcext:value-type="date">
            <text:p>23/04/2015</text:p>
          </table:table-cell>
          <table:table-cell table:style-name="ce4" office:value-type="string" calcext:value-type="string">
            <text:p>KRUIZ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19878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38CHICFEL-LAMB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oste P-89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38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38 Sector Lambayeque T34-P112</text:p>
          </table:table-cell>
          <table:table-cell table:style-name="ce5" office:value-type="date" office:date-value="2015-04-23" calcext:value-type="date">
            <text:p>23/04/2015</text:p>
          </table:table-cell>
          <table:table-cell table:style-name="ce4" office:value-type="string" calcext:value-type="string">
            <text:p>KRUIZ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19879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38CHICFEL-LAMB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oste P-90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38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38 Sector Lambayeque T34-P112</text:p>
          </table:table-cell>
          <table:table-cell table:style-name="ce5" office:value-type="date" office:date-value="2015-04-23" calcext:value-type="date">
            <text:p>23/04/2015</text:p>
          </table:table-cell>
          <table:table-cell table:style-name="ce4" office:value-type="string" calcext:value-type="string">
            <text:p>KRUIZ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19884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38CHICFEL-LAMB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oste P-95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38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38 Sector Lambayeque T34-P112</text:p>
          </table:table-cell>
          <table:table-cell table:style-name="ce5" office:value-type="date" office:date-value="2015-04-23" calcext:value-type="date">
            <text:p>23/04/2015</text:p>
          </table:table-cell>
          <table:table-cell table:style-name="ce4" office:value-type="string" calcext:value-type="string">
            <text:p>KRUIZ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19888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38CHICFEL-LAMB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oste P-99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38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38 Sector Lambayeque T34-P112</text:p>
          </table:table-cell>
          <table:table-cell table:style-name="ce5" office:value-type="date" office:date-value="2015-04-23" calcext:value-type="date">
            <text:p>23/04/2015</text:p>
          </table:table-cell>
          <table:table-cell table:style-name="ce4" office:value-type="string" calcext:value-type="string">
            <text:p>KRUIZ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19889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38CHICFEL-LAMB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oste P-100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38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38 Sector Lambayeque T34-P112</text:p>
          </table:table-cell>
          <table:table-cell table:style-name="ce5" office:value-type="date" office:date-value="2015-04-23" calcext:value-type="date">
            <text:p>23/04/2015</text:p>
          </table:table-cell>
          <table:table-cell table:style-name="ce4" office:value-type="string" calcext:value-type="string">
            <text:p>KRUIZ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19890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38CHICFEL-LAMB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oste P-101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38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38 Sector Lambayeque T34-P112</text:p>
          </table:table-cell>
          <table:table-cell table:style-name="ce5" office:value-type="date" office:date-value="2015-04-23" calcext:value-type="date">
            <text:p>23/04/2015</text:p>
          </table:table-cell>
          <table:table-cell table:style-name="ce4" office:value-type="string" calcext:value-type="string">
            <text:p>KRUIZ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20341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162FELPIUR-PIUR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552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39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162 Sector Piura T546-T572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19332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49TALAZOR-CASIT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170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49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49 Sector Casitas T161-T269</text:p>
          </table:table-cell>
          <table:table-cell table:style-name="ce5" office:value-type="date" office:date-value="2016-03-15" calcext:value-type="date">
            <text:p>15/03/2016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19373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49TALAZOR-CASIT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211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49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49 Sector Casitas T161-T269</text:p>
          </table:table-cell>
          <table:table-cell table:style-name="ce5" office:value-type="date" office:date-value="2016-03-15" calcext:value-type="date">
            <text:p>15/03/2016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19375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49TALAZOR-CASIT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213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49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49 Sector Casitas T161-T269</text:p>
          </table:table-cell>
          <table:table-cell table:style-name="ce5" office:value-type="date" office:date-value="2016-03-15" calcext:value-type="date">
            <text:p>15/03/2016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19398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49TALAZOR-CASIT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236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49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49 Sector Casitas T161-T269</text:p>
          </table:table-cell>
          <table:table-cell table:style-name="ce5" office:value-type="date" office:date-value="2016-03-15" calcext:value-type="date">
            <text:p>15/03/2016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19399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49TALAZOR-CASIT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237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49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49 Sector Casitas T161-T269</text:p>
          </table:table-cell>
          <table:table-cell table:style-name="ce5" office:value-type="date" office:date-value="2016-03-15" calcext:value-type="date">
            <text:p>15/03/2016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19406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38E1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49TALAZOR-CASIT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244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49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49 Sector Casitas T161-T269</text:p>
          </table:table-cell>
          <table:table-cell table:style-name="ce5" office:value-type="date" office:date-value="2016-03-15" calcext:value-type="date">
            <text:p>15/03/2016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N</text:p>
          </table:table-cell>
          <table:table-cell table:style-name="ce4" office:value-type="string" calcext:value-type="string">
            <text:p>RP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39015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HUAC220L2214-INTER-2388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Interruptor 220 kV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IN-2388</text:p>
          </table:table-cell>
          <table:table-cell table:style-name="ce5" office:value-type="date" office:date-value="2015-07-30" calcext:value-type="date">
            <text:p>30/07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S-INTE-M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39087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SJUA220L2011-INTER-2304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Interruptor 220 kV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IN-2304</text:p>
          </table:table-cell>
          <table:table-cell table:style-name="ce5" office:value-type="date" office:date-value="2016-04-29" calcext:value-type="date">
            <text:p>29/04/2016</text:p>
          </table:table-cell>
          <table:table-cell table:style-name="ce4" office:value-type="string" calcext:value-type="string">
            <text:p>MVIDALON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S-INTE-M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39463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VENT220L2245-TRANC-378 R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ransformador de corriente 220 KV</text:p>
          </table:table-cell>
          <table:table-cell table:style-name="ce4" office:value-type="string" calcext:value-type="string">
            <text:p>R-CONCESIO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TC-378 Fase R</text:p>
          </table:table-cell>
          <table:table-cell table:style-name="ce5" office:value-type="date" office:date-value="2015-09-21" calcext:value-type="date">
            <text:p>21/09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S-CT-A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0386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CHAV220L2245-SECCN-2835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Seccionador de Línea 220kV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SL-2835</text:p>
          </table:table-cell>
          <table:table-cell table:style-name="ce5" office:value-type="date" office:date-value="2015-08-10" calcext:value-type="date">
            <text:p>10/08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S-SECCIO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0527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ICA 060CBARA-SECCN-6039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Seccionador de Barra 60 kV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SA-6039</text:p>
          </table:table-cell>
          <table:table-cell table:style-name="ce5" office:value-type="date" office:date-value="2015-08-10" calcext:value-type="date">
            <text:p>10/08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S-SECCIO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1547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SJUA220CTR 2-SECCN-2157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Seccionador de Barra 220 kV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SB-2157</text:p>
          </table:table-cell>
          <table:table-cell table:style-name="ce5" office:value-type="date" office:date-value="2015-08-10" calcext:value-type="date">
            <text:p>10/08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S-SECCIO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2287</text:p>
          </table:table-cell>
          <table:table-cell table:style-name="ce4" office:value-type="string" calcext:value-type="string">
            <text:p>MT03</text:p>
          </table:table-cell>
          <table:table-cell table:style-name="ce4" office:value-type="string" calcext:value-type="string">
            <text:p>38E20001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PLAN220L2103-SECCN-3583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Seccionador 220 kV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SB-3583</text:p>
          </table:table-cell>
          <table:table-cell table:style-name="ce5" office:value-type="date" office:date-value="2015-08-10" calcext:value-type="date">
            <text:p>10/08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03</text:p>
          </table:table-cell>
          <table:table-cell table:style-name="ce4" office:value-type="string" calcext:value-type="string">
            <text:p>S-SECCIO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2288</text:p>
          </table:table-cell>
          <table:table-cell table:style-name="ce4" office:value-type="string" calcext:value-type="string">
            <text:p>MT03</text:p>
          </table:table-cell>
          <table:table-cell table:style-name="ce4" office:value-type="string" calcext:value-type="string">
            <text:p>38E20001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PLAN220L2103-SECCN-3585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Seccionador 220 kV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SE-3585</text:p>
          </table:table-cell>
          <table:table-cell table:style-name="ce5" office:value-type="date" office:date-value="2015-08-10" calcext:value-type="date">
            <text:p>10/08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03</text:p>
          </table:table-cell>
          <table:table-cell table:style-name="ce4" office:value-type="string" calcext:value-type="string">
            <text:p>S-SECCIO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2291</text:p>
          </table:table-cell>
          <table:table-cell table:style-name="ce4" office:value-type="string" calcext:value-type="string">
            <text:p>MT03</text:p>
          </table:table-cell>
          <table:table-cell table:style-name="ce4" office:value-type="string" calcext:value-type="string">
            <text:p>38E20001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PLAN220L2104-SECCN-3591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Seccionador 220 kV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SB-3591</text:p>
          </table:table-cell>
          <table:table-cell table:style-name="ce5" office:value-type="date" office:date-value="2015-08-10" calcext:value-type="date">
            <text:p>10/08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03</text:p>
          </table:table-cell>
          <table:table-cell table:style-name="ce4" office:value-type="string" calcext:value-type="string">
            <text:p>S-SECCIO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2298</text:p>
          </table:table-cell>
          <table:table-cell table:style-name="ce4" office:value-type="string" calcext:value-type="string">
            <text:p>MT03</text:p>
          </table:table-cell>
          <table:table-cell table:style-name="ce4" office:value-type="string" calcext:value-type="string">
            <text:p>38E20001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PLAN220L2106-SECCN-3605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Seccionador 220 kV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SB-3605</text:p>
          </table:table-cell>
          <table:table-cell table:style-name="ce5" office:value-type="date" office:date-value="2015-08-10" calcext:value-type="date">
            <text:p>10/08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03</text:p>
          </table:table-cell>
          <table:table-cell table:style-name="ce4" office:value-type="string" calcext:value-type="string">
            <text:p>S-SECCIO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2300</text:p>
          </table:table-cell>
          <table:table-cell table:style-name="ce4" office:value-type="string" calcext:value-type="string">
            <text:p>MT03</text:p>
          </table:table-cell>
          <table:table-cell table:style-name="ce4" office:value-type="string" calcext:value-type="string">
            <text:p>38E20001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PLAN220L2106-SECCN-3609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Seccionador 220 kV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SE-3609</text:p>
          </table:table-cell>
          <table:table-cell table:style-name="ce5" office:value-type="date" office:date-value="2015-08-10" calcext:value-type="date">
            <text:p>10/08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03</text:p>
          </table:table-cell>
          <table:table-cell table:style-name="ce4" office:value-type="string" calcext:value-type="string">
            <text:p>S-SECCIO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4320</text:p>
          </table:table-cell>
          <table:table-cell table:style-name="ce4" office:value-type="string" calcext:value-type="string">
            <text:p>MT05</text:p>
          </table:table-cell>
          <table:table-cell table:style-name="ce4" office:value-type="string" calcext:value-type="string">
            <text:p>38E20001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CARA500REA17-REACT-RES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Reactor línea monofásico 500 kV-Reserva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Reactor R-17 Reserva</text:p>
          </table:table-cell>
          <table:table-cell table:style-name="ce5" office:value-type="date" office:date-value="2016-01-18" calcext:value-type="date">
            <text:p>18/01/2016</text:p>
          </table:table-cell>
          <table:table-cell table:style-name="ce4" office:value-type="string" calcext:value-type="string">
            <text:p>KRUIZ</text:p>
          </table:table-cell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05</text:p>
          </table:table-cell>
          <table:table-cell table:style-name="ce4" office:value-type="string" calcext:value-type="string">
            <text:p>S-REACTO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4496</text:p>
          </table:table-cell>
          <table:table-cell table:style-name="ce4" office:value-type="string" calcext:value-type="string">
            <text:p>MT03</text:p>
          </table:table-cell>
          <table:table-cell table:style-name="ce4" office:value-type="string" calcext:value-type="string">
            <text:p>38E20001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PLAN220MCOMU-SAUX1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ransformador SSAA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Servicios Auxiliares 1</text:p>
          </table:table-cell>
          <table:table-cell table:style-name="ce5" office:value-type="date" office:date-value="2015-04-15" calcext:value-type="date">
            <text:p>15/04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03</text:p>
          </table:table-cell>
          <table:table-cell table:style-name="ce4" office:value-type="string" calcext:value-type="string">
            <text:p>S-TRFAUX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8062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INDE010L1000-SECCN-1435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Seccionador 10 kV</text:p>
          </table:table-cell>
          <table:table-cell table:style-name="ce4" office:value-type="string" calcext:value-type="string">
            <text:p>F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SE-1435</text:p>
          </table:table-cell>
          <table:table-cell table:style-name="ce5" office:value-type="date" office:date-value="2015-08-10" calcext:value-type="date">
            <text:p>10/08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S-SECCIO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9872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VENT220L2245-TRANC-378 S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ransformador de corriente 220 kV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TC-378 Fase S</text:p>
          </table:table-cell>
          <table:table-cell table:style-name="ce5" office:value-type="date" office:date-value="2015-08-28" calcext:value-type="date">
            <text:p>28/08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S-CT-A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5289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SROS060BCO16-CAPAC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Banco de Capacitores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C-16 FASE R R1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Banco de Capacitores 20 MVAR</text:p>
          </table:table-cell>
          <table:table-cell table:style-name="ce5" office:value-type="date" office:date-value="2015-09-29" calcext:value-type="date">
            <text:p>29/09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S-BCONDE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5359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SROS060BCO17-CAPAC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Banco de Capacitores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C-17 FASE R R1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Banco de Capacitores 20 MVAR</text:p>
          </table:table-cell>
          <table:table-cell table:style-name="ce5" office:value-type="date" office:date-value="2015-09-29" calcext:value-type="date">
            <text:p>29/09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S-BCONDE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3946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CHIL220L2098-SECCN-3323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Seccionador de Barra 220kV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SB-3323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SB-3323</text:p>
          </table:table-cell>
          <table:table-cell table:style-name="ce5" office:value-type="date" office:date-value="2015-08-10" calcext:value-type="date">
            <text:p>10/08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S-SECCIO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3943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CHIL220L2098-SECCN-3327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Seccionador de Transferencia 220kV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SE-3327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SE-3327</text:p>
          </table:table-cell>
          <table:table-cell table:style-name="ce5" office:value-type="date" office:date-value="2015-08-10" calcext:value-type="date">
            <text:p>10/08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S-SECCIO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4061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CHIL220CTR 1-SECCN-3317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Seccionador de Línea 220kV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SL-3317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SL-3317</text:p>
          </table:table-cell>
          <table:table-cell table:style-name="ce5" office:value-type="date" office:date-value="2015-08-10" calcext:value-type="date">
            <text:p>10/08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S-SECCIO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3940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CHIL220L2098-TRANC-469 R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ransformador de Corriente 220kV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TC-469 R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TC-469 Fase R</text:p>
          </table:table-cell>
          <table:table-cell table:style-name="ce5" office:value-type="date" office:date-value="2015-08-28" calcext:value-type="date">
            <text:p>28/08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S-CT-A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3942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CHIL220L2098-TRANC-469 T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ransformador de Corriente 220kV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TC-469 T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TC-469 Fase T</text:p>
          </table:table-cell>
          <table:table-cell table:style-name="ce5" office:value-type="date" office:date-value="2015-08-28" calcext:value-type="date">
            <text:p>28/08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S-CT-A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37180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SJUA060CBC08-ESQPR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Relé 50/51 Sobrecorriente</text:p>
          </table:table-cell>
          <table:table-cell table:style-name="ce4" office:value-type="string" calcext:value-type="string">
            <text:p>B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Esquema de Protección</text:p>
          </table:table-cell>
          <table:table-cell table:style-name="ce5" office:value-type="date" office:date-value="2014-01-13" calcext:value-type="date">
            <text:p>13/01/2014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A-PROTEC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1916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ICA 220CTR05-ESQCO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Regulador de tensión</text:p>
          </table:table-cell>
          <table:table-cell table:style-name="ce4" office:value-type="string" calcext:value-type="string">
            <text:p>D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Esquema de Control</text:p>
          </table:table-cell>
          <table:table-cell table:style-name="ce5" office:value-type="date" office:date-value="2014-09-16" calcext:value-type="date">
            <text:p>16/09/2014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A-CTR-ME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4146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HUAC220CTR94-ESQME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Contador de Energía</text:p>
          </table:table-cell>
          <table:table-cell table:style-name="ce4" office:value-type="string" calcext:value-type="string">
            <text:p>D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Esquema de Medición</text:p>
          </table:table-cell>
          <table:table-cell table:style-name="ce5" office:value-type="date" office:date-value="2015-12-10" calcext:value-type="date">
            <text:p>10/12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A-CONTAD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4147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HUAC010CTR94-ESQME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Contador de Energía</text:p>
          </table:table-cell>
          <table:table-cell table:style-name="ce4" office:value-type="string" calcext:value-type="string">
            <text:p>D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Esquema de Medición</text:p>
          </table:table-cell>
          <table:table-cell table:style-name="ce5" office:value-type="date" office:date-value="2015-12-10" calcext:value-type="date">
            <text:p>10/12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A-CONTAD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4222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HUAC220MCOMU-ESQRF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Registrador de falla - Unidad de bahía</text:p>
          </table:table-cell>
          <table:table-cell table:style-name="ce4" office:value-type="string" calcext:value-type="string">
            <text:p>B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Registrador de Falla</text:p>
          </table:table-cell>
          <table:table-cell table:style-name="ce5" office:value-type="date" office:date-value="2015-12-10" calcext:value-type="date">
            <text:p>10/12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A-REGIST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5915</text:p>
          </table:table-cell>
          <table:table-cell table:style-name="ce4" office:value-type="string" calcext:value-type="string">
            <text:p>MT03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PLAN220MCOMU-SAUX1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Inversor 220 Vcc / 220 Vca</text:p>
          </table:table-cell>
          <table:table-cell table:style-name="ce4" office:value-type="string" calcext:value-type="string">
            <text:p>E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Servicios Auxiliares 1</text:p>
          </table:table-cell>
          <table:table-cell table:style-name="ce5" office:value-type="date" office:date-value="2014-01-06" calcext:value-type="date">
            <text:p>06/01/2014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03</text:p>
          </table:table-cell>
          <table:table-cell table:style-name="ce4" office:value-type="string" calcext:value-type="string">
            <text:p>A-INVERSO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6173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CALN010MCOMU-SAUX1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Inversor 220 Vcc / 220 Vca</text:p>
          </table:table-cell>
          <table:table-cell table:style-name="ce4" office:value-type="string" calcext:value-type="string">
            <text:p>E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Servicios Auxiliares 1</text:p>
          </table:table-cell>
          <table:table-cell table:style-name="ce5" office:value-type="date" office:date-value="2013-12-18" calcext:value-type="date">
            <text:p>18/12/2013</text:p>
          </table:table-cell>
          <table:table-cell table:style-name="ce4" office:value-type="string" calcext:value-type="string">
            <text:p>RFELIX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A-INVERSO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8044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INDE010MCOMU-ESQCO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Unidad Terminal Remota</text:p>
          </table:table-cell>
          <table:table-cell table:style-name="ce4" office:value-type="string" calcext:value-type="string">
            <text:p>D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Esquema de Control</text:p>
          </table:table-cell>
          <table:table-cell table:style-name="ce5"/>
          <table:table-cell table:style-name="ce4"/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A-RTU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8356</text:p>
          </table:table-cell>
          <table:table-cell table:style-name="ce4" office:value-type="string" calcext:value-type="string">
            <text:p>MT03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CARA033MCOMU-SAUX1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Banco de Baterías 220 Vcc</text:p>
          </table:table-cell>
          <table:table-cell table:style-name="ce4" office:value-type="string" calcext:value-type="string">
            <text:p>E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Servicios Auxiliares 1</text:p>
          </table:table-cell>
          <table:table-cell table:style-name="ce5"/>
          <table:table-cell table:style-name="ce4"/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03</text:p>
          </table:table-cell>
          <table:table-cell table:style-name="ce4" office:value-type="string" calcext:value-type="string">
            <text:p>A-BATERI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8358</text:p>
          </table:table-cell>
          <table:table-cell table:style-name="ce4" office:value-type="string" calcext:value-type="string">
            <text:p>MT03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CARA220MCOMU-SAUX2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Banco de Baterías 220 Vcc</text:p>
          </table:table-cell>
          <table:table-cell table:style-name="ce4" office:value-type="string" calcext:value-type="string">
            <text:p>E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Servicios Auxiliares - Caseta 23</text:p>
          </table:table-cell>
          <table:table-cell table:style-name="ce5"/>
          <table:table-cell table:style-name="ce4"/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03</text:p>
          </table:table-cell>
          <table:table-cell table:style-name="ce4" office:value-type="string" calcext:value-type="string">
            <text:p>A-BATERI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8359</text:p>
          </table:table-cell>
          <table:table-cell table:style-name="ce4" office:value-type="string" calcext:value-type="string">
            <text:p>MT03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CARA220MCOMU-SAUX3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Banco de Baterías 220 Vcc</text:p>
          </table:table-cell>
          <table:table-cell table:style-name="ce4" office:value-type="string" calcext:value-type="string">
            <text:p>E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Servicios Auxiliares - Caseta 24</text:p>
          </table:table-cell>
          <table:table-cell table:style-name="ce5"/>
          <table:table-cell table:style-name="ce4"/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03</text:p>
          </table:table-cell>
          <table:table-cell table:style-name="ce4" office:value-type="string" calcext:value-type="string">
            <text:p>A-BATERI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8360</text:p>
          </table:table-cell>
          <table:table-cell table:style-name="ce4" office:value-type="string" calcext:value-type="string">
            <text:p>MT03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CARA220MCOMU-SAUX4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Banco de Baterías 220 Vcc</text:p>
          </table:table-cell>
          <table:table-cell table:style-name="ce4" office:value-type="string" calcext:value-type="string">
            <text:p>E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Servicios Auxiliares - Caseta 25</text:p>
          </table:table-cell>
          <table:table-cell table:style-name="ce5"/>
          <table:table-cell table:style-name="ce4"/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03</text:p>
          </table:table-cell>
          <table:table-cell table:style-name="ce4" office:value-type="string" calcext:value-type="string">
            <text:p>A-BATERI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8361</text:p>
          </table:table-cell>
          <table:table-cell table:style-name="ce4" office:value-type="string" calcext:value-type="string">
            <text:p>MT03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CARA220MCOMU-SAUX5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Banco de Baterías 220 Vcc</text:p>
          </table:table-cell>
          <table:table-cell table:style-name="ce4" office:value-type="string" calcext:value-type="string">
            <text:p>E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Servicios Auxiliares - Caseta 26</text:p>
          </table:table-cell>
          <table:table-cell table:style-name="ce5"/>
          <table:table-cell table:style-name="ce4"/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03</text:p>
          </table:table-cell>
          <table:table-cell table:style-name="ce4" office:value-type="string" calcext:value-type="string">
            <text:p>A-BATERI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8362</text:p>
          </table:table-cell>
          <table:table-cell table:style-name="ce4" office:value-type="string" calcext:value-type="string">
            <text:p>MT03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CARA500MCOMU-SAUX1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Banco de Baterías 220 Vcc</text:p>
          </table:table-cell>
          <table:table-cell table:style-name="ce4" office:value-type="string" calcext:value-type="string">
            <text:p>E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Servicios Auxiliares - Caseta 51</text:p>
          </table:table-cell>
          <table:table-cell table:style-name="ce5"/>
          <table:table-cell table:style-name="ce4"/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03</text:p>
          </table:table-cell>
          <table:table-cell table:style-name="ce4" office:value-type="string" calcext:value-type="string">
            <text:p>A-BATERI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8363</text:p>
          </table:table-cell>
          <table:table-cell table:style-name="ce4" office:value-type="string" calcext:value-type="string">
            <text:p>MT03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CARA500MCOMU-SAUX2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Banco de Baterías 220 Vcc</text:p>
          </table:table-cell>
          <table:table-cell table:style-name="ce4" office:value-type="string" calcext:value-type="string">
            <text:p>E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Servicios Auxiliares - Caseta 52</text:p>
          </table:table-cell>
          <table:table-cell table:style-name="ce5"/>
          <table:table-cell table:style-name="ce4"/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03</text:p>
          </table:table-cell>
          <table:table-cell table:style-name="ce4" office:value-type="string" calcext:value-type="string">
            <text:p>A-BATERI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8364</text:p>
          </table:table-cell>
          <table:table-cell table:style-name="ce4" office:value-type="string" calcext:value-type="string">
            <text:p>MT05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CARA033MCOMU-SAUX2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Banco de Baterías 220 Vcc</text:p>
          </table:table-cell>
          <table:table-cell table:style-name="ce4" office:value-type="string" calcext:value-type="string">
            <text:p>E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Servicios Auxiliares 2</text:p>
          </table:table-cell>
          <table:table-cell table:style-name="ce5" office:value-type="date" office:date-value="2015-04-24" calcext:value-type="date">
            <text:p>24/04/2015</text:p>
          </table:table-cell>
          <table:table-cell table:style-name="ce4" office:value-type="string" calcext:value-type="string">
            <text:p>KRUIZ</text:p>
          </table:table-cell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05</text:p>
          </table:table-cell>
          <table:table-cell table:style-name="ce4" office:value-type="string" calcext:value-type="string">
            <text:p>A-BATERI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61348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ICA 220MCOMU-ESQCO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Interfaz Hombre Máquina</text:p>
          </table:table-cell>
          <table:table-cell table:style-name="ce4" office:value-type="string" calcext:value-type="string">
            <text:p>D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Esquema de Control</text:p>
          </table:table-cell>
          <table:table-cell table:style-name="ce5" office:value-type="date" office:date-value="2016-05-17" calcext:value-type="date">
            <text:p>17/05/2016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A-RED-GE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61755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HUAC220MCOMU-ESQCO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Gateway</text:p>
          </table:table-cell>
          <table:table-cell table:style-name="ce4" office:value-type="string" calcext:value-type="string">
            <text:p>D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Esquema de Control</text:p>
          </table:table-cell>
          <table:table-cell table:style-name="ce5" office:value-type="date" office:date-value="2015-12-10" calcext:value-type="date">
            <text:p>10/12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A-S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62245</text:p>
          </table:table-cell>
          <table:table-cell table:style-name="ce4" office:value-type="string" calcext:value-type="string">
            <text:p>MT08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PLAT220L2109-ESQTE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Onda Portadora</text:p>
          </table:table-cell>
          <table:table-cell table:style-name="ce4" office:value-type="string" calcext:value-type="string">
            <text:p>G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Esquema de Telecomunicaciones</text:p>
          </table:table-cell>
          <table:table-cell table:style-name="ce5" office:value-type="date" office:date-value="2015-11-16" calcext:value-type="date">
            <text:p>16/11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08</text:p>
          </table:table-cell>
          <table:table-cell table:style-name="ce4" office:value-type="string" calcext:value-type="string">
            <text:p>A-PLP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1670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CHAV220MCOMU-ESQCO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Gateway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C-0002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Esquema de Control</text:p>
          </table:table-cell>
          <table:table-cell table:style-name="ce5" office:value-type="date" office:date-value="2012-06-05" calcext:value-type="date">
            <text:p>05/06/2012</text:p>
          </table:table-cell>
          <table:table-cell table:style-name="ce4" office:value-type="string" calcext:value-type="string">
            <text:p>KUCEDA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A-S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1669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SJUA220MCOMU-ESQCO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Gateway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C-0007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Esquema de Control</text:p>
          </table:table-cell>
          <table:table-cell table:style-name="ce5" office:value-type="date" office:date-value="2015-05-13" calcext:value-type="date">
            <text:p>13/05/2015</text:p>
          </table:table-cell>
          <table:table-cell table:style-name="ce4" office:value-type="string" calcext:value-type="string">
            <text:p>KRUIZ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A-S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0417</text:p>
          </table:table-cell>
          <table:table-cell table:style-name="ce4" office:value-type="string" calcext:value-type="string">
            <text:p>MT03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PLAN220MCOMU-SAUX1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Rectificador de 220 Vcc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CA23: CL2103 CL2104 CACOP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Servicios Auxiliares 1</text:p>
          </table:table-cell>
          <table:table-cell table:style-name="ce5" office:value-type="date" office:date-value="2015-07-20" calcext:value-type="date">
            <text:p>20/07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03</text:p>
          </table:table-cell>
          <table:table-cell table:style-name="ce4" office:value-type="string" calcext:value-type="string">
            <text:p>A-CARGAD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0418</text:p>
          </table:table-cell>
          <table:table-cell table:style-name="ce4" office:value-type="string" calcext:value-type="string">
            <text:p>MT03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PLAN220MCOMU-SAUX1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Rectificador de 220 Vcc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CA23: CL2103 CL2104 CACOP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Servicios Auxiliares 1</text:p>
          </table:table-cell>
          <table:table-cell table:style-name="ce5" office:value-type="date" office:date-value="2015-08-12" calcext:value-type="date">
            <text:p>12/08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03</text:p>
          </table:table-cell>
          <table:table-cell table:style-name="ce4" office:value-type="string" calcext:value-type="string">
            <text:p>A-CARGAD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0419</text:p>
          </table:table-cell>
          <table:table-cell table:style-name="ce4" office:value-type="string" calcext:value-type="string">
            <text:p>MT03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PLAN220MCOMU-SAUX1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Rectificador de 220 Vcc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CA24: CL2105 CL2106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Servicios Auxiliares 1</text:p>
          </table:table-cell>
          <table:table-cell table:style-name="ce5" office:value-type="date" office:date-value="2015-08-12" calcext:value-type="date">
            <text:p>12/08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03</text:p>
          </table:table-cell>
          <table:table-cell table:style-name="ce4" office:value-type="string" calcext:value-type="string">
            <text:p>A-CARGAD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0420</text:p>
          </table:table-cell>
          <table:table-cell table:style-name="ce4" office:value-type="string" calcext:value-type="string">
            <text:p>MT03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PLAN220MCOMU-SAUX1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Rectificador de 220 Vcc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CA24: CL2105 CL2106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Servicios Auxiliares 1</text:p>
          </table:table-cell>
          <table:table-cell table:style-name="ce5" office:value-type="date" office:date-value="2015-08-12" calcext:value-type="date">
            <text:p>12/08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03</text:p>
          </table:table-cell>
          <table:table-cell table:style-name="ce4" office:value-type="string" calcext:value-type="string">
            <text:p>A-CARGAD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2339</text:p>
          </table:table-cell>
          <table:table-cell table:style-name="ce4" office:value-type="string" calcext:value-type="string">
            <text:p>MT03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CARA033MCOMU-SAUX1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Rectificador de 220 Vcc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CARGADOR 1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Servicios Auxiliares 1</text:p>
          </table:table-cell>
          <table:table-cell table:style-name="ce5" office:value-type="date" office:date-value="2015-07-20" calcext:value-type="date">
            <text:p>20/07/2015</text:p>
          </table:table-cell>
          <table:table-cell table:style-name="ce4" office:value-type="string" calcext:value-type="string">
            <text:p>HALLCA</text:p>
          </table:table-cell>
          <table:table-cell table:style-name="ce4"/>
          <table:table-cell table:style-name="ce4" office:value-type="string" calcext:value-type="string">
            <text:p>MT03</text:p>
          </table:table-cell>
          <table:table-cell table:style-name="ce4" office:value-type="string" calcext:value-type="string">
            <text:p>A-CARGAD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4814</text:p>
          </table:table-cell>
          <table:table-cell table:style-name="ce4" office:value-type="string" calcext:value-type="string">
            <text:p>MT05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CARA033MCOMU-SAUX2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Rectificador de 220 Vcc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CARGADOR 1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Servicios Auxiliares 2</text:p>
          </table:table-cell>
          <table:table-cell table:style-name="ce5" office:value-type="date" office:date-value="2015-08-17" calcext:value-type="date">
            <text:p>17/08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05</text:p>
          </table:table-cell>
          <table:table-cell table:style-name="ce4" office:value-type="string" calcext:value-type="string">
            <text:p>A-CARGAD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3600</text:p>
          </table:table-cell>
          <table:table-cell table:style-name="ce4" office:value-type="string" calcext:value-type="string">
            <text:p>MT03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CARA033MCOMU-SAUX1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Rectificador de 220 Vcc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CARGADOR 1 - CASETA 21 (L-2107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Servicios Auxiliares 1</text:p>
          </table:table-cell>
          <table:table-cell table:style-name="ce5" office:value-type="date" office:date-value="2015-07-20" calcext:value-type="date">
            <text:p>20/07/2015</text:p>
          </table:table-cell>
          <table:table-cell table:style-name="ce4" office:value-type="string" calcext:value-type="string">
            <text:p>HALLCA</text:p>
          </table:table-cell>
          <table:table-cell table:style-name="ce4"/>
          <table:table-cell table:style-name="ce4" office:value-type="string" calcext:value-type="string">
            <text:p>MT03</text:p>
          </table:table-cell>
          <table:table-cell table:style-name="ce4" office:value-type="string" calcext:value-type="string">
            <text:p>A-CARGAD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3605</text:p>
          </table:table-cell>
          <table:table-cell table:style-name="ce4" office:value-type="string" calcext:value-type="string">
            <text:p>MT03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CARA033MCOMU-SAUX1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Rectificador de 220 Vcc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CARGADOR 1 - CASETA 24 (ACOPLE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Servicios Auxiliares 1</text:p>
          </table:table-cell>
          <table:table-cell table:style-name="ce5" office:value-type="date" office:date-value="2015-07-20" calcext:value-type="date">
            <text:p>20/07/2015</text:p>
          </table:table-cell>
          <table:table-cell table:style-name="ce4" office:value-type="string" calcext:value-type="string">
            <text:p>HALLCA</text:p>
          </table:table-cell>
          <table:table-cell table:style-name="ce4"/>
          <table:table-cell table:style-name="ce4" office:value-type="string" calcext:value-type="string">
            <text:p>MT03</text:p>
          </table:table-cell>
          <table:table-cell table:style-name="ce4" office:value-type="string" calcext:value-type="string">
            <text:p>A-CARGAD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2340</text:p>
          </table:table-cell>
          <table:table-cell table:style-name="ce4" office:value-type="string" calcext:value-type="string">
            <text:p>MT03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CARA033MCOMU-SAUX1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Rectificador de 220 Vcc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CARGADOR 2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Servicios Auxiliares 1</text:p>
          </table:table-cell>
          <table:table-cell table:style-name="ce5" office:value-type="date" office:date-value="2015-07-20" calcext:value-type="date">
            <text:p>20/07/2015</text:p>
          </table:table-cell>
          <table:table-cell table:style-name="ce4" office:value-type="string" calcext:value-type="string">
            <text:p>HALLCA</text:p>
          </table:table-cell>
          <table:table-cell table:style-name="ce4"/>
          <table:table-cell table:style-name="ce4" office:value-type="string" calcext:value-type="string">
            <text:p>MT03</text:p>
          </table:table-cell>
          <table:table-cell table:style-name="ce4" office:value-type="string" calcext:value-type="string">
            <text:p>A-CARGAD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4815</text:p>
          </table:table-cell>
          <table:table-cell table:style-name="ce4" office:value-type="string" calcext:value-type="string">
            <text:p>MT05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CARA033MCOMU-SAUX2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Rectificador de 220 Vcc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CARGADOR 2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Servicios Auxiliares 2</text:p>
          </table:table-cell>
          <table:table-cell table:style-name="ce5" office:value-type="date" office:date-value="2015-08-17" calcext:value-type="date">
            <text:p>17/08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05</text:p>
          </table:table-cell>
          <table:table-cell table:style-name="ce4" office:value-type="string" calcext:value-type="string">
            <text:p>A-CARGAD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3602</text:p>
          </table:table-cell>
          <table:table-cell table:style-name="ce4" office:value-type="string" calcext:value-type="string">
            <text:p>MT03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CARA033MCOMU-SAUX1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Rectificador de 220 Vcc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CARGADOR 2 - CASETA 21 (L-2107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Servicios Auxiliares 1</text:p>
          </table:table-cell>
          <table:table-cell table:style-name="ce5" office:value-type="date" office:date-value="2015-08-17" calcext:value-type="date">
            <text:p>17/08/2015</text:p>
          </table:table-cell>
          <table:table-cell table:style-name="ce4" office:value-type="string" calcext:value-type="string">
            <text:p>HALLCA</text:p>
          </table:table-cell>
          <table:table-cell table:style-name="ce4"/>
          <table:table-cell table:style-name="ce4" office:value-type="string" calcext:value-type="string">
            <text:p>MT03</text:p>
          </table:table-cell>
          <table:table-cell table:style-name="ce4" office:value-type="string" calcext:value-type="string">
            <text:p>A-CARGAD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3606</text:p>
          </table:table-cell>
          <table:table-cell table:style-name="ce4" office:value-type="string" calcext:value-type="string">
            <text:p>MT03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CARA033MCOMU-SAUX1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Rectificador de 220 Vcc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CARGADOR 2- CASETA 24 (ACOPLE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Servicios Auxiliares 1</text:p>
          </table:table-cell>
          <table:table-cell table:style-name="ce5" office:value-type="date" office:date-value="2015-08-17" calcext:value-type="date">
            <text:p>17/08/2015</text:p>
          </table:table-cell>
          <table:table-cell table:style-name="ce4" office:value-type="string" calcext:value-type="string">
            <text:p>HALLCA</text:p>
          </table:table-cell>
          <table:table-cell table:style-name="ce4"/>
          <table:table-cell table:style-name="ce4" office:value-type="string" calcext:value-type="string">
            <text:p>MT03</text:p>
          </table:table-cell>
          <table:table-cell table:style-name="ce4" office:value-type="string" calcext:value-type="string">
            <text:p>A-CARGAD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3603</text:p>
          </table:table-cell>
          <table:table-cell table:style-name="ce4" office:value-type="string" calcext:value-type="string">
            <text:p>MT03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CARA033MCOMU-SAUX1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Rectificador de 220 Vcc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CARGADOR1-CASETA23(L2108-L2221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Servicios Auxiliares 1</text:p>
          </table:table-cell>
          <table:table-cell table:style-name="ce5" office:value-type="date" office:date-value="2015-07-20" calcext:value-type="date">
            <text:p>20/07/2015</text:p>
          </table:table-cell>
          <table:table-cell table:style-name="ce4" office:value-type="string" calcext:value-type="string">
            <text:p>HALLCA</text:p>
          </table:table-cell>
          <table:table-cell table:style-name="ce4"/>
          <table:table-cell table:style-name="ce4" office:value-type="string" calcext:value-type="string">
            <text:p>MT03</text:p>
          </table:table-cell>
          <table:table-cell table:style-name="ce4" office:value-type="string" calcext:value-type="string">
            <text:p>A-CARGAD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3607</text:p>
          </table:table-cell>
          <table:table-cell table:style-name="ce4" office:value-type="string" calcext:value-type="string">
            <text:p>MT03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CARA033MCOMU-SAUX1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Rectificador de 220 Vcc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CARGADOR1-CASETA25 (AT73,AT74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Servicios Auxiliares 1</text:p>
          </table:table-cell>
          <table:table-cell table:style-name="ce5" office:value-type="date" office:date-value="2015-07-20" calcext:value-type="date">
            <text:p>20/07/2015</text:p>
          </table:table-cell>
          <table:table-cell table:style-name="ce4" office:value-type="string" calcext:value-type="string">
            <text:p>HALLCA</text:p>
          </table:table-cell>
          <table:table-cell table:style-name="ce4"/>
          <table:table-cell table:style-name="ce4" office:value-type="string" calcext:value-type="string">
            <text:p>MT03</text:p>
          </table:table-cell>
          <table:table-cell table:style-name="ce4" office:value-type="string" calcext:value-type="string">
            <text:p>A-CARGAD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3610</text:p>
          </table:table-cell>
          <table:table-cell table:style-name="ce4" office:value-type="string" calcext:value-type="string">
            <text:p>MT03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CARA033MCOMU-SAUX1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Rectificador de 220 Vcc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CARGADOR1-CASETA26(L2105-L2106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Servicios Auxiliares 1</text:p>
          </table:table-cell>
          <table:table-cell table:style-name="ce5" office:value-type="date" office:date-value="2015-07-20" calcext:value-type="date">
            <text:p>20/07/2015</text:p>
          </table:table-cell>
          <table:table-cell table:style-name="ce4" office:value-type="string" calcext:value-type="string">
            <text:p>HALLCA</text:p>
          </table:table-cell>
          <table:table-cell table:style-name="ce4"/>
          <table:table-cell table:style-name="ce4" office:value-type="string" calcext:value-type="string">
            <text:p>MT03</text:p>
          </table:table-cell>
          <table:table-cell table:style-name="ce4" office:value-type="string" calcext:value-type="string">
            <text:p>A-CARGAD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3612</text:p>
          </table:table-cell>
          <table:table-cell table:style-name="ce4" office:value-type="string" calcext:value-type="string">
            <text:p>MT03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CARA033MCOMU-SAUX1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Rectificador de 220 Vcc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CARGADOR1-CASETA51(DIAMETRO1)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Servicios Auxiliares 1</text:p>
          </table:table-cell>
          <table:table-cell table:style-name="ce5" office:value-type="date" office:date-value="2015-07-20" calcext:value-type="date">
            <text:p>20/07/2015</text:p>
          </table:table-cell>
          <table:table-cell table:style-name="ce4" office:value-type="string" calcext:value-type="string">
            <text:p>HALLCA</text:p>
          </table:table-cell>
          <table:table-cell table:style-name="ce4"/>
          <table:table-cell table:style-name="ce4" office:value-type="string" calcext:value-type="string">
            <text:p>MT03</text:p>
          </table:table-cell>
          <table:table-cell table:style-name="ce4" office:value-type="string" calcext:value-type="string">
            <text:p>A-CARGAD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3614</text:p>
          </table:table-cell>
          <table:table-cell table:style-name="ce4" office:value-type="string" calcext:value-type="string">
            <text:p>MT03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CARA033MCOMU-SAUX1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Rectificador de 220 Vcc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CARGADOR1-CASETA52 (DIAMETRO2)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Servicios Auxiliares 1</text:p>
          </table:table-cell>
          <table:table-cell table:style-name="ce5" office:value-type="date" office:date-value="2015-07-20" calcext:value-type="date">
            <text:p>20/07/2015</text:p>
          </table:table-cell>
          <table:table-cell table:style-name="ce4" office:value-type="string" calcext:value-type="string">
            <text:p>HALLCA</text:p>
          </table:table-cell>
          <table:table-cell table:style-name="ce4"/>
          <table:table-cell table:style-name="ce4" office:value-type="string" calcext:value-type="string">
            <text:p>MT03</text:p>
          </table:table-cell>
          <table:table-cell table:style-name="ce4" office:value-type="string" calcext:value-type="string">
            <text:p>A-CARGAD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3604</text:p>
          </table:table-cell>
          <table:table-cell table:style-name="ce4" office:value-type="string" calcext:value-type="string">
            <text:p>MT03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CARA033MCOMU-SAUX1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Rectificador de 220 Vcc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CARGADOR2-CASETA23(L2108-L2221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Servicios Auxiliares 1</text:p>
          </table:table-cell>
          <table:table-cell table:style-name="ce5" office:value-type="date" office:date-value="2015-08-17" calcext:value-type="date">
            <text:p>17/08/2015</text:p>
          </table:table-cell>
          <table:table-cell table:style-name="ce4" office:value-type="string" calcext:value-type="string">
            <text:p>HALLCA</text:p>
          </table:table-cell>
          <table:table-cell table:style-name="ce4"/>
          <table:table-cell table:style-name="ce4" office:value-type="string" calcext:value-type="string">
            <text:p>MT03</text:p>
          </table:table-cell>
          <table:table-cell table:style-name="ce4" office:value-type="string" calcext:value-type="string">
            <text:p>A-CARGAD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3608</text:p>
          </table:table-cell>
          <table:table-cell table:style-name="ce4" office:value-type="string" calcext:value-type="string">
            <text:p>MT03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CARA033MCOMU-SAUX1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Rectificador de 220 Vcc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CARGADOR2-CASETA25 (AT73,AT74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Servicios Auxiliares 1</text:p>
          </table:table-cell>
          <table:table-cell table:style-name="ce5" office:value-type="date" office:date-value="2015-08-17" calcext:value-type="date">
            <text:p>17/08/2015</text:p>
          </table:table-cell>
          <table:table-cell table:style-name="ce4" office:value-type="string" calcext:value-type="string">
            <text:p>HALLCA</text:p>
          </table:table-cell>
          <table:table-cell table:style-name="ce4"/>
          <table:table-cell table:style-name="ce4" office:value-type="string" calcext:value-type="string">
            <text:p>MT03</text:p>
          </table:table-cell>
          <table:table-cell table:style-name="ce4" office:value-type="string" calcext:value-type="string">
            <text:p>A-CARGAD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3611</text:p>
          </table:table-cell>
          <table:table-cell table:style-name="ce4" office:value-type="string" calcext:value-type="string">
            <text:p>MT03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CARA033MCOMU-SAUX1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Rectificador de 220 Vcc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CARGADOR2-CASETA26(L2105-L2106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Servicios Auxiliares 1</text:p>
          </table:table-cell>
          <table:table-cell table:style-name="ce5" office:value-type="date" office:date-value="2015-08-17" calcext:value-type="date">
            <text:p>17/08/2015</text:p>
          </table:table-cell>
          <table:table-cell table:style-name="ce4" office:value-type="string" calcext:value-type="string">
            <text:p>HALLCA</text:p>
          </table:table-cell>
          <table:table-cell table:style-name="ce4"/>
          <table:table-cell table:style-name="ce4" office:value-type="string" calcext:value-type="string">
            <text:p>MT03</text:p>
          </table:table-cell>
          <table:table-cell table:style-name="ce4" office:value-type="string" calcext:value-type="string">
            <text:p>A-CARGAD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3613</text:p>
          </table:table-cell>
          <table:table-cell table:style-name="ce4" office:value-type="string" calcext:value-type="string">
            <text:p>MT03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CARA033MCOMU-SAUX1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Rectificador de 220 Vcc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CARGADOR2-CASETA51(DIAMETRO1)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Servicios Auxiliares 1</text:p>
          </table:table-cell>
          <table:table-cell table:style-name="ce5" office:value-type="date" office:date-value="2015-08-17" calcext:value-type="date">
            <text:p>17/08/2015</text:p>
          </table:table-cell>
          <table:table-cell table:style-name="ce4" office:value-type="string" calcext:value-type="string">
            <text:p>HALLCA</text:p>
          </table:table-cell>
          <table:table-cell table:style-name="ce4"/>
          <table:table-cell table:style-name="ce4" office:value-type="string" calcext:value-type="string">
            <text:p>MT03</text:p>
          </table:table-cell>
          <table:table-cell table:style-name="ce4" office:value-type="string" calcext:value-type="string">
            <text:p>A-CARGAD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3615</text:p>
          </table:table-cell>
          <table:table-cell table:style-name="ce4" office:value-type="string" calcext:value-type="string">
            <text:p>MT03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CARA033MCOMU-SAUX1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Rectificador de 220 Vcc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CARGADOR2-CASETA52 (DIAMETRO2)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Servicios Auxiliares 1</text:p>
          </table:table-cell>
          <table:table-cell table:style-name="ce5" office:value-type="date" office:date-value="2015-08-17" calcext:value-type="date">
            <text:p>17/08/2015</text:p>
          </table:table-cell>
          <table:table-cell table:style-name="ce4" office:value-type="string" calcext:value-type="string">
            <text:p>HALLCA</text:p>
          </table:table-cell>
          <table:table-cell table:style-name="ce4"/>
          <table:table-cell table:style-name="ce4" office:value-type="string" calcext:value-type="string">
            <text:p>MT03</text:p>
          </table:table-cell>
          <table:table-cell table:style-name="ce4" office:value-type="string" calcext:value-type="string">
            <text:p>A-CARGAD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8357</text:p>
          </table:table-cell>
          <table:table-cell table:style-name="ce4" office:value-type="string" calcext:value-type="string">
            <text:p>MT03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CARA220MCOMU-SAUX1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Banco de Baterías 220 Vcc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CASETA 21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Servicios Auxiliares - Caseta 21</text:p>
          </table:table-cell>
          <table:table-cell table:style-name="ce5" office:value-type="date" office:date-value="2015-02-23" calcext:value-type="date">
            <text:p>23/02/2015</text:p>
          </table:table-cell>
          <table:table-cell table:style-name="ce4" office:value-type="string" calcext:value-type="string">
            <text:p>DPADILLA</text:p>
          </table:table-cell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03</text:p>
          </table:table-cell>
          <table:table-cell table:style-name="ce4" office:value-type="string" calcext:value-type="string">
            <text:p>A-BATERI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2435</text:p>
          </table:table-cell>
          <table:table-cell table:style-name="ce4" office:value-type="string" calcext:value-type="string">
            <text:p>MT03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PLAN220MCOMU-SAUX1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Banco de Baterías 220 Vcc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CASETA 23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Servicios Auxiliares 1</text:p>
          </table:table-cell>
          <table:table-cell table:style-name="ce5" office:value-type="date" office:date-value="2015-07-20" calcext:value-type="date">
            <text:p>20/07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03</text:p>
          </table:table-cell>
          <table:table-cell table:style-name="ce4" office:value-type="string" calcext:value-type="string">
            <text:p>A-BATERI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2437</text:p>
          </table:table-cell>
          <table:table-cell table:style-name="ce4" office:value-type="string" calcext:value-type="string">
            <text:p>MT03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PLAN220MCOMU-SAUX1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Banco de Baterías 220 Vcc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CASETA 24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Servicios Auxiliares 1</text:p>
          </table:table-cell>
          <table:table-cell table:style-name="ce5" office:value-type="date" office:date-value="2015-07-20" calcext:value-type="date">
            <text:p>20/07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03</text:p>
          </table:table-cell>
          <table:table-cell table:style-name="ce4" office:value-type="string" calcext:value-type="string">
            <text:p>A-BATERI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2935</text:p>
          </table:table-cell>
          <table:table-cell table:style-name="ce4" office:value-type="string" calcext:value-type="string">
            <text:p>MT03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CHIA220MCOMU-SAUX5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Banco de Baterías 220 Vcc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CASETA 31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Servicios Auxiliares - Caseta 34</text:p>
          </table:table-cell>
          <table:table-cell table:style-name="ce5" office:value-type="date" office:date-value="2015-04-24" calcext:value-type="date">
            <text:p>24/04/2015</text:p>
          </table:table-cell>
          <table:table-cell table:style-name="ce4" office:value-type="string" calcext:value-type="string">
            <text:p>KRUIZ</text:p>
          </table:table-cell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03</text:p>
          </table:table-cell>
          <table:table-cell table:style-name="ce4" office:value-type="string" calcext:value-type="string">
            <text:p>A-BATERI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30296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HUAC010MCOMU-SAUX1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Banco de Baterías 48 Vcc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CC-42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Servicios Auxiliares 1</text:p>
          </table:table-cell>
          <table:table-cell table:style-name="ce5" office:value-type="date" office:date-value="2015-09-07" calcext:value-type="date">
            <text:p>07/09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A-BATERI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29094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SROS060MCOMU-SAUX1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Rectificador de 220 Vcc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CC-62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Servicios Auxiliares 1</text:p>
          </table:table-cell>
          <table:table-cell table:style-name="ce5" office:value-type="date" office:date-value="2015-07-20" calcext:value-type="date">
            <text:p>20/07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A-CARGAD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29070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SJUA010MCOMU-SAUX1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Rectificador de 220 Vcc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CC-66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Servicios Auxiliares 1</text:p>
          </table:table-cell>
          <table:table-cell table:style-name="ce5" office:value-type="date" office:date-value="2015-07-20" calcext:value-type="date">
            <text:p>20/07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A-CARGAD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60122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CHIL220MCOMU-ESQCO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Interfaz Hombre Máquina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COMUNICACIÓN-IHM2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Esquema de Control</text:p>
          </table:table-cell>
          <table:table-cell table:style-name="ce5" office:value-type="date" office:date-value="2016-05-17" calcext:value-type="date">
            <text:p>17/05/2016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A-RED-GE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9448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CHAV060MCOMU-SAUX1</text:p>
          </table:table-cell>
          <table:table-cell table:style-name="ce4" office:value-type="string" calcext:value-type="string">
            <text:p>MONT NOAC</text:p>
          </table:table-cell>
          <table:table-cell table:style-name="ce4" office:value-type="string" calcext:value-type="string">
            <text:p>Banco de Baterías 220 Vcc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EDIFICIO DE CONTROL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Servicios Auxiliares 1</text:p>
          </table:table-cell>
          <table:table-cell table:style-name="ce5" office:value-type="date" office:date-value="2016-04-07" calcext:value-type="date">
            <text:p>07/04/2016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A-BATERI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9449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CHAV060MCOMU-SAUX1</text:p>
          </table:table-cell>
          <table:table-cell table:style-name="ce4" office:value-type="string" calcext:value-type="string">
            <text:p>MONT NOAC</text:p>
          </table:table-cell>
          <table:table-cell table:style-name="ce4" office:value-type="string" calcext:value-type="string">
            <text:p>Banco de Baterías 110 Vcc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EDIFICIO DE CONTROL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Servicios Auxiliares 1</text:p>
          </table:table-cell>
          <table:table-cell table:style-name="ce5" office:value-type="date" office:date-value="2016-04-07" calcext:value-type="date">
            <text:p>07/04/2016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A-BATERI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4237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CHIL220CBARA-ESQPR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Relé 87B Diferencial de barras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P-610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Esquema de Protección</text:p>
          </table:table-cell>
          <table:table-cell table:style-name="ce5" office:value-type="date" office:date-value="2015-07-20" calcext:value-type="date">
            <text:p>20/07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A-PROTEC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4290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INDE220L2203-ESQPR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Relé 21 Distanci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PRINCIPAL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Esquema de Protección</text:p>
          </table:table-cell>
          <table:table-cell table:style-name="ce5" office:value-type="date" office:date-value="2016-05-23" calcext:value-type="date">
            <text:p>23/05/2016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A-PROTEC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1922</text:p>
          </table:table-cell>
          <table:table-cell table:style-name="ce4" office:value-type="string" calcext:value-type="string">
            <text:p>MT04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ICAT220L2210-ESQPR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Relé 21 Distanci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RESPALDO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Esquema de Protección</text:p>
          </table:table-cell>
          <table:table-cell table:style-name="ce5" office:value-type="date" office:date-value="2016-05-23" calcext:value-type="date">
            <text:p>23/05/2016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04</text:p>
          </table:table-cell>
          <table:table-cell table:style-name="ce4" office:value-type="string" calcext:value-type="string">
            <text:p>A-PROTEC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4740</text:p>
          </table:table-cell>
          <table:table-cell table:style-name="ce4" office:value-type="string" calcext:value-type="string">
            <text:p>MT04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INDT220L2210-ESQPR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Relé 21 Distanci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RESPALDO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Esquema de Protección</text:p>
          </table:table-cell>
          <table:table-cell table:style-name="ce5" office:value-type="date" office:date-value="2016-05-23" calcext:value-type="date">
            <text:p>23/05/2016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04</text:p>
          </table:table-cell>
          <table:table-cell table:style-name="ce4" office:value-type="string" calcext:value-type="string">
            <text:p>A-PROTEC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60199</text:p>
          </table:table-cell>
          <table:table-cell table:style-name="ce4" office:value-type="string" calcext:value-type="string">
            <text:p>MT03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CARA500MCOMU-ESQCO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Interfaz Hombre Máquina</text:p>
          </table:table-cell>
          <table:table-cell table:style-name="ce4"/>
          <table:table-cell table:style-name="ce4" office:value-type="string" calcext:value-type="string">
            <text:p>SALA CONTROL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Esquema de Control</text:p>
          </table:table-cell>
          <table:table-cell table:style-name="ce5" office:value-type="date" office:date-value="2016-05-17" calcext:value-type="date">
            <text:p>17/05/2016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03</text:p>
          </table:table-cell>
          <table:table-cell table:style-name="ce4" office:value-type="string" calcext:value-type="string">
            <text:p>A-RED-GE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2433</text:p>
          </table:table-cell>
          <table:table-cell table:style-name="ce4" office:value-type="string" calcext:value-type="string">
            <text:p>MT03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PLAN220MCOMU-SAUX1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Banco de Baterías 220 Vcc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SALA DE CONTROL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Servicios Auxiliares 1</text:p>
          </table:table-cell>
          <table:table-cell table:style-name="ce5" office:value-type="date" office:date-value="2015-07-20" calcext:value-type="date">
            <text:p>20/07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03</text:p>
          </table:table-cell>
          <table:table-cell table:style-name="ce4" office:value-type="string" calcext:value-type="string">
            <text:p>A-BATERI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4223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HUAC220MCOMU-ESQCO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Gateway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SALA DE CONTROL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Esquema de Control</text:p>
          </table:table-cell>
          <table:table-cell table:style-name="ce5" office:value-type="date" office:date-value="2015-12-10" calcext:value-type="date">
            <text:p>10/12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A-S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0414</text:p>
          </table:table-cell>
          <table:table-cell table:style-name="ce4" office:value-type="string" calcext:value-type="string">
            <text:p>MT03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PLAN220MCOMU-SAUX1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Rectificador de 220 Vcc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SALA DE CONTROL SSAA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Servicios Auxiliares 1</text:p>
          </table:table-cell>
          <table:table-cell table:style-name="ce5" office:value-type="date" office:date-value="2015-07-20" calcext:value-type="date">
            <text:p>20/07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03</text:p>
          </table:table-cell>
          <table:table-cell table:style-name="ce4" office:value-type="string" calcext:value-type="string">
            <text:p>A-CARGAD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0415</text:p>
          </table:table-cell>
          <table:table-cell table:style-name="ce4" office:value-type="string" calcext:value-type="string">
            <text:p>MT03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PLAN220MCOMU-SAUX1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Rectificador de 220 Vcc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SALA DE CONTROL SSAA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Servicios Auxiliares 1</text:p>
          </table:table-cell>
          <table:table-cell table:style-name="ce5" office:value-type="date" office:date-value="2015-07-20" calcext:value-type="date">
            <text:p>20/07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03</text:p>
          </table:table-cell>
          <table:table-cell table:style-name="ce4" office:value-type="string" calcext:value-type="string">
            <text:p>A-CARGAD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6267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ICA 220MCOMU-ESQCO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Gateway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SICAM SAS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Esquema de Control</text:p>
          </table:table-cell>
          <table:table-cell table:style-name="ce5" office:value-type="date" office:date-value="2015-08-12" calcext:value-type="date">
            <text:p>12/08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A-S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6116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2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SJUA220L2095-ESQTE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eleprotección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TP-2095P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Esquema de Telecomunicaciones</text:p>
          </table:table-cell>
          <table:table-cell table:style-name="ce5" office:value-type="date" office:date-value="2014-02-05" calcext:value-type="date">
            <text:p>05/02/2014</text:p>
          </table:table-cell>
          <table:table-cell table:style-name="ce4" office:value-type="string" calcext:value-type="string">
            <text:p>KRUIZ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A-PLP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60952</text:p>
          </table:table-cell>
          <table:table-cell table:style-name="ce4" office:value-type="string" calcext:value-type="string">
            <text:p>MT04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L2210INDEICA-VICUB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46</text:p>
          </table:table-cell>
          <table:table-cell table:style-name="ce4" office:value-type="string" calcext:value-type="string">
            <text:p>C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10 Sector Villacurí -Zona B T041-T086</text:p>
          </table:table-cell>
          <table:table-cell table:style-name="ce5"/>
          <table:table-cell table:style-name="ce4"/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04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60963</text:p>
          </table:table-cell>
          <table:table-cell table:style-name="ce4" office:value-type="string" calcext:value-type="string">
            <text:p>MT04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L2210INDEICA-VICUB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57</text:p>
          </table:table-cell>
          <table:table-cell table:style-name="ce4" office:value-type="string" calcext:value-type="string">
            <text:p>C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10 Sector Villacurí -Zona B T041-T086</text:p>
          </table:table-cell>
          <table:table-cell table:style-name="ce5"/>
          <table:table-cell table:style-name="ce4"/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04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60967</text:p>
          </table:table-cell>
          <table:table-cell table:style-name="ce4" office:value-type="string" calcext:value-type="string">
            <text:p>MT04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L2210INDEICA-VICUB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61</text:p>
          </table:table-cell>
          <table:table-cell table:style-name="ce4" office:value-type="string" calcext:value-type="string">
            <text:p>C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10 Sector Villacurí -Zona B T041-T086</text:p>
          </table:table-cell>
          <table:table-cell table:style-name="ce5"/>
          <table:table-cell table:style-name="ce4"/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04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61514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092SJUPRAD-JGALV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34</text:p>
          </table:table-cell>
          <table:table-cell table:style-name="ce4" office:value-type="string" calcext:value-type="string">
            <text:p>C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092 Sector José Gálvez T20-T36</text:p>
          </table:table-cell>
          <table:table-cell table:style-name="ce5"/>
          <table:table-cell table:style-name="ce4"/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7412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07CANTIND-SCRL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020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EX T-346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07 Sector Santa Cruz-Larán T010-T100</text:p>
          </table:table-cell>
          <table:table-cell table:style-name="ce5" office:value-type="date" office:date-value="2014-11-19" calcext:value-type="date">
            <text:p>19/11/2014</text:p>
          </table:table-cell>
          <table:table-cell table:style-name="ce4" office:value-type="string" calcext:value-type="string">
            <text:p>APEREZ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7413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07CANTIND-SCRL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021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EX T-347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07 Sector Santa Cruz-Larán T010-T100</text:p>
          </table:table-cell>
          <table:table-cell table:style-name="ce5" office:value-type="date" office:date-value="2014-11-19" calcext:value-type="date">
            <text:p>19/11/2014</text:p>
          </table:table-cell>
          <table:table-cell table:style-name="ce4" office:value-type="string" calcext:value-type="string">
            <text:p>APEREZ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7414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07CANTIND-SCRL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022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EX T-348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07 Sector Santa Cruz-Larán T010-T100</text:p>
          </table:table-cell>
          <table:table-cell table:style-name="ce5" office:value-type="date" office:date-value="2014-11-19" calcext:value-type="date">
            <text:p>19/11/2014</text:p>
          </table:table-cell>
          <table:table-cell table:style-name="ce4" office:value-type="string" calcext:value-type="string">
            <text:p>APEREZ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7415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07CANTIND-SCRL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023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EX T-349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07 Sector Santa Cruz-Larán T010-T100</text:p>
          </table:table-cell>
          <table:table-cell table:style-name="ce5" office:value-type="date" office:date-value="2014-11-19" calcext:value-type="date">
            <text:p>19/11/2014</text:p>
          </table:table-cell>
          <table:table-cell table:style-name="ce4" office:value-type="string" calcext:value-type="string">
            <text:p>APEREZ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7416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07CANTIND-SCRL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024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EX T-35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07 Sector Santa Cruz-Larán T010-T100</text:p>
          </table:table-cell>
          <table:table-cell table:style-name="ce5" office:value-type="date" office:date-value="2014-11-19" calcext:value-type="date">
            <text:p>19/11/2014</text:p>
          </table:table-cell>
          <table:table-cell table:style-name="ce4" office:value-type="string" calcext:value-type="string">
            <text:p>APEREZ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7417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07CANTIND-SCRL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025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EX T-351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07 Sector Santa Cruz-Larán T010-T100</text:p>
          </table:table-cell>
          <table:table-cell table:style-name="ce5" office:value-type="date" office:date-value="2014-11-19" calcext:value-type="date">
            <text:p>19/11/2014</text:p>
          </table:table-cell>
          <table:table-cell table:style-name="ce4" office:value-type="string" calcext:value-type="string">
            <text:p>APEREZ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7418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07CANTIND-SCRL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026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EX T-352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07 Sector Santa Cruz-Larán T010-T100</text:p>
          </table:table-cell>
          <table:table-cell table:style-name="ce5" office:value-type="date" office:date-value="2014-11-19" calcext:value-type="date">
            <text:p>19/11/2014</text:p>
          </table:table-cell>
          <table:table-cell table:style-name="ce4" office:value-type="string" calcext:value-type="string">
            <text:p>APEREZ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7419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07CANTIND-SCRL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027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EX T-353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07 Sector Santa Cruz-Larán T010-T100</text:p>
          </table:table-cell>
          <table:table-cell table:style-name="ce5" office:value-type="date" office:date-value="2014-11-19" calcext:value-type="date">
            <text:p>19/11/2014</text:p>
          </table:table-cell>
          <table:table-cell table:style-name="ce4" office:value-type="string" calcext:value-type="string">
            <text:p>APEREZ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7420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07CANTIND-SCRL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028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EX T-354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07 Sector Santa Cruz-Larán T010-T100</text:p>
          </table:table-cell>
          <table:table-cell table:style-name="ce5" office:value-type="date" office:date-value="2014-11-19" calcext:value-type="date">
            <text:p>19/11/2014</text:p>
          </table:table-cell>
          <table:table-cell table:style-name="ce4" office:value-type="string" calcext:value-type="string">
            <text:p>APEREZ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7421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07CANTIND-SCRL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029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EX T-355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07 Sector Santa Cruz-Larán T010-T100</text:p>
          </table:table-cell>
          <table:table-cell table:style-name="ce5" office:value-type="date" office:date-value="2014-11-19" calcext:value-type="date">
            <text:p>19/11/2014</text:p>
          </table:table-cell>
          <table:table-cell table:style-name="ce4" office:value-type="string" calcext:value-type="string">
            <text:p>APEREZ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7422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07CANTIND-SCRL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030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EX T-356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07 Sector Santa Cruz-Larán T010-T100</text:p>
          </table:table-cell>
          <table:table-cell table:style-name="ce5" office:value-type="date" office:date-value="2014-11-19" calcext:value-type="date">
            <text:p>19/11/2014</text:p>
          </table:table-cell>
          <table:table-cell table:style-name="ce4" office:value-type="string" calcext:value-type="string">
            <text:p>APEREZ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7423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07CANTIND-SCRL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031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EX T-357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07 Sector Santa Cruz-Larán T010-T100</text:p>
          </table:table-cell>
          <table:table-cell table:style-name="ce5" office:value-type="date" office:date-value="2014-11-19" calcext:value-type="date">
            <text:p>19/11/2014</text:p>
          </table:table-cell>
          <table:table-cell table:style-name="ce4" office:value-type="string" calcext:value-type="string">
            <text:p>APEREZ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7424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07CANTIND-SCRL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032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EX T-358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07 Sector Santa Cruz-Larán T010-T100</text:p>
          </table:table-cell>
          <table:table-cell table:style-name="ce5" office:value-type="date" office:date-value="2014-11-19" calcext:value-type="date">
            <text:p>19/11/2014</text:p>
          </table:table-cell>
          <table:table-cell table:style-name="ce4" office:value-type="string" calcext:value-type="string">
            <text:p>APEREZ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7425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07CANTIND-SCRL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033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EX T-359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07 Sector Santa Cruz-Larán T010-T100</text:p>
          </table:table-cell>
          <table:table-cell table:style-name="ce5" office:value-type="date" office:date-value="2014-11-19" calcext:value-type="date">
            <text:p>19/11/2014</text:p>
          </table:table-cell>
          <table:table-cell table:style-name="ce4" office:value-type="string" calcext:value-type="string">
            <text:p>APEREZ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7426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07CANTIND-SCRL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034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EX T-36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07 Sector Santa Cruz-Larán T010-T100</text:p>
          </table:table-cell>
          <table:table-cell table:style-name="ce5" office:value-type="date" office:date-value="2014-11-19" calcext:value-type="date">
            <text:p>19/11/2014</text:p>
          </table:table-cell>
          <table:table-cell table:style-name="ce4" office:value-type="string" calcext:value-type="string">
            <text:p>APEREZ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7427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07CANTIND-SCRL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035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EX T-361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07 Sector Santa Cruz-Larán T010-T100</text:p>
          </table:table-cell>
          <table:table-cell table:style-name="ce5" office:value-type="date" office:date-value="2014-11-19" calcext:value-type="date">
            <text:p>19/11/2014</text:p>
          </table:table-cell>
          <table:table-cell table:style-name="ce4" office:value-type="string" calcext:value-type="string">
            <text:p>APEREZ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7428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07CANTIND-SCRL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036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EX T-362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07 Sector Santa Cruz-Larán T010-T100</text:p>
          </table:table-cell>
          <table:table-cell table:style-name="ce5" office:value-type="date" office:date-value="2014-11-19" calcext:value-type="date">
            <text:p>19/11/2014</text:p>
          </table:table-cell>
          <table:table-cell table:style-name="ce4" office:value-type="string" calcext:value-type="string">
            <text:p>APEREZ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7429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07CANTIND-SCRL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037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EX T-363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07 Sector Santa Cruz-Larán T010-T100</text:p>
          </table:table-cell>
          <table:table-cell table:style-name="ce5" office:value-type="date" office:date-value="2014-11-19" calcext:value-type="date">
            <text:p>19/11/2014</text:p>
          </table:table-cell>
          <table:table-cell table:style-name="ce4" office:value-type="string" calcext:value-type="string">
            <text:p>APEREZ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7430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07CANTIND-SCRL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038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EX T-364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07 Sector Santa Cruz-Larán T010-T100</text:p>
          </table:table-cell>
          <table:table-cell table:style-name="ce5" office:value-type="date" office:date-value="2014-11-19" calcext:value-type="date">
            <text:p>19/11/2014</text:p>
          </table:table-cell>
          <table:table-cell table:style-name="ce4" office:value-type="string" calcext:value-type="string">
            <text:p>APEREZ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7431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07CANTIND-SCRL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039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EX T-365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07 Sector Santa Cruz-Larán T010-T100</text:p>
          </table:table-cell>
          <table:table-cell table:style-name="ce5" office:value-type="date" office:date-value="2014-11-19" calcext:value-type="date">
            <text:p>19/11/2014</text:p>
          </table:table-cell>
          <table:table-cell table:style-name="ce4" office:value-type="string" calcext:value-type="string">
            <text:p>APEREZ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7432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07CANTIND-SCRL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040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EX T-366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07 Sector Santa Cruz-Larán T010-T100</text:p>
          </table:table-cell>
          <table:table-cell table:style-name="ce5" office:value-type="date" office:date-value="2014-11-19" calcext:value-type="date">
            <text:p>19/11/2014</text:p>
          </table:table-cell>
          <table:table-cell table:style-name="ce4" office:value-type="string" calcext:value-type="string">
            <text:p>APEREZ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7433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07CANTIND-SCRL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041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EX T-367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07 Sector Santa Cruz-Larán T010-T100</text:p>
          </table:table-cell>
          <table:table-cell table:style-name="ce5" office:value-type="date" office:date-value="2014-11-19" calcext:value-type="date">
            <text:p>19/11/2014</text:p>
          </table:table-cell>
          <table:table-cell table:style-name="ce4" office:value-type="string" calcext:value-type="string">
            <text:p>APEREZ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7434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07CANTIND-SCRL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042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EX T-368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07 Sector Santa Cruz-Larán T010-T100</text:p>
          </table:table-cell>
          <table:table-cell table:style-name="ce5" office:value-type="date" office:date-value="2014-11-19" calcext:value-type="date">
            <text:p>19/11/2014</text:p>
          </table:table-cell>
          <table:table-cell table:style-name="ce4" office:value-type="string" calcext:value-type="string">
            <text:p>APEREZ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7435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07CANTIND-SCRL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043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EX T-369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07 Sector Santa Cruz-Larán T010-T100</text:p>
          </table:table-cell>
          <table:table-cell table:style-name="ce5" office:value-type="date" office:date-value="2014-11-19" calcext:value-type="date">
            <text:p>19/11/2014</text:p>
          </table:table-cell>
          <table:table-cell table:style-name="ce4" office:value-type="string" calcext:value-type="string">
            <text:p>APEREZ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7436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07CANTIND-SCRL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044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EX T-37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07 Sector Santa Cruz-Larán T010-T100</text:p>
          </table:table-cell>
          <table:table-cell table:style-name="ce5" office:value-type="date" office:date-value="2014-11-19" calcext:value-type="date">
            <text:p>19/11/2014</text:p>
          </table:table-cell>
          <table:table-cell table:style-name="ce4" office:value-type="string" calcext:value-type="string">
            <text:p>APEREZ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7437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07CANTIND-SCRL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045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EX T-371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07 Sector Santa Cruz-Larán T010-T100</text:p>
          </table:table-cell>
          <table:table-cell table:style-name="ce5" office:value-type="date" office:date-value="2014-11-19" calcext:value-type="date">
            <text:p>19/11/2014</text:p>
          </table:table-cell>
          <table:table-cell table:style-name="ce4" office:value-type="string" calcext:value-type="string">
            <text:p>APEREZ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7438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07CANTIND-SCRL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046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EX T-372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07 Sector Santa Cruz-Larán T010-T100</text:p>
          </table:table-cell>
          <table:table-cell table:style-name="ce5" office:value-type="date" office:date-value="2014-11-19" calcext:value-type="date">
            <text:p>19/11/2014</text:p>
          </table:table-cell>
          <table:table-cell table:style-name="ce4" office:value-type="string" calcext:value-type="string">
            <text:p>APEREZ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7439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07CANTIND-SCRL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047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EX T-373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07 Sector Santa Cruz-Larán T010-T100</text:p>
          </table:table-cell>
          <table:table-cell table:style-name="ce5" office:value-type="date" office:date-value="2014-11-19" calcext:value-type="date">
            <text:p>19/11/2014</text:p>
          </table:table-cell>
          <table:table-cell table:style-name="ce4" office:value-type="string" calcext:value-type="string">
            <text:p>APEREZ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7440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07CANTIND-SCRL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048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EX T-374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07 Sector Santa Cruz-Larán T010-T100</text:p>
          </table:table-cell>
          <table:table-cell table:style-name="ce5" office:value-type="date" office:date-value="2014-11-19" calcext:value-type="date">
            <text:p>19/11/2014</text:p>
          </table:table-cell>
          <table:table-cell table:style-name="ce4" office:value-type="string" calcext:value-type="string">
            <text:p>APEREZ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7441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07CANTIND-SCRL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049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EX T-375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07 Sector Santa Cruz-Larán T010-T100</text:p>
          </table:table-cell>
          <table:table-cell table:style-name="ce5" office:value-type="date" office:date-value="2014-11-19" calcext:value-type="date">
            <text:p>19/11/2014</text:p>
          </table:table-cell>
          <table:table-cell table:style-name="ce4" office:value-type="string" calcext:value-type="string">
            <text:p>APEREZ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7442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07CANTIND-SCRL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050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EX T-376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07 Sector Santa Cruz-Larán T010-T100</text:p>
          </table:table-cell>
          <table:table-cell table:style-name="ce5" office:value-type="date" office:date-value="2014-11-19" calcext:value-type="date">
            <text:p>19/11/2014</text:p>
          </table:table-cell>
          <table:table-cell table:style-name="ce4" office:value-type="string" calcext:value-type="string">
            <text:p>APEREZ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7443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07CANTIND-SCRL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051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EX T-377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07 Sector Santa Cruz-Larán T010-T100</text:p>
          </table:table-cell>
          <table:table-cell table:style-name="ce5" office:value-type="date" office:date-value="2014-11-19" calcext:value-type="date">
            <text:p>19/11/2014</text:p>
          </table:table-cell>
          <table:table-cell table:style-name="ce4" office:value-type="string" calcext:value-type="string">
            <text:p>APEREZ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7444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07CANTIND-SCRL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052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EX T-378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07 Sector Santa Cruz-Larán T010-T100</text:p>
          </table:table-cell>
          <table:table-cell table:style-name="ce5" office:value-type="date" office:date-value="2014-11-19" calcext:value-type="date">
            <text:p>19/11/2014</text:p>
          </table:table-cell>
          <table:table-cell table:style-name="ce4" office:value-type="string" calcext:value-type="string">
            <text:p>APEREZ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7445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07CANTIND-SCRL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053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EX T-379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07 Sector Santa Cruz-Larán T010-T100</text:p>
          </table:table-cell>
          <table:table-cell table:style-name="ce5" office:value-type="date" office:date-value="2014-11-19" calcext:value-type="date">
            <text:p>19/11/2014</text:p>
          </table:table-cell>
          <table:table-cell table:style-name="ce4" office:value-type="string" calcext:value-type="string">
            <text:p>APEREZ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7446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07CANTIND-SCRL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054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EX T-38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07 Sector Santa Cruz-Larán T010-T100</text:p>
          </table:table-cell>
          <table:table-cell table:style-name="ce5" office:value-type="date" office:date-value="2014-11-19" calcext:value-type="date">
            <text:p>19/11/2014</text:p>
          </table:table-cell>
          <table:table-cell table:style-name="ce4" office:value-type="string" calcext:value-type="string">
            <text:p>APEREZ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7447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07CANTIND-SCRL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055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EX T-381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07 Sector Santa Cruz-Larán T010-T100</text:p>
          </table:table-cell>
          <table:table-cell table:style-name="ce5" office:value-type="date" office:date-value="2014-11-19" calcext:value-type="date">
            <text:p>19/11/2014</text:p>
          </table:table-cell>
          <table:table-cell table:style-name="ce4" office:value-type="string" calcext:value-type="string">
            <text:p>APEREZ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7448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07CANTIND-SCRL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056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EX T-382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07 Sector Santa Cruz-Larán T010-T100</text:p>
          </table:table-cell>
          <table:table-cell table:style-name="ce5" office:value-type="date" office:date-value="2014-11-19" calcext:value-type="date">
            <text:p>19/11/2014</text:p>
          </table:table-cell>
          <table:table-cell table:style-name="ce4" office:value-type="string" calcext:value-type="string">
            <text:p>APEREZ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7449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07CANTIND-SCRL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057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EX T-383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07 Sector Santa Cruz-Larán T010-T100</text:p>
          </table:table-cell>
          <table:table-cell table:style-name="ce5" office:value-type="date" office:date-value="2014-11-19" calcext:value-type="date">
            <text:p>19/11/2014</text:p>
          </table:table-cell>
          <table:table-cell table:style-name="ce4" office:value-type="string" calcext:value-type="string">
            <text:p>APEREZ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7450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07CANTIND-SCRL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058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EX T-384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07 Sector Santa Cruz-Larán T010-T100</text:p>
          </table:table-cell>
          <table:table-cell table:style-name="ce5" office:value-type="date" office:date-value="2014-11-19" calcext:value-type="date">
            <text:p>19/11/2014</text:p>
          </table:table-cell>
          <table:table-cell table:style-name="ce4" office:value-type="string" calcext:value-type="string">
            <text:p>APEREZ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7451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07CANTIND-SCRL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059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EX T-385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07 Sector Santa Cruz-Larán T010-T100</text:p>
          </table:table-cell>
          <table:table-cell table:style-name="ce5" office:value-type="date" office:date-value="2014-11-19" calcext:value-type="date">
            <text:p>19/11/2014</text:p>
          </table:table-cell>
          <table:table-cell table:style-name="ce4" office:value-type="string" calcext:value-type="string">
            <text:p>APEREZ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7452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07CANTIND-SCRL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060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EX T-386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07 Sector Santa Cruz-Larán T010-T100</text:p>
          </table:table-cell>
          <table:table-cell table:style-name="ce5" office:value-type="date" office:date-value="2014-11-19" calcext:value-type="date">
            <text:p>19/11/2014</text:p>
          </table:table-cell>
          <table:table-cell table:style-name="ce4" office:value-type="string" calcext:value-type="string">
            <text:p>APEREZ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7453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07CANTIND-SCRL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061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EX T-387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07 Sector Santa Cruz-Larán T010-T100</text:p>
          </table:table-cell>
          <table:table-cell table:style-name="ce5" office:value-type="date" office:date-value="2014-11-19" calcext:value-type="date">
            <text:p>19/11/2014</text:p>
          </table:table-cell>
          <table:table-cell table:style-name="ce4" office:value-type="string" calcext:value-type="string">
            <text:p>APEREZ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7454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07CANTIND-SCRL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062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EX T-388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07 Sector Santa Cruz-Larán T010-T100</text:p>
          </table:table-cell>
          <table:table-cell table:style-name="ce5" office:value-type="date" office:date-value="2014-11-19" calcext:value-type="date">
            <text:p>19/11/2014</text:p>
          </table:table-cell>
          <table:table-cell table:style-name="ce4" office:value-type="string" calcext:value-type="string">
            <text:p>APEREZ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7455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07CANTIND-SCRL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063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EX T-389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07 Sector Santa Cruz-Larán T010-T100</text:p>
          </table:table-cell>
          <table:table-cell table:style-name="ce5" office:value-type="date" office:date-value="2014-11-19" calcext:value-type="date">
            <text:p>19/11/2014</text:p>
          </table:table-cell>
          <table:table-cell table:style-name="ce4" office:value-type="string" calcext:value-type="string">
            <text:p>APEREZ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7456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07CANTIND-SCRL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064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EX T-39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07 Sector Santa Cruz-Larán T010-T100</text:p>
          </table:table-cell>
          <table:table-cell table:style-name="ce5" office:value-type="date" office:date-value="2014-11-19" calcext:value-type="date">
            <text:p>19/11/2014</text:p>
          </table:table-cell>
          <table:table-cell table:style-name="ce4" office:value-type="string" calcext:value-type="string">
            <text:p>APEREZ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7457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07CANTIND-SCRL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065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EX T-391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07 Sector Santa Cruz-Larán T010-T100</text:p>
          </table:table-cell>
          <table:table-cell table:style-name="ce5" office:value-type="date" office:date-value="2014-11-19" calcext:value-type="date">
            <text:p>19/11/2014</text:p>
          </table:table-cell>
          <table:table-cell table:style-name="ce4" office:value-type="string" calcext:value-type="string">
            <text:p>APEREZ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7458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07CANTIND-SCRL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066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EX T-392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07 Sector Santa Cruz-Larán T010-T100</text:p>
          </table:table-cell>
          <table:table-cell table:style-name="ce5" office:value-type="date" office:date-value="2014-11-19" calcext:value-type="date">
            <text:p>19/11/2014</text:p>
          </table:table-cell>
          <table:table-cell table:style-name="ce4" office:value-type="string" calcext:value-type="string">
            <text:p>APEREZ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7459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07CANTIND-SCRL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067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EX T-393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07 Sector Santa Cruz-Larán T010-T100</text:p>
          </table:table-cell>
          <table:table-cell table:style-name="ce5" office:value-type="date" office:date-value="2014-11-19" calcext:value-type="date">
            <text:p>19/11/2014</text:p>
          </table:table-cell>
          <table:table-cell table:style-name="ce4" office:value-type="string" calcext:value-type="string">
            <text:p>APEREZ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7460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07CANTIND-SCRL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068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EX T-394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07 Sector Santa Cruz-Larán T010-T100</text:p>
          </table:table-cell>
          <table:table-cell table:style-name="ce5" office:value-type="date" office:date-value="2014-11-19" calcext:value-type="date">
            <text:p>19/11/2014</text:p>
          </table:table-cell>
          <table:table-cell table:style-name="ce4" office:value-type="string" calcext:value-type="string">
            <text:p>APEREZ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7461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07CANTIND-SCRL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069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EX T-395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07 Sector Santa Cruz-Larán T010-T100</text:p>
          </table:table-cell>
          <table:table-cell table:style-name="ce5" office:value-type="date" office:date-value="2014-11-19" calcext:value-type="date">
            <text:p>19/11/2014</text:p>
          </table:table-cell>
          <table:table-cell table:style-name="ce4" office:value-type="string" calcext:value-type="string">
            <text:p>APEREZ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7462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07CANTIND-SCRL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070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EX T-396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07 Sector Santa Cruz-Larán T010-T100</text:p>
          </table:table-cell>
          <table:table-cell table:style-name="ce5" office:value-type="date" office:date-value="2014-11-19" calcext:value-type="date">
            <text:p>19/11/2014</text:p>
          </table:table-cell>
          <table:table-cell table:style-name="ce4" office:value-type="string" calcext:value-type="string">
            <text:p>APEREZ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7463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07CANTIND-SCRL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071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EX T-397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07 Sector Santa Cruz-Larán T010-T100</text:p>
          </table:table-cell>
          <table:table-cell table:style-name="ce5" office:value-type="date" office:date-value="2014-11-19" calcext:value-type="date">
            <text:p>19/11/2014</text:p>
          </table:table-cell>
          <table:table-cell table:style-name="ce4" office:value-type="string" calcext:value-type="string">
            <text:p>APEREZ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7464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07CANTIND-SCRL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072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EX T-398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07 Sector Santa Cruz-Larán T010-T100</text:p>
          </table:table-cell>
          <table:table-cell table:style-name="ce5" office:value-type="date" office:date-value="2014-11-19" calcext:value-type="date">
            <text:p>19/11/2014</text:p>
          </table:table-cell>
          <table:table-cell table:style-name="ce4" office:value-type="string" calcext:value-type="string">
            <text:p>APEREZ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7465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07CANTIND-SCRL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073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EX T-399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07 Sector Santa Cruz-Larán T010-T100</text:p>
          </table:table-cell>
          <table:table-cell table:style-name="ce5" office:value-type="date" office:date-value="2014-11-19" calcext:value-type="date">
            <text:p>19/11/2014</text:p>
          </table:table-cell>
          <table:table-cell table:style-name="ce4" office:value-type="string" calcext:value-type="string">
            <text:p>APEREZ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7466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07CANTIND-SCRL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074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EX T-40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07 Sector Santa Cruz-Larán T010-T100</text:p>
          </table:table-cell>
          <table:table-cell table:style-name="ce5" office:value-type="date" office:date-value="2014-11-19" calcext:value-type="date">
            <text:p>19/11/2014</text:p>
          </table:table-cell>
          <table:table-cell table:style-name="ce4" office:value-type="string" calcext:value-type="string">
            <text:p>APEREZ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7486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07CANTIND-SCRL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094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EX T-42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07 Sector Santa Cruz-Larán T010-T100</text:p>
          </table:table-cell>
          <table:table-cell table:style-name="ce5" office:value-type="date" office:date-value="2014-11-19" calcext:value-type="date">
            <text:p>19/11/2014</text:p>
          </table:table-cell>
          <table:table-cell table:style-name="ce4" office:value-type="string" calcext:value-type="string">
            <text:p>APEREZ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7490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07CANTIND-SCRL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098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EX T-424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07 Sector Santa Cruz-Larán T010-T100</text:p>
          </table:table-cell>
          <table:table-cell table:style-name="ce5" office:value-type="date" office:date-value="2014-11-19" calcext:value-type="date">
            <text:p>19/11/2014</text:p>
          </table:table-cell>
          <table:table-cell table:style-name="ce4" office:value-type="string" calcext:value-type="string">
            <text:p>APEREZ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23318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003SROCHAV-AGUOL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14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003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003 Sector El Agustino-L Olivos T1-T18</text:p>
          </table:table-cell>
          <table:table-cell table:style-name="ce5" office:value-type="date" office:date-value="2014-02-28" calcext:value-type="date">
            <text:p>28/02/2014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23358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010SROSIND-ELAGU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oste P-18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01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010 Sector El Agustino T1-P26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6893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091CHILDES-CHILC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117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091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091 Sector Chilca T110-T133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6894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091CHILDES-CHILC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118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091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091 Sector Chilca T110-T133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6895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091CHILDES-CHILC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119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091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091 Sector Chilca T110-T133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6898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091CHILDES-CHILC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122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091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091 Sector Chilca T110-T133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6899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091CHILDES-CHILC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123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091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091 Sector Chilca T110-T133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6900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091CHILDES-CHILC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124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091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091 Sector Chilca T110-T133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6901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091CHILDES-CHILC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125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091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091 Sector Chilca T110-T133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6902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091CHILDES-CHILC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126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091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091 Sector Chilca T110-T133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6909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091CHILDES-CHILC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133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091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091 Sector Chilca T110-T133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6921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091CHILDES-MAL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145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091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091 Sector Mala T145-T163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6932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091CHILDES-MAL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156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091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091 Sector Mala T145-T163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6962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091CHILDES-ASI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186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091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091 Sector Asia T186-T240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7370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094SJUCHIL-SBACH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117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094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094 Sector San Bartolo-Chilca T91-T139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7870</text:p>
          </table:table-cell>
          <table:table-cell table:style-name="ce4" office:value-type="string" calcext:value-type="string">
            <text:p>MT08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L2109PLACHIA-CHILC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142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109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109 Sector Mala-Chilca T95-T190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08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7871</text:p>
          </table:table-cell>
          <table:table-cell table:style-name="ce4" office:value-type="string" calcext:value-type="string">
            <text:p>MT08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L2109PLACHIA-CHILC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143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109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109 Sector Mala-Chilca T95-T190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08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7872</text:p>
          </table:table-cell>
          <table:table-cell table:style-name="ce4" office:value-type="string" calcext:value-type="string">
            <text:p>MT08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L2109PLACHIA-CHILC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144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109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109 Sector Mala-Chilca T95-T190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08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7913</text:p>
          </table:table-cell>
          <table:table-cell table:style-name="ce4" office:value-type="string" calcext:value-type="string">
            <text:p>MT08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L2109PLACHIA-CHILC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184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109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109 Sector Mala-Chilca T95-T190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08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30530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05POMASJU-SBAC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533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05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05 Sec.SBartolomé-CaliforniaT487-T543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30535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05POMASJU-SBAC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538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05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05 Sec.SBartolomé-CaliforniaT487-T543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30541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05POMASJU-CIESJ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544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05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05 Sector Cieneguilla-SJuan T544-T613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30570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05POMASJU-CIESJ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573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05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05 Sector Cieneguilla-SJuan T544-T613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30572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05POMASJU-CIESJ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575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05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05 Sector Cieneguilla-SJuan T544-T613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30575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05POMASJU-CIESJ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578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05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05 Sector Cieneguilla-SJuan T544-T613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30576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05POMASJU-CIESJ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579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05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05 Sector Cieneguilla-SJuan T544-T613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30580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05POMASJU-CIESJ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583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05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05 Sector Cieneguilla-SJuan T544-T613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30581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05POMASJU-CIESJ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584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05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05 Sector Cieneguilla-SJuan T544-T613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30582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05POMASJU-CIESJ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585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05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05 Sector Cieneguilla-SJuan T544-T613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30585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05POMASJU-CIESJ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588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05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05 Sector Cieneguilla-SJuan T544-T613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30588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05POMASJU-CIESJ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591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05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05 Sector Cieneguilla-SJuan T544-T613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30589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05POMASJU-CIESJ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592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05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05 Sector Cieneguilla-SJuan T544-T613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30594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05POMASJU-CIESJ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597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05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05 Sector Cieneguilla-SJuan T544-T613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30596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05POMASJU-CIESJ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599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05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05 Sector Cieneguilla-SJuan T544-T613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30609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05POMASJU-CIESJ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612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05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05 Sector Cieneguilla-SJuan T544-T613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7599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08DESINDE-CHINC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027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08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08 Sector Chincha T001-T051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7600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08DESINDE-CHINC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028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08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08 Sector Chincha T001-T051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7601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08DESINDE-CHINC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029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08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08 Sector Chincha T001-T051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7602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08DESINDE-CHINC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030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08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08 Sector Chincha T001-T051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7603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08DESINDE-CHINC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031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08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08 Sector Chincha T001-T051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23200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44VENCHAV-VENN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14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44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44 Sector Ventanilla -Naranjal T1-T17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23211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38E2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44VENCHAV-LOLIV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25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44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44 Sector Los Olivos T18 - T37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C</text:p>
          </table:table-cell>
          <table:table-cell table:style-name="ce4" office:value-type="string" calcext:value-type="string">
            <text:p>RP02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5839</text:p>
          </table:table-cell>
          <table:table-cell table:style-name="ce4" office:value-type="string" calcext:value-type="string">
            <text:p>RP03</text:p>
          </table:table-cell>
          <table:table-cell table:style-name="ce4" office:value-type="string" calcext:value-type="string">
            <text:p>38E30002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OMA010MCOMU-ESQTE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Multiplexor</text:p>
          </table:table-cell>
          <table:table-cell table:style-name="ce4" office:value-type="string" calcext:value-type="string">
            <text:p>G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Esquema de Telecomunicaciones</text:p>
          </table:table-cell>
          <table:table-cell table:style-name="ce5" office:value-type="date" office:date-value="2015-07-20" calcext:value-type="date">
            <text:p>20/07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E</text:p>
          </table:table-cell>
          <table:table-cell table:style-name="ce4" office:value-type="string" calcext:value-type="string">
            <text:p>RP03</text:p>
          </table:table-cell>
          <table:table-cell table:style-name="ce4" office:value-type="string" calcext:value-type="string">
            <text:p>A-MULTPX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31558</text:p>
          </table:table-cell>
          <table:table-cell table:style-name="ce4" office:value-type="string" calcext:value-type="string">
            <text:p>PE01</text:p>
          </table:table-cell>
          <table:table-cell table:style-name="ce4" office:value-type="string" calcext:value-type="string">
            <text:p>38E30002</text:p>
          </table:table-cell>
          <table:table-cell table:style-name="ce4" office:value-type="string" calcext:value-type="string">
            <text:p>PIS</text:p>
          </table:table-cell>
          <table:table-cell table:style-name="ce4" office:value-type="string" calcext:value-type="string">
            <text:p>AGUY022L1051-ESQME</text:p>
          </table:table-cell>
          <table:table-cell table:style-name="ce4" office:value-type="string" calcext:value-type="string">
            <text:p>MONT NOAC</text:p>
          </table:table-cell>
          <table:table-cell table:style-name="ce4" office:value-type="string" calcext:value-type="string">
            <text:p>Contador de Energía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M-C77761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Esquema de Medición</text:p>
          </table:table-cell>
          <table:table-cell table:style-name="ce5" office:value-type="date" office:date-value="2016-05-03" calcext:value-type="date">
            <text:p>03/05/2016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IPE</text:p>
          </table:table-cell>
          <table:table-cell table:style-name="ce4" office:value-type="string" calcext:value-type="string">
            <text:p>PE01</text:p>
          </table:table-cell>
          <table:table-cell table:style-name="ce4" office:value-type="string" calcext:value-type="string">
            <text:p>A-CONTAD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31557</text:p>
          </table:table-cell>
          <table:table-cell table:style-name="ce4" office:value-type="string" calcext:value-type="string">
            <text:p>PE01</text:p>
          </table:table-cell>
          <table:table-cell table:style-name="ce4" office:value-type="string" calcext:value-type="string">
            <text:p>38E30002</text:p>
          </table:table-cell>
          <table:table-cell table:style-name="ce4" office:value-type="string" calcext:value-type="string">
            <text:p>PIS</text:p>
          </table:table-cell>
          <table:table-cell table:style-name="ce4" office:value-type="string" calcext:value-type="string">
            <text:p>AGUY022MCOMU-SAUX1</text:p>
          </table:table-cell>
          <table:table-cell table:style-name="ce4" office:value-type="string" calcext:value-type="string">
            <text:p>MONT NOAC</text:p>
          </table:table-cell>
          <table:table-cell table:style-name="ce4" office:value-type="string" calcext:value-type="string">
            <text:p>Contador de energía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M-C77771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Servicios Auxiliares 1</text:p>
          </table:table-cell>
          <table:table-cell table:style-name="ce5" office:value-type="date" office:date-value="2016-05-03" calcext:value-type="date">
            <text:p>03/05/2016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IPE</text:p>
          </table:table-cell>
          <table:table-cell table:style-name="ce4" office:value-type="string" calcext:value-type="string">
            <text:p>PE01</text:p>
          </table:table-cell>
          <table:table-cell table:style-name="ce4" office:value-type="string" calcext:value-type="string">
            <text:p>A-CONTAD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31559</text:p>
          </table:table-cell>
          <table:table-cell table:style-name="ce4" office:value-type="string" calcext:value-type="string">
            <text:p>PE01</text:p>
          </table:table-cell>
          <table:table-cell table:style-name="ce4" office:value-type="string" calcext:value-type="string">
            <text:p>38E30002</text:p>
          </table:table-cell>
          <table:table-cell table:style-name="ce4" office:value-type="string" calcext:value-type="string">
            <text:p>PIS</text:p>
          </table:table-cell>
          <table:table-cell table:style-name="ce4" office:value-type="string" calcext:value-type="string">
            <text:p>PUCA138L1125-ESQME</text:p>
          </table:table-cell>
          <table:table-cell table:style-name="ce4" office:value-type="string" calcext:value-type="string">
            <text:p>MONT NOAC</text:p>
          </table:table-cell>
          <table:table-cell table:style-name="ce4" office:value-type="string" calcext:value-type="string">
            <text:p>Contador de Energía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M-C78151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Esquema de Medición</text:p>
          </table:table-cell>
          <table:table-cell table:style-name="ce5" office:value-type="date" office:date-value="2016-05-03" calcext:value-type="date">
            <text:p>03/05/2016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IPE</text:p>
          </table:table-cell>
          <table:table-cell table:style-name="ce4" office:value-type="string" calcext:value-type="string">
            <text:p>PE01</text:p>
          </table:table-cell>
          <table:table-cell table:style-name="ce4" office:value-type="string" calcext:value-type="string">
            <text:p>A-CONTAD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31561</text:p>
          </table:table-cell>
          <table:table-cell table:style-name="ce4" office:value-type="string" calcext:value-type="string">
            <text:p>PE01</text:p>
          </table:table-cell>
          <table:table-cell table:style-name="ce4" office:value-type="string" calcext:value-type="string">
            <text:p>38E30002</text:p>
          </table:table-cell>
          <table:table-cell table:style-name="ce4" office:value-type="string" calcext:value-type="string">
            <text:p>PIS</text:p>
          </table:table-cell>
          <table:table-cell table:style-name="ce4" office:value-type="string" calcext:value-type="string">
            <text:p>PUCA060CTR39-ESQME</text:p>
          </table:table-cell>
          <table:table-cell table:style-name="ce4" office:value-type="string" calcext:value-type="string">
            <text:p>MONT NOAC</text:p>
          </table:table-cell>
          <table:table-cell table:style-name="ce4" office:value-type="string" calcext:value-type="string">
            <text:p>Contador de Energía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M-C78701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Esquema de Medición</text:p>
          </table:table-cell>
          <table:table-cell table:style-name="ce5" office:value-type="date" office:date-value="2016-05-03" calcext:value-type="date">
            <text:p>03/05/2016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IPE</text:p>
          </table:table-cell>
          <table:table-cell table:style-name="ce4" office:value-type="string" calcext:value-type="string">
            <text:p>PE01</text:p>
          </table:table-cell>
          <table:table-cell table:style-name="ce4" office:value-type="string" calcext:value-type="string">
            <text:p>A-CONTAD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6516</text:p>
          </table:table-cell>
          <table:table-cell table:style-name="ce4" office:value-type="string" calcext:value-type="string">
            <text:p>MT01</text:p>
          </table:table-cell>
          <table:table-cell table:style-name="ce4" office:value-type="string" calcext:value-type="string">
            <text:p>38E30002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MANT220L2051-ESQPR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Relé 87L Diferencial de líne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PP-101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Esquema de Protección</text:p>
          </table:table-cell>
          <table:table-cell table:style-name="ce5" office:value-type="date" office:date-value="2015-09-01" calcext:value-type="date">
            <text:p>01/09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01</text:p>
          </table:table-cell>
          <table:table-cell table:style-name="ce4" office:value-type="string" calcext:value-type="string">
            <text:p>A-PROTEC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6517</text:p>
          </table:table-cell>
          <table:table-cell table:style-name="ce4" office:value-type="string" calcext:value-type="string">
            <text:p>MT01</text:p>
          </table:table-cell>
          <table:table-cell table:style-name="ce4" office:value-type="string" calcext:value-type="string">
            <text:p>38E30002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MANT220L2051-ESQPR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Relé 87L Diferencial de líne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PP-101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Esquema de Protección</text:p>
          </table:table-cell>
          <table:table-cell table:style-name="ce5" office:value-type="date" office:date-value="2015-09-01" calcext:value-type="date">
            <text:p>01/09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01</text:p>
          </table:table-cell>
          <table:table-cell table:style-name="ce4" office:value-type="string" calcext:value-type="string">
            <text:p>A-PROTEC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4901</text:p>
          </table:table-cell>
          <table:table-cell table:style-name="ce4" office:value-type="string" calcext:value-type="string">
            <text:p>MT01</text:p>
          </table:table-cell>
          <table:table-cell table:style-name="ce4" office:value-type="string" calcext:value-type="string">
            <text:p>38E30002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MANT220L2052-ESQPR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Relé 87L Diferencial de líne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PP-102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Esquema de Protección</text:p>
          </table:table-cell>
          <table:table-cell table:style-name="ce5" office:value-type="date" office:date-value="2015-07-20" calcext:value-type="date">
            <text:p>20/07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01</text:p>
          </table:table-cell>
          <table:table-cell table:style-name="ce4" office:value-type="string" calcext:value-type="string">
            <text:p>A-PROTEC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4902</text:p>
          </table:table-cell>
          <table:table-cell table:style-name="ce4" office:value-type="string" calcext:value-type="string">
            <text:p>MT01</text:p>
          </table:table-cell>
          <table:table-cell table:style-name="ce4" office:value-type="string" calcext:value-type="string">
            <text:p>38E30002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MANT220L2052-ESQPR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Relé 87L Diferencial de líne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PP-102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Esquema de Protección</text:p>
          </table:table-cell>
          <table:table-cell table:style-name="ce5" office:value-type="date" office:date-value="2015-07-20" calcext:value-type="date">
            <text:p>20/07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01</text:p>
          </table:table-cell>
          <table:table-cell table:style-name="ce4" office:value-type="string" calcext:value-type="string">
            <text:p>A-PROTEC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31569</text:p>
          </table:table-cell>
          <table:table-cell table:style-name="ce4" office:value-type="string" calcext:value-type="string">
            <text:p>PE01</text:p>
          </table:table-cell>
          <table:table-cell table:style-name="ce4" office:value-type="string" calcext:value-type="string">
            <text:p>38E30002</text:p>
          </table:table-cell>
          <table:table-cell table:style-name="ce4" office:value-type="string" calcext:value-type="string">
            <text:p>PIS</text:p>
          </table:table-cell>
          <table:table-cell table:style-name="ce4" office:value-type="string" calcext:value-type="string">
            <text:p>AGUY138L1125-ESQPR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Relé 21 Distanci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PRINCIPAL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Esquema de Protección</text:p>
          </table:table-cell>
          <table:table-cell table:style-name="ce5" office:value-type="date" office:date-value="2016-05-23" calcext:value-type="date">
            <text:p>23/05/2016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IPE</text:p>
          </table:table-cell>
          <table:table-cell table:style-name="ce4" office:value-type="string" calcext:value-type="string">
            <text:p>PE01</text:p>
          </table:table-cell>
          <table:table-cell table:style-name="ce4" office:value-type="string" calcext:value-type="string">
            <text:p>A-PROTEC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9478</text:p>
          </table:table-cell>
          <table:table-cell table:style-name="ce4" office:value-type="string" calcext:value-type="string">
            <text:p>RP03</text:p>
          </table:table-cell>
          <table:table-cell table:style-name="ce4" office:value-type="string" calcext:value-type="string">
            <text:p>38E30002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AUCA138L1122-ESQPR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Relé 21 Distanci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PRINCIPAL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Esquema de Protección</text:p>
          </table:table-cell>
          <table:table-cell table:style-name="ce5" office:value-type="date" office:date-value="2016-06-02" calcext:value-type="date">
            <text:p>02/06/2016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E</text:p>
          </table:table-cell>
          <table:table-cell table:style-name="ce4" office:value-type="string" calcext:value-type="string">
            <text:p>RP03</text:p>
          </table:table-cell>
          <table:table-cell table:style-name="ce4" office:value-type="string" calcext:value-type="string">
            <text:p>A-PROTEC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9479</text:p>
          </table:table-cell>
          <table:table-cell table:style-name="ce4" office:value-type="string" calcext:value-type="string">
            <text:p>RP03</text:p>
          </table:table-cell>
          <table:table-cell table:style-name="ce4" office:value-type="string" calcext:value-type="string">
            <text:p>38E30002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AUCA138L1122-ESQPR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Relé 21 Distanci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RESPALDO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Esquema de Protección</text:p>
          </table:table-cell>
          <table:table-cell table:style-name="ce5" office:value-type="date" office:date-value="2016-06-02" calcext:value-type="date">
            <text:p>02/06/2016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E</text:p>
          </table:table-cell>
          <table:table-cell table:style-name="ce4" office:value-type="string" calcext:value-type="string">
            <text:p>RP03</text:p>
          </table:table-cell>
          <table:table-cell table:style-name="ce4" office:value-type="string" calcext:value-type="string">
            <text:p>A-PROTEC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34913</text:p>
          </table:table-cell>
          <table:table-cell table:style-name="ce4"/>
          <table:table-cell table:style-name="ce4" office:value-type="string" calcext:value-type="string">
            <text:p>38E3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REP BAJ</text:p>
          </table:table-cell>
          <table:table-cell table:style-name="ce4" office:value-type="string" calcext:value-type="string">
            <text:p>MONT NOAC</text:p>
          </table:table-cell>
          <table:table-cell table:style-name="ce4" office:value-type="string" calcext:value-type="string">
            <text:p>Torre T-17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112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Equipos dados de Baja</text:p>
          </table:table-cell>
          <table:table-cell table:style-name="ce5" office:value-type="date" office:date-value="2016-04-25" calcext:value-type="date">
            <text:p>25/04/2016</text:p>
          </table:table-cell>
          <table:table-cell table:style-name="ce4" office:value-type="string" calcext:value-type="string">
            <text:p>HALLCA</text:p>
          </table:table-cell>
          <table:table-cell table:style-name="ce4"/>
          <table:table-cell table:style-name="ce4" office:value-type="string" calcext:value-type="string">
            <text:p>RP03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35008</text:p>
          </table:table-cell>
          <table:table-cell table:style-name="ce4" office:value-type="string" calcext:value-type="string">
            <text:p>RP03</text:p>
          </table:table-cell>
          <table:table-cell table:style-name="ce4" office:value-type="string" calcext:value-type="string">
            <text:p>38E3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1120PARGAMA-CONCH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112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112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1120 Sector Conchamarca T70-T161</text:p>
          </table:table-cell>
          <table:table-cell table:style-name="ce5" office:value-type="date" office:date-value="2016-02-01" calcext:value-type="date">
            <text:p>01/02/2016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E</text:p>
          </table:table-cell>
          <table:table-cell table:style-name="ce4" office:value-type="string" calcext:value-type="string">
            <text:p>RP03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35039</text:p>
          </table:table-cell>
          <table:table-cell table:style-name="ce4" office:value-type="string" calcext:value-type="string">
            <text:p>RP03</text:p>
          </table:table-cell>
          <table:table-cell table:style-name="ce4" office:value-type="string" calcext:value-type="string">
            <text:p>38E3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1120PARGAMA-CONCH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143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112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1120 Sector Conchamarca T70-T161</text:p>
          </table:table-cell>
          <table:table-cell table:style-name="ce5" office:value-type="date" office:date-value="2016-02-02" calcext:value-type="date">
            <text:p>02/02/2016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E</text:p>
          </table:table-cell>
          <table:table-cell table:style-name="ce4" office:value-type="string" calcext:value-type="string">
            <text:p>RP03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35078</text:p>
          </table:table-cell>
          <table:table-cell table:style-name="ce4" office:value-type="string" calcext:value-type="string">
            <text:p>RP03</text:p>
          </table:table-cell>
          <table:table-cell table:style-name="ce4" office:value-type="string" calcext:value-type="string">
            <text:p>38E3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1121AMARPIE-AMARI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15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1121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1121 Sector Amarilis-Carpish T1A-T63</text:p>
          </table:table-cell>
          <table:table-cell table:style-name="ce5" office:value-type="date" office:date-value="2016-02-02" calcext:value-type="date">
            <text:p>02/02/2016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E</text:p>
          </table:table-cell>
          <table:table-cell table:style-name="ce4" office:value-type="string" calcext:value-type="string">
            <text:p>RP03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35081</text:p>
          </table:table-cell>
          <table:table-cell table:style-name="ce4" office:value-type="string" calcext:value-type="string">
            <text:p>RP03</text:p>
          </table:table-cell>
          <table:table-cell table:style-name="ce4" office:value-type="string" calcext:value-type="string">
            <text:p>38E3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1121AMARPIE-AMARI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18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1121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1121 Sector Amarilis-Carpish T1A-T63</text:p>
          </table:table-cell>
          <table:table-cell table:style-name="ce5" office:value-type="date" office:date-value="2016-02-02" calcext:value-type="date">
            <text:p>02/02/2016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E</text:p>
          </table:table-cell>
          <table:table-cell table:style-name="ce4" office:value-type="string" calcext:value-type="string">
            <text:p>RP03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35353</text:p>
          </table:table-cell>
          <table:table-cell table:style-name="ce4" office:value-type="string" calcext:value-type="string">
            <text:p>RP03</text:p>
          </table:table-cell>
          <table:table-cell table:style-name="ce4" office:value-type="string" calcext:value-type="string">
            <text:p>38E3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1124AUCATOC-RAMAL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1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1124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1124 Sector Aucayacu - Ramal T1-72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E</text:p>
          </table:table-cell>
          <table:table-cell table:style-name="ce4" office:value-type="string" calcext:value-type="string">
            <text:p>RP03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33039</text:p>
          </table:table-cell>
          <table:table-cell table:style-name="ce4" office:value-type="string" calcext:value-type="string">
            <text:p>RP03</text:p>
          </table:table-cell>
          <table:table-cell table:style-name="ce4" office:value-type="string" calcext:value-type="string">
            <text:p>38E3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03CARMIND-HUANC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140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03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03 Sector Huancavelica T140-T191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E</text:p>
          </table:table-cell>
          <table:table-cell table:style-name="ce4" office:value-type="string" calcext:value-type="string">
            <text:p>RP03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33389</text:p>
          </table:table-cell>
          <table:table-cell table:style-name="ce4" office:value-type="string" calcext:value-type="string">
            <text:p>RP03</text:p>
          </table:table-cell>
          <table:table-cell table:style-name="ce4" office:value-type="string" calcext:value-type="string">
            <text:p>38E3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05POMASJU-YAULI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395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05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05 Sector Yauli T393-T417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E</text:p>
          </table:table-cell>
          <table:table-cell table:style-name="ce4" office:value-type="string" calcext:value-type="string">
            <text:p>RP03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34251</text:p>
          </table:table-cell>
          <table:table-cell table:style-name="ce4" office:value-type="string" calcext:value-type="string">
            <text:p>RP03</text:p>
          </table:table-cell>
          <table:table-cell table:style-name="ce4" office:value-type="string" calcext:value-type="string">
            <text:p>38E3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20CARMHUA-CARMI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1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2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20 Sector Campo Armiño T1-T12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E</text:p>
          </table:table-cell>
          <table:table-cell table:style-name="ce4" office:value-type="string" calcext:value-type="string">
            <text:p>RP03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34272</text:p>
          </table:table-cell>
          <table:table-cell table:style-name="ce4" office:value-type="string" calcext:value-type="string">
            <text:p>RP03</text:p>
          </table:table-cell>
          <table:table-cell table:style-name="ce4" office:value-type="string" calcext:value-type="string">
            <text:p>38E3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20CARMHUA-COLC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22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2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20 Sector Colcabamba T13-T39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E</text:p>
          </table:table-cell>
          <table:table-cell table:style-name="ce4" office:value-type="string" calcext:value-type="string">
            <text:p>RP03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34751</text:p>
          </table:table-cell>
          <table:table-cell table:style-name="ce4" office:value-type="string" calcext:value-type="string">
            <text:p>RP03</text:p>
          </table:table-cell>
          <table:table-cell table:style-name="ce4" office:value-type="string" calcext:value-type="string">
            <text:p>38E3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22PACHCAL-YAULI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1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22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22 Sector Yauli T1-T50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E</text:p>
          </table:table-cell>
          <table:table-cell table:style-name="ce4" office:value-type="string" calcext:value-type="string">
            <text:p>RP03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31664</text:p>
          </table:table-cell>
          <table:table-cell table:style-name="ce4" office:value-type="string" calcext:value-type="string">
            <text:p>PE01</text:p>
          </table:table-cell>
          <table:table-cell table:style-name="ce4" office:value-type="string" calcext:value-type="string">
            <text:p>38E30003</text:p>
          </table:table-cell>
          <table:table-cell table:style-name="ce4" office:value-type="string" calcext:value-type="string">
            <text:p>PIS</text:p>
          </table:table-cell>
          <table:table-cell table:style-name="ce4" office:value-type="string" calcext:value-type="string">
            <text:p>L2224OROPACH-OROYN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1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24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24 Sector Oroya Nueva T1-T61</text:p>
          </table:table-cell>
          <table:table-cell table:style-name="ce5" office:value-type="date" office:date-value="2015-08-03" calcext:value-type="date">
            <text:p>03/08/2015</text:p>
          </table:table-cell>
          <table:table-cell table:style-name="ce4" office:value-type="string" calcext:value-type="string">
            <text:p>KRUIZ</text:p>
          </table:table-cell>
          <table:table-cell table:style-name="ce4" office:value-type="string" calcext:value-type="string">
            <text:p>IPE</text:p>
          </table:table-cell>
          <table:table-cell table:style-name="ce4" office:value-type="string" calcext:value-type="string">
            <text:p>PE01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34863</text:p>
          </table:table-cell>
          <table:table-cell table:style-name="ce4" office:value-type="string" calcext:value-type="string">
            <text:p>RP03</text:p>
          </table:table-cell>
          <table:table-cell table:style-name="ce4" office:value-type="string" calcext:value-type="string">
            <text:p>38E3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2226PACHPOM-YAULI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1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2226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2226 Sector Yauli T1-T34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E</text:p>
          </table:table-cell>
          <table:table-cell table:style-name="ce4" office:value-type="string" calcext:value-type="string">
            <text:p>RP03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2357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38E4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MOLL138MCOMU-SAUX1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Grupo Electrógeno 31.3 kVA</text:p>
          </table:table-cell>
          <table:table-cell table:style-name="ce4" office:value-type="string" calcext:value-type="string">
            <text:p>E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Servicios Auxiliares 1</text:p>
          </table:table-cell>
          <table:table-cell table:style-name="ce5" office:value-type="date" office:date-value="2016-06-21" calcext:value-type="date">
            <text:p>21/06/2016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S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N-PLANTA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3131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38E4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AZAN022MCOMU-SAUX1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Grupo Electrógeno 65.6 kVA</text:p>
          </table:table-cell>
          <table:table-cell table:style-name="ce4" office:value-type="string" calcext:value-type="string">
            <text:p>E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Servicios Auxiliares 1</text:p>
          </table:table-cell>
          <table:table-cell table:style-name="ce5" office:value-type="date" office:date-value="2016-06-21" calcext:value-type="date">
            <text:p>21/06/2016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S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N-PLANTA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3136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38E4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AYAV010MCOMU-SAUX1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Grupo Electrógeno 21.5 kVA</text:p>
          </table:table-cell>
          <table:table-cell table:style-name="ce4" office:value-type="string" calcext:value-type="string">
            <text:p>E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Servicios Auxiliares 1</text:p>
          </table:table-cell>
          <table:table-cell table:style-name="ce5" office:value-type="date" office:date-value="2013-02-04" calcext:value-type="date">
            <text:p>04/02/2013</text:p>
          </table:table-cell>
          <table:table-cell table:style-name="ce4" office:value-type="string" calcext:value-type="string">
            <text:p>KUCEDA</text:p>
          </table:table-cell>
          <table:table-cell table:style-name="ce4" office:value-type="string" calcext:value-type="string">
            <text:p>DTS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N-PLANTA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3137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38E4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AZAN022MCOMU-SAUX1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Sistema de Transferencia Automático</text:p>
          </table:table-cell>
          <table:table-cell table:style-name="ce4" office:value-type="string" calcext:value-type="string">
            <text:p>E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Servicios Auxiliares 1</text:p>
          </table:table-cell>
          <table:table-cell table:style-name="ce5" office:value-type="date" office:date-value="2016-03-02" calcext:value-type="date">
            <text:p>02/03/2016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S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A-CTR-ME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3142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38E4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CALL138MCOMU-SAUX1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Grupo Electrógeno 82 kVA</text:p>
          </table:table-cell>
          <table:table-cell table:style-name="ce4" office:value-type="string" calcext:value-type="string">
            <text:p>E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Servicios Auxiliares 1</text:p>
          </table:table-cell>
          <table:table-cell table:style-name="ce5" office:value-type="date" office:date-value="2016-06-21" calcext:value-type="date">
            <text:p>21/06/2016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S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N-PLANTA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3143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38E4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CALL138MCOMU-SAUX1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Sistema de Transferencia Automático</text:p>
          </table:table-cell>
          <table:table-cell table:style-name="ce4" office:value-type="string" calcext:value-type="string">
            <text:p>E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Servicios Auxiliares 1</text:p>
          </table:table-cell>
          <table:table-cell table:style-name="ce5" office:value-type="date" office:date-value="2016-03-02" calcext:value-type="date">
            <text:p>02/03/2016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S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A-CTR-ME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3180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38E4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TOQU138MCOMU-SAUX1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Grupo Electrógeno 13 kVA</text:p>
          </table:table-cell>
          <table:table-cell table:style-name="ce4" office:value-type="string" calcext:value-type="string">
            <text:p>E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Servicios Auxiliares 1</text:p>
          </table:table-cell>
          <table:table-cell table:style-name="ce5" office:value-type="date" office:date-value="2016-06-21" calcext:value-type="date">
            <text:p>21/06/2016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S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N-PLANTA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3181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38E4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TOQU138MCOMU-SAUX1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Sistema de Transferencia Automático</text:p>
          </table:table-cell>
          <table:table-cell table:style-name="ce4" office:value-type="string" calcext:value-type="string">
            <text:p>E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Servicios Auxiliares 1</text:p>
          </table:table-cell>
          <table:table-cell table:style-name="ce5" office:value-type="date" office:date-value="2015-08-20" calcext:value-type="date">
            <text:p>20/08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S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A-CTR-ME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3183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38E4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TINT010MCOMU-SAUX1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Grupo Electrógeno 70 kW</text:p>
          </table:table-cell>
          <table:table-cell table:style-name="ce4" office:value-type="string" calcext:value-type="string">
            <text:p>E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Servicios Auxiliares 1</text:p>
          </table:table-cell>
          <table:table-cell table:style-name="ce5" office:value-type="date" office:date-value="2014-02-05" calcext:value-type="date">
            <text:p>05/02/2014</text:p>
          </table:table-cell>
          <table:table-cell table:style-name="ce4" office:value-type="string" calcext:value-type="string">
            <text:p>KRUIZ</text:p>
          </table:table-cell>
          <table:table-cell table:style-name="ce4" office:value-type="string" calcext:value-type="string">
            <text:p>DTS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N-PLANTA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3472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38E4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JULI010MCOMU-SAUX1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Grupo Electrógeno 70 kVA</text:p>
          </table:table-cell>
          <table:table-cell table:style-name="ce4" office:value-type="string" calcext:value-type="string">
            <text:p>E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Servicios Auxiliares 1</text:p>
          </table:table-cell>
          <table:table-cell table:style-name="ce5" office:value-type="date" office:date-value="2014-02-05" calcext:value-type="date">
            <text:p>05/02/2014</text:p>
          </table:table-cell>
          <table:table-cell table:style-name="ce4" office:value-type="string" calcext:value-type="string">
            <text:p>KRUIZ</text:p>
          </table:table-cell>
          <table:table-cell table:style-name="ce4" office:value-type="string" calcext:value-type="string">
            <text:p>DTS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N-PLANTA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3473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38E4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JULI010MCOMU-SAUX1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Sistema de Transferencia Automático</text:p>
          </table:table-cell>
          <table:table-cell table:style-name="ce4" office:value-type="string" calcext:value-type="string">
            <text:p>E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Servicios Auxiliares 1</text:p>
          </table:table-cell>
          <table:table-cell table:style-name="ce5" office:value-type="date" office:date-value="2016-03-02" calcext:value-type="date">
            <text:p>02/03/2016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S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A-CTR-ME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3493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38E4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UNO022MCOMU-SAUX1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Grupo Electrógeno 52 kVA</text:p>
          </table:table-cell>
          <table:table-cell table:style-name="ce4" office:value-type="string" calcext:value-type="string">
            <text:p>E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Servicios Auxiliares 1</text:p>
          </table:table-cell>
          <table:table-cell table:style-name="ce5" office:value-type="date" office:date-value="2014-02-05" calcext:value-type="date">
            <text:p>05/02/2014</text:p>
          </table:table-cell>
          <table:table-cell table:style-name="ce4" office:value-type="string" calcext:value-type="string">
            <text:p>KRUIZ</text:p>
          </table:table-cell>
          <table:table-cell table:style-name="ce4" office:value-type="string" calcext:value-type="string">
            <text:p>DTS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N-PLANTA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3530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38E4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REPA138MCOMU-SAUX1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Grupo Electrógeno 26 kVA</text:p>
          </table:table-cell>
          <table:table-cell table:style-name="ce4" office:value-type="string" calcext:value-type="string">
            <text:p>E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Servicios Auxiliares 1</text:p>
          </table:table-cell>
          <table:table-cell table:style-name="ce5" office:value-type="date" office:date-value="2015-06-08" calcext:value-type="date">
            <text:p>08/06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S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N-PLANTA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6036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38E4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MOLL138MCOMU-SAUX1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Sistema de Transferencia Automático</text:p>
          </table:table-cell>
          <table:table-cell table:style-name="ce4" office:value-type="string" calcext:value-type="string">
            <text:p>E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Servicios Auxiliares 1</text:p>
          </table:table-cell>
          <table:table-cell table:style-name="ce5" office:value-type="date" office:date-value="2016-02-03" calcext:value-type="date">
            <text:p>03/02/2016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S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A-CTR-ME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8184</text:p>
          </table:table-cell>
          <table:table-cell table:style-name="ce4" office:value-type="string" calcext:value-type="string">
            <text:p>MT18</text:p>
          </table:table-cell>
          <table:table-cell table:style-name="ce4" office:value-type="string" calcext:value-type="string">
            <text:p>38E40001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COTA220I2788-INTER-2788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Interruptor 220 kV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IN-2788</text:p>
          </table:table-cell>
          <table:table-cell table:style-name="ce5" office:value-type="date" office:date-value="2015-07-24" calcext:value-type="date">
            <text:p>24/07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18</text:p>
          </table:table-cell>
          <table:table-cell table:style-name="ce4" office:value-type="string" calcext:value-type="string">
            <text:p>S-INTE-M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60219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38E4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AYAV010MCOMU-SAUX1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Sistema de Transferencia Automático</text:p>
          </table:table-cell>
          <table:table-cell table:style-name="ce4" office:value-type="string" calcext:value-type="string">
            <text:p>E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Servicios Auxiliares 1</text:p>
          </table:table-cell>
          <table:table-cell table:style-name="ce5" office:value-type="date" office:date-value="2016-03-02" calcext:value-type="date">
            <text:p>02/03/2016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S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A-CTR-ME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60896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38E4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TINT010MCOMU-SAUX1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Sistema de Transferencia Automático</text:p>
          </table:table-cell>
          <table:table-cell table:style-name="ce4" office:value-type="string" calcext:value-type="string">
            <text:p>E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Servicios Auxiliares 1</text:p>
          </table:table-cell>
          <table:table-cell table:style-name="ce5" office:value-type="date" office:date-value="2015-12-04" calcext:value-type="date">
            <text:p>04/12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S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A-CTR-ME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61260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38E4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TINT138CTR67-PARAR-488 R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ararrayos 138 kV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PR-488 Fase R</text:p>
          </table:table-cell>
          <table:table-cell table:style-name="ce5" office:value-type="date" office:date-value="2016-06-01" calcext:value-type="date">
            <text:p>01/06/2016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S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S-PARARA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61261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38E4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TINT138CTR67-PARAR-488 S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ararrayos 138 kV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PR-488 Fase S</text:p>
          </table:table-cell>
          <table:table-cell table:style-name="ce5" office:value-type="date" office:date-value="2016-06-01" calcext:value-type="date">
            <text:p>01/06/2016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S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S-PARARA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61262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38E4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TINT138CTR67-PARAR-488 T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ararrayos 138 kV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PR-488 Fase T</text:p>
          </table:table-cell>
          <table:table-cell table:style-name="ce5" office:value-type="date" office:date-value="2016-06-01" calcext:value-type="date">
            <text:p>01/06/2016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S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S-PARARA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1486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38E4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TINT138L1005-PARAR-470 R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ararrayos 138kV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PR-470 R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R-470 Fase R</text:p>
          </table:table-cell>
          <table:table-cell table:style-name="ce5" office:value-type="date" office:date-value="2015-09-29" calcext:value-type="date">
            <text:p>29/09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S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S-PARARA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1487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38E4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TINT138L1005-PARAR-470 S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ararrayos 138kV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PR-470 S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R-470 Fase S</text:p>
          </table:table-cell>
          <table:table-cell table:style-name="ce5" office:value-type="date" office:date-value="2015-09-29" calcext:value-type="date">
            <text:p>29/09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S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S-PARARA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1488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38E4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TINT138L1005-PARAR-470 T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ararrayos 138kV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PR-470 T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R-470 Fase T</text:p>
          </table:table-cell>
          <table:table-cell table:style-name="ce5" office:value-type="date" office:date-value="2015-09-29" calcext:value-type="date">
            <text:p>29/09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S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S-PARARA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1489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38E4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TINT138L1006-PARAR-471 R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ararrayos 138kV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PR-471 R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R-471 Fase R</text:p>
          </table:table-cell>
          <table:table-cell table:style-name="ce5" office:value-type="date" office:date-value="2016-06-01" calcext:value-type="date">
            <text:p>01/06/2016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S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S-PARARA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1490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38E4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TINT138L1006-PARAR-471 S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ararrayos 138kV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PR-471 S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R-471 Fase S</text:p>
          </table:table-cell>
          <table:table-cell table:style-name="ce5" office:value-type="date" office:date-value="2016-06-01" calcext:value-type="date">
            <text:p>01/06/2016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S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S-PARARA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1491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38E4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TINT138L1006-PARAR-471 T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ararrayos 138kV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PR-471 T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R-471 Fase T</text:p>
          </table:table-cell>
          <table:table-cell table:style-name="ce5" office:value-type="date" office:date-value="2016-06-01" calcext:value-type="date">
            <text:p>01/06/2016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S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S-PARARA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1492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38E4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TINT138L1008-PARAR-472 R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ararrayos 138kV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PR-472 R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R-472 Fase R</text:p>
          </table:table-cell>
          <table:table-cell table:style-name="ce5" office:value-type="date" office:date-value="2016-06-01" calcext:value-type="date">
            <text:p>01/06/2016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S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S-PARARA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1493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38E4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TINT138L1008-PARAR-472 S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ararrayos 138kV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PR-472 S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R-472 Fase S</text:p>
          </table:table-cell>
          <table:table-cell table:style-name="ce5" office:value-type="date" office:date-value="2016-06-01" calcext:value-type="date">
            <text:p>01/06/2016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S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S-PARARA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1494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38E4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TINT138L1008-PARAR-472 T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ararrayos 138kV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PR-472 T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R-472 Fase T</text:p>
          </table:table-cell>
          <table:table-cell table:style-name="ce5" office:value-type="date" office:date-value="2016-06-01" calcext:value-type="date">
            <text:p>01/06/2016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S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S-PARARA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1495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38E4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TINT138CTR43-PARAR-474 R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ararrayos 138kV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PR-474 R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R-474 Fase R</text:p>
          </table:table-cell>
          <table:table-cell table:style-name="ce5" office:value-type="date" office:date-value="2016-06-01" calcext:value-type="date">
            <text:p>01/06/2016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S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S-PARARA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1496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38E4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TINT138CTR43-PARAR-474 S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ararrayos 138kV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PR-474 S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R-474 Fase S</text:p>
          </table:table-cell>
          <table:table-cell table:style-name="ce5" office:value-type="date" office:date-value="2016-06-01" calcext:value-type="date">
            <text:p>01/06/2016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S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S-PARARA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1497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38E4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TINT138CTR43-PARAR-474 T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ararrayos 138kV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PR-474 T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R-474 Fase T</text:p>
          </table:table-cell>
          <table:table-cell table:style-name="ce5" office:value-type="date" office:date-value="2016-06-01" calcext:value-type="date">
            <text:p>01/06/2016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S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S-PARARA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1498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38E4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TINTSVCCELDA-PARAR-475 R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ararrayos 138kV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PR-475 R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R-475 Fase R</text:p>
          </table:table-cell>
          <table:table-cell table:style-name="ce5" office:value-type="date" office:date-value="2016-06-01" calcext:value-type="date">
            <text:p>01/06/2016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S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S-PARARA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1499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38E4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TINTSVCCELDA-PARAR-475 S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ararrayos 138kV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PR-475 S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R-475 Fase S</text:p>
          </table:table-cell>
          <table:table-cell table:style-name="ce5" office:value-type="date" office:date-value="2016-06-01" calcext:value-type="date">
            <text:p>01/06/2016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S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S-PARARA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1500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38E40001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TINTSVCCELDA-PARAR-475 T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Pararrayos 138kV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PR-475 T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R-475 Fase T</text:p>
          </table:table-cell>
          <table:table-cell table:style-name="ce5" office:value-type="date" office:date-value="2016-06-01" calcext:value-type="date">
            <text:p>01/06/2016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S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S-PARARA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35881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38E40002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COMB024MCOMU-ESQME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Contador de Energía</text:p>
          </table:table-cell>
          <table:table-cell table:style-name="ce4" office:value-type="string" calcext:value-type="string">
            <text:p>D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Esquema de Medición</text:p>
          </table:table-cell>
          <table:table-cell table:style-name="ce5" office:value-type="date" office:date-value="2015-04-22" calcext:value-type="date">
            <text:p>22/04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S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A-CONTAD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36112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38E40002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TINT010MCOMU-ESQME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Contador de Energía</text:p>
          </table:table-cell>
          <table:table-cell table:style-name="ce4" office:value-type="string" calcext:value-type="string">
            <text:p>D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Esquema de Medición</text:p>
          </table:table-cell>
          <table:table-cell table:style-name="ce5" office:value-type="date" office:date-value="2012-03-23" calcext:value-type="date">
            <text:p>23/03/2012</text:p>
          </table:table-cell>
          <table:table-cell table:style-name="ce4" office:value-type="string" calcext:value-type="string">
            <text:p>ADUENAS</text:p>
          </table:table-cell>
          <table:table-cell table:style-name="ce4" office:value-type="string" calcext:value-type="string">
            <text:p>DTS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A-CONTAD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1115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38E40002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UNO060L6007-ESQME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Contador de Energía</text:p>
          </table:table-cell>
          <table:table-cell table:style-name="ce4" office:value-type="string" calcext:value-type="string">
            <text:p>D</text:p>
          </table:table-cell>
          <table:table-cell table:style-name="ce4"/>
          <table:table-cell table:style-name="ce4" office:value-type="string" calcext:value-type="string">
            <text:p>3</text:p>
          </table:table-cell>
          <table:table-cell table:style-name="ce4" office:value-type="string" calcext:value-type="string">
            <text:p>Esquema de Medición</text:p>
          </table:table-cell>
          <table:table-cell table:style-name="ce5" office:value-type="date" office:date-value="2016-04-26" calcext:value-type="date">
            <text:p>26/04/2016</text:p>
          </table:table-cell>
          <table:table-cell table:style-name="ce4" office:value-type="string" calcext:value-type="string">
            <text:p>MVIDALON</text:p>
          </table:table-cell>
          <table:table-cell table:style-name="ce4" office:value-type="string" calcext:value-type="string">
            <text:p>DTS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A-CONTAD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1366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38E40002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JULI060CTR51-ESQME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Contador de Energía</text:p>
          </table:table-cell>
          <table:table-cell table:style-name="ce4" office:value-type="string" calcext:value-type="string">
            <text:p>D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Esquema de Medición</text:p>
          </table:table-cell>
          <table:table-cell table:style-name="ce5" office:value-type="date" office:date-value="2016-04-26" calcext:value-type="date">
            <text:p>26/04/2016</text:p>
          </table:table-cell>
          <table:table-cell table:style-name="ce4" office:value-type="string" calcext:value-type="string">
            <text:p>MVIDALON</text:p>
          </table:table-cell>
          <table:table-cell table:style-name="ce4" office:value-type="string" calcext:value-type="string">
            <text:p>DTS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A-CONTAD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1368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38E40002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JULI010CTR63-ESQME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Contador de Energía</text:p>
          </table:table-cell>
          <table:table-cell table:style-name="ce4" office:value-type="string" calcext:value-type="string">
            <text:p>D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Esquema de Medición</text:p>
          </table:table-cell>
          <table:table-cell table:style-name="ce5" office:value-type="date" office:date-value="2016-06-01" calcext:value-type="date">
            <text:p>01/06/2016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S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A-CONTAD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3140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38E40002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AZAN022MCOMU-SAUX1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Banco de Baterías 110 Vcc</text:p>
          </table:table-cell>
          <table:table-cell table:style-name="ce4" office:value-type="string" calcext:value-type="string">
            <text:p>E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Servicios Auxiliares 1</text:p>
          </table:table-cell>
          <table:table-cell table:style-name="ce5" office:value-type="date" office:date-value="2015-07-20" calcext:value-type="date">
            <text:p>20/07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S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A-BATERI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3187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38E40002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TINT010MCOMU-SAUX1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Banco de Baterías 110 Vcc</text:p>
          </table:table-cell>
          <table:table-cell table:style-name="ce4" office:value-type="string" calcext:value-type="string">
            <text:p>E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Servicios Auxiliares 1</text:p>
          </table:table-cell>
          <table:table-cell table:style-name="ce5" office:value-type="date" office:date-value="2014-02-05" calcext:value-type="date">
            <text:p>05/02/2014</text:p>
          </table:table-cell>
          <table:table-cell table:style-name="ce4" office:value-type="string" calcext:value-type="string">
            <text:p>KRUIZ</text:p>
          </table:table-cell>
          <table:table-cell table:style-name="ce4" office:value-type="string" calcext:value-type="string">
            <text:p>DTS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A-BATERI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3188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38E40002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TINT010MCOMU-SAUX1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Banco de Baterías 48 Vcc</text:p>
          </table:table-cell>
          <table:table-cell table:style-name="ce4" office:value-type="string" calcext:value-type="string">
            <text:p>E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Servicios Auxiliares 1</text:p>
          </table:table-cell>
          <table:table-cell table:style-name="ce5" office:value-type="date" office:date-value="2014-02-05" calcext:value-type="date">
            <text:p>05/02/2014</text:p>
          </table:table-cell>
          <table:table-cell table:style-name="ce4" office:value-type="string" calcext:value-type="string">
            <text:p>KRUIZ</text:p>
          </table:table-cell>
          <table:table-cell table:style-name="ce4" office:value-type="string" calcext:value-type="string">
            <text:p>DTS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A-BATERI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9468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38E40002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TINTSVCSAUXI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Banco de Baterías 110 Vcc</text:p>
          </table:table-cell>
          <table:table-cell table:style-name="ce4" office:value-type="string" calcext:value-type="string">
            <text:p>E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Servicios Auxiliares</text:p>
          </table:table-cell>
          <table:table-cell table:style-name="ce5" office:value-type="date" office:date-value="2016-06-01" calcext:value-type="date">
            <text:p>01/06/2016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S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A-BATERI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60215</text:p>
          </table:table-cell>
          <table:table-cell table:style-name="ce4"/>
          <table:table-cell table:style-name="ce4" office:value-type="string" calcext:value-type="string">
            <text:p>38E40002</text:p>
          </table:table-cell>
          <table:table-cell table:style-name="ce4" office:value-type="string" calcext:value-type="string">
            <text:p>PLA</text:p>
          </table:table-cell>
          <table:table-cell table:style-name="ce4"/>
          <table:table-cell table:style-name="ce4" office:value-type="string" calcext:value-type="string">
            <text:p>DISP NOAC PTBO</text:p>
          </table:table-cell>
          <table:table-cell table:style-name="ce4" office:value-type="string" calcext:value-type="string">
            <text:p>Contador de Energía</text:p>
          </table:table-cell>
          <table:table-cell table:style-name="ce4" office:value-type="string" calcext:value-type="string">
            <text:p>D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/>
          <table:table-cell table:style-name="ce5" office:value-type="date" office:date-value="2016-02-19" calcext:value-type="date">
            <text:p>19/02/2016</text:p>
          </table:table-cell>
          <table:table-cell table:style-name="ce4" office:value-type="string" calcext:value-type="string">
            <text:p>HALLCA</text:p>
          </table:table-cell>
          <table:table-cell table:style-name="ce4"/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A-CONTAD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60883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38E40002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TINT010L0145-ESQME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Contador de Energía</text:p>
          </table:table-cell>
          <table:table-cell table:style-name="ce4" office:value-type="string" calcext:value-type="string">
            <text:p>D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Esquema de Medición</text:p>
          </table:table-cell>
          <table:table-cell table:style-name="ce5" office:value-type="date" office:date-value="2016-04-26" calcext:value-type="date">
            <text:p>26/04/2016</text:p>
          </table:table-cell>
          <table:table-cell table:style-name="ce4" office:value-type="string" calcext:value-type="string">
            <text:p>MVIDALON</text:p>
          </table:table-cell>
          <table:table-cell table:style-name="ce4" office:value-type="string" calcext:value-type="string">
            <text:p>DTS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A-CONTAD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61331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38E40002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JULI060L6311-ESQME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Contador de Energía</text:p>
          </table:table-cell>
          <table:table-cell table:style-name="ce4" office:value-type="string" calcext:value-type="string">
            <text:p>D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Esquema de Medición</text:p>
          </table:table-cell>
          <table:table-cell table:style-name="ce5" office:value-type="date" office:date-value="2015-08-06" calcext:value-type="date">
            <text:p>06/08/2015</text:p>
          </table:table-cell>
          <table:table-cell table:style-name="ce4" office:value-type="string" calcext:value-type="string">
            <text:p>APEREZ</text:p>
          </table:table-cell>
          <table:table-cell table:style-name="ce4" office:value-type="string" calcext:value-type="string">
            <text:p>DTS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A-CONTAD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61336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38E40002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JULI138L1012-ESQME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Contador de Energía</text:p>
          </table:table-cell>
          <table:table-cell table:style-name="ce4" office:value-type="string" calcext:value-type="string">
            <text:p>D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Esquema de Medición</text:p>
          </table:table-cell>
          <table:table-cell table:style-name="ce5" office:value-type="date" office:date-value="2016-04-26" calcext:value-type="date">
            <text:p>26/04/2016</text:p>
          </table:table-cell>
          <table:table-cell table:style-name="ce4" office:value-type="string" calcext:value-type="string">
            <text:p>MVIDALON</text:p>
          </table:table-cell>
          <table:table-cell table:style-name="ce4" office:value-type="string" calcext:value-type="string">
            <text:p>DTS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A-CONTAD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62443</text:p>
          </table:table-cell>
          <table:table-cell table:style-name="ce4" office:value-type="string" calcext:value-type="string">
            <text:p>MT17</text:p>
          </table:table-cell>
          <table:table-cell table:style-name="ce4" office:value-type="string" calcext:value-type="string">
            <text:p>38E40002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SURI220L2059-ESQPR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Relé 21 Distancia</text:p>
          </table:table-cell>
          <table:table-cell table:style-name="ce4" office:value-type="string" calcext:value-type="string">
            <text:p>B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Esquema de Protección</text:p>
          </table:table-cell>
          <table:table-cell table:style-name="ce5" office:value-type="date" office:date-value="2016-06-06" calcext:value-type="date">
            <text:p>06/06/2016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17</text:p>
          </table:table-cell>
          <table:table-cell table:style-name="ce4" office:value-type="string" calcext:value-type="string">
            <text:p>A-PROTEC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62447</text:p>
          </table:table-cell>
          <table:table-cell table:style-name="ce4" office:value-type="string" calcext:value-type="string">
            <text:p>MT17</text:p>
          </table:table-cell>
          <table:table-cell table:style-name="ce4" office:value-type="string" calcext:value-type="string">
            <text:p>38E40002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SURI220L2059-ESQPR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Relé 21 Distancia</text:p>
          </table:table-cell>
          <table:table-cell table:style-name="ce4" office:value-type="string" calcext:value-type="string">
            <text:p>B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Esquema de Protección</text:p>
          </table:table-cell>
          <table:table-cell table:style-name="ce5" office:value-type="date" office:date-value="2016-06-06" calcext:value-type="date">
            <text:p>06/06/2016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17</text:p>
          </table:table-cell>
          <table:table-cell table:style-name="ce4" office:value-type="string" calcext:value-type="string">
            <text:p>A-PROTEC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62708</text:p>
          </table:table-cell>
          <table:table-cell table:style-name="ce4" office:value-type="string" calcext:value-type="string">
            <text:p>MT17</text:p>
          </table:table-cell>
          <table:table-cell table:style-name="ce4" office:value-type="string" calcext:value-type="string">
            <text:p>38E40002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ABNU138L1007-ESQPR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Relé 21 Distancia</text:p>
          </table:table-cell>
          <table:table-cell table:style-name="ce4" office:value-type="string" calcext:value-type="string">
            <text:p>B</text:p>
          </table:table-cell>
          <table:table-cell table:style-name="ce4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Esquema de Protección</text:p>
          </table:table-cell>
          <table:table-cell table:style-name="ce5" office:value-type="date" office:date-value="2016-06-06" calcext:value-type="date">
            <text:p>06/06/2016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17</text:p>
          </table:table-cell>
          <table:table-cell table:style-name="ce4" office:value-type="string" calcext:value-type="string">
            <text:p>A-PROTEC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1651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38E40002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SANO138MCOMU-ESQCO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Unidad Terminal Remota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C-00320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Esquema de Control</text:p>
          </table:table-cell>
          <table:table-cell table:style-name="ce5" office:value-type="date" office:date-value="2012-03-28" calcext:value-type="date">
            <text:p>28/03/2012</text:p>
          </table:table-cell>
          <table:table-cell table:style-name="ce4" office:value-type="string" calcext:value-type="string">
            <text:p>KUCEDA</text:p>
          </table:table-cell>
          <table:table-cell table:style-name="ce4" office:value-type="string" calcext:value-type="string">
            <text:p>DTS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A-RTU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17405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38E40002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MOLL138MCOMU-SAUX1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Rectificador de 48 Vcc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CC-217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Servicios Auxiliares 1</text:p>
          </table:table-cell>
          <table:table-cell table:style-name="ce5" office:value-type="date" office:date-value="2016-06-21" calcext:value-type="date">
            <text:p>21/06/2016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S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A-CARGAD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7457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38E40002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TINT010CTR67-ESQME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Contador de Energía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MEDIDOR DEL T67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Esquema de Medición</text:p>
          </table:table-cell>
          <table:table-cell table:style-name="ce5" office:value-type="date" office:date-value="2016-04-26" calcext:value-type="date">
            <text:p>26/04/2016</text:p>
          </table:table-cell>
          <table:table-cell table:style-name="ce4" office:value-type="string" calcext:value-type="string">
            <text:p>MVIDALON</text:p>
          </table:table-cell>
          <table:table-cell table:style-name="ce4" office:value-type="string" calcext:value-type="string">
            <text:p>DTS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A-CONTAD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36113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38E40002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TINT010L0144-ESQME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Contador de Energía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M-S16351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Esquema de Medición</text:p>
          </table:table-cell>
          <table:table-cell table:style-name="ce5" office:value-type="date" office:date-value="2016-04-26" calcext:value-type="date">
            <text:p>26/04/2016</text:p>
          </table:table-cell>
          <table:table-cell table:style-name="ce4" office:value-type="string" calcext:value-type="string">
            <text:p>MVIDALON</text:p>
          </table:table-cell>
          <table:table-cell table:style-name="ce4" office:value-type="string" calcext:value-type="string">
            <text:p>DTS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A-CONTAD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36119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38E40002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TINT010L0140-ESQME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Contador de Energía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M-S16361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Esquema de Medición</text:p>
          </table:table-cell>
          <table:table-cell table:style-name="ce5" office:value-type="date" office:date-value="2016-04-26" calcext:value-type="date">
            <text:p>26/04/2016</text:p>
          </table:table-cell>
          <table:table-cell table:style-name="ce4" office:value-type="string" calcext:value-type="string">
            <text:p>MVIDALON</text:p>
          </table:table-cell>
          <table:table-cell table:style-name="ce4" office:value-type="string" calcext:value-type="string">
            <text:p>DTS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A-CONTAD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36120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38E40002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TINT010L0141-ESQME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Contador de Energía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M-S16371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Esquema de Medición</text:p>
          </table:table-cell>
          <table:table-cell table:style-name="ce5" office:value-type="date" office:date-value="2016-04-26" calcext:value-type="date">
            <text:p>26/04/2016</text:p>
          </table:table-cell>
          <table:table-cell table:style-name="ce4" office:value-type="string" calcext:value-type="string">
            <text:p>MVIDALON</text:p>
          </table:table-cell>
          <table:table-cell table:style-name="ce4" office:value-type="string" calcext:value-type="string">
            <text:p>DTS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A-CONTAD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36114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38E40002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TINTSVCESQME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Contador de Energía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M-S16771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Esquema de Medición</text:p>
          </table:table-cell>
          <table:table-cell table:style-name="ce5" office:value-type="date" office:date-value="2016-06-01" calcext:value-type="date">
            <text:p>01/06/2016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S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A-CONTAD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35824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38E40002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AYAV010MCOMU-ESQME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Contador de Energía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M-S2078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Esquema de Medición</text:p>
          </table:table-cell>
          <table:table-cell table:style-name="ce5" office:value-type="date" office:date-value="2015-04-23" calcext:value-type="date">
            <text:p>23/04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S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A-CONTAD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36187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38E40002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JULI022CTR63-ESQME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Contador de Energía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M-S22161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Esquema de Medición</text:p>
          </table:table-cell>
          <table:table-cell table:style-name="ce5" office:value-type="date" office:date-value="2016-06-01" calcext:value-type="date">
            <text:p>01/06/2016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S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A-CONTAD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36043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38E40002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UNO060L6028-ESQME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Contador de Energía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M-S28251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Esquema de Medición</text:p>
          </table:table-cell>
          <table:table-cell table:style-name="ce5" office:value-type="date" office:date-value="2016-06-01" calcext:value-type="date">
            <text:p>01/06/2016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S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A-CONTAD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36044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38E40002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UNO060L6027-ESQME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Contador de Energía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M-S28261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Esquema de Medición</text:p>
          </table:table-cell>
          <table:table-cell table:style-name="ce5" office:value-type="date" office:date-value="2016-06-01" calcext:value-type="date">
            <text:p>01/06/2016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S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A-CONTAD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5705</text:p>
          </table:table-cell>
          <table:table-cell table:style-name="ce4"/>
          <table:table-cell table:style-name="ce4" office:value-type="string" calcext:value-type="string">
            <text:p>38E40002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REP PEN</text:p>
          </table:table-cell>
          <table:table-cell table:style-name="ce4" office:value-type="string" calcext:value-type="string">
            <text:p>MONT NOAC</text:p>
          </table:table-cell>
          <table:table-cell table:style-name="ce4" office:value-type="string" calcext:value-type="string">
            <text:p>Onda Portadora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OP-108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Equipos Pendientes de Condición</text:p>
          </table:table-cell>
          <table:table-cell table:style-name="ce5" office:value-type="date" office:date-value="2015-08-18" calcext:value-type="date">
            <text:p>18/08/2015</text:p>
          </table:table-cell>
          <table:table-cell table:style-name="ce4" office:value-type="string" calcext:value-type="string">
            <text:p>HALLCA</text:p>
          </table:table-cell>
          <table:table-cell table:style-name="ce4"/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A-PLP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3482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38E40002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JULI010MCOMU-ESQME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Contador de Energía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Esquema de Medición</text:p>
          </table:table-cell>
          <table:table-cell table:style-name="ce5" office:value-type="date" office:date-value="2015-04-23" calcext:value-type="date">
            <text:p>23/04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S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A-CONTAD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3491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38E40002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PUNO022MCOMU-ESQME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Contador de Energía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Esquema de Medición</text:p>
          </table:table-cell>
          <table:table-cell table:style-name="ce5" office:value-type="date" office:date-value="2015-07-03" calcext:value-type="date">
            <text:p>03/07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S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A-CONTAD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54408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38E40002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ARIC138L1026-ESQME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Contador de Energía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Esquema de Medición</text:p>
          </table:table-cell>
          <table:table-cell table:style-name="ce5" office:value-type="date" office:date-value="2015-05-05" calcext:value-type="date">
            <text:p>05/05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DTS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A-CONTAD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4771</text:p>
          </table:table-cell>
          <table:table-cell table:style-name="ce4" office:value-type="string" calcext:value-type="string">
            <text:p>MT01</text:p>
          </table:table-cell>
          <table:table-cell table:style-name="ce4" office:value-type="string" calcext:value-type="string">
            <text:p>38E40002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SOCB220L2053-ESQPR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Relé 87L Diferencial de línea c/CB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PP-303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Esquema de Protección</text:p>
          </table:table-cell>
          <table:table-cell table:style-name="ce5" office:value-type="date" office:date-value="2015-07-20" calcext:value-type="date">
            <text:p>20/07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01</text:p>
          </table:table-cell>
          <table:table-cell table:style-name="ce4" office:value-type="string" calcext:value-type="string">
            <text:p>A-PROTEC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4775</text:p>
          </table:table-cell>
          <table:table-cell table:style-name="ce4" office:value-type="string" calcext:value-type="string">
            <text:p>MT01</text:p>
          </table:table-cell>
          <table:table-cell table:style-name="ce4" office:value-type="string" calcext:value-type="string">
            <text:p>38E40002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SOCB220L2054-ESQPR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Relé 87L Diferencial de línea c/CB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PP-304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Esquema de Protección</text:p>
          </table:table-cell>
          <table:table-cell table:style-name="ce5" office:value-type="date" office:date-value="2015-07-20" calcext:value-type="date">
            <text:p>20/07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01</text:p>
          </table:table-cell>
          <table:table-cell table:style-name="ce4" office:value-type="string" calcext:value-type="string">
            <text:p>A-PROTEC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62274</text:p>
          </table:table-cell>
          <table:table-cell table:style-name="ce4" office:value-type="string" calcext:value-type="string">
            <text:p>MT17</text:p>
          </table:table-cell>
          <table:table-cell table:style-name="ce4" office:value-type="string" calcext:value-type="string">
            <text:p>38E40002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COTA220L2059-ESQPR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Relé 87L Diferencial de Líne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PRINCIPAL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Esquema de Protección</text:p>
          </table:table-cell>
          <table:table-cell table:style-name="ce5" office:value-type="date" office:date-value="2016-06-06" calcext:value-type="date">
            <text:p>06/06/2016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17</text:p>
          </table:table-cell>
          <table:table-cell table:style-name="ce4" office:value-type="string" calcext:value-type="string">
            <text:p>A-PROTEC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44795</text:p>
          </table:table-cell>
          <table:table-cell table:style-name="ce4" office:value-type="string" calcext:value-type="string">
            <text:p>MT01</text:p>
          </table:table-cell>
          <table:table-cell table:style-name="ce4" office:value-type="string" calcext:value-type="string">
            <text:p>38E40002</text:p>
          </table:table-cell>
          <table:table-cell table:style-name="ce4" office:value-type="string" calcext:value-type="string">
            <text:p>PMT</text:p>
          </table:table-cell>
          <table:table-cell table:style-name="ce4" office:value-type="string" calcext:value-type="string">
            <text:p>COTA220CRE14-ESQPR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Relé 87R Diferencial de reactor c/CB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PRINCIPAL XL14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Esquema de Protección</text:p>
          </table:table-cell>
          <table:table-cell table:style-name="ce5" office:value-type="date" office:date-value="2015-07-20" calcext:value-type="date">
            <text:p>20/07/2015</text:p>
          </table:table-cell>
          <table:table-cell table:style-name="ce4" office:value-type="string" calcext:value-type="string">
            <text:p>HALLCA</text:p>
          </table:table-cell>
          <table:table-cell table:style-name="ce4" office:value-type="string" calcext:value-type="string">
            <text:p>CTM</text:p>
          </table:table-cell>
          <table:table-cell table:style-name="ce4" office:value-type="string" calcext:value-type="string">
            <text:p>MT01</text:p>
          </table:table-cell>
          <table:table-cell table:style-name="ce4" office:value-type="string" calcext:value-type="string">
            <text:p>A-PROTEC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14583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38E4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1005QUENTIN-MOLLE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81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1005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1005 Sector Mollebamba T55 - T96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S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16059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38E4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1021SANSOCA-ASELV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36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1021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1021 Sector Alto Selva Alegre T15 - T36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S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16071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38E4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1021SANSOCA-MIRAF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38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1021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1021 Sector Miraflores T37 - T39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S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16072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38E4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1021SANSOCA-MIRAF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39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1021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1021 Sector Miraflores T37 - T39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S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16092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38E4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1021SANSOCA-PAUCA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59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1021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1021 Sector Paucar T54 - T74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S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16111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38E4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1021SANSOCA-SOCAB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78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1021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1021 Sector Socabaya T75 - T81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S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16198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38E4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1023SOCACVE-SOCAB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3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1023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1023 Sector Socabaya T1 -T15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S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16202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38E4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1023SOCACVE-SOCAB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7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1023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1023 Sector Socabaya T1 -T15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S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16203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38E4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1023SOCACVE-SOCAB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8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1023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1023 Sector Socabaya T1 -T15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S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16207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38E4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1023SOCACVE-SOCAB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12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1023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1023 Sector Socabaya T1 -T15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S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16214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38E4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1023SOCACVE-UCHUM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19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1023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1023 Sector Uchumayo T16 -T31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S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16224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38E40003</text:p>
          </table:table-cell>
          <table:table-cell table:style-name="ce4" office:value-type="string" calcext:value-type="string">
            <text:p>PLA</text:p>
          </table:table-cell>
          <table:table-cell table:style-name="ce4" office:value-type="string" calcext:value-type="string">
            <text:p>L1023SOCACVE-UCHUM</text:p>
          </table:table-cell>
          <table:table-cell table:style-name="ce4" office:value-type="string" calcext:value-type="string">
            <text:p>MONT</text:p>
          </table:table-cell>
          <table:table-cell table:style-name="ce4" office:value-type="string" calcext:value-type="string">
            <text:p>Torre T-29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1023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L1023 Sector Uchumayo T16 -T31</text:p>
          </table:table-cell>
          <table:table-cell table:style-name="ce5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RROMERO</text:p>
          </table:table-cell>
          <table:table-cell table:style-name="ce4" office:value-type="string" calcext:value-type="string">
            <text:p>DTS</text:p>
          </table:table-cell>
          <table:table-cell table:style-name="ce4" office:value-type="string" calcext:value-type="string">
            <text:p>RP04</text:p>
          </table:table-cell>
          <table:table-cell table:style-name="ce4" office:value-type="string" calcext:value-type="string">
            <text:p>L-LÍNEAS</text:p>
          </table:table-cell>
          <table:table-cell table:number-columns-repeated="1008"/>
        </table:table-row>
        <table:table-row table:style-name="ro1" table:number-rows-repeated="10480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DATA1" table:base-cell-address="$Hoja1.$A$1" table:cell-range-address="$Hoja1.$A$2:.$A$571"/>
        <table:named-range table:name="DATA10" table:base-cell-address="$Hoja1.$A$1" table:cell-range-address="$Hoja1.$J$2:.$J$571"/>
        <table:named-range table:name="DATA11" table:base-cell-address="$Hoja1.$A$1" table:cell-range-address="$Hoja1.$K$2:.$K$571"/>
        <table:named-range table:name="DATA12" table:base-cell-address="$Hoja1.$A$1" table:cell-range-address="$Hoja1.$L$2:.$L$571"/>
        <table:named-range table:name="DATA13" table:base-cell-address="$Hoja1.$A$1" table:cell-range-address="$Hoja1.$M$2:.$M$571"/>
        <table:named-range table:name="DATA14" table:base-cell-address="$Hoja1.$A$1" table:cell-range-address="$Hoja1.$N$2:.$N$571"/>
        <table:named-range table:name="DATA15" table:base-cell-address="$Hoja1.$A$1" table:cell-range-address="$Hoja1.$O$2:.$O$571"/>
        <table:named-range table:name="DATA16" table:base-cell-address="$Hoja1.$A$1" table:cell-range-address="$Hoja1.$P$2:.$P$571"/>
        <table:named-range table:name="DATA2" table:base-cell-address="$Hoja1.$A$1" table:cell-range-address="$Hoja1.$B$2:.$B$571"/>
        <table:named-range table:name="DATA3" table:base-cell-address="$Hoja1.$A$1" table:cell-range-address="$Hoja1.$C$2:.$C$571"/>
        <table:named-range table:name="DATA4" table:base-cell-address="$Hoja1.$A$1" table:cell-range-address="$Hoja1.$D$2:.$D$571"/>
        <table:named-range table:name="DATA5" table:base-cell-address="$Hoja1.$A$1" table:cell-range-address="$Hoja1.$E$2:.$E$571"/>
        <table:named-range table:name="DATA6" table:base-cell-address="$Hoja1.$A$1" table:cell-range-address="$Hoja1.$F$2:.$F$571"/>
        <table:named-range table:name="DATA7" table:base-cell-address="$Hoja1.$A$1" table:cell-range-address="$Hoja1.$G$2:.$G$571"/>
        <table:named-range table:name="DATA8" table:base-cell-address="$Hoja1.$A$1" table:cell-range-address="$Hoja1.$H$2:.$H$571"/>
        <table:named-range table:name="DATA9" table:base-cell-address="$Hoja1.$A$1" table:cell-range-address="$Hoja1.$I$2:.$I$571"/>
        <table:named-range table:name="TEST0" table:base-cell-address="$Hoja1.$A$1" table:cell-range-address="$Hoja1.$A$2:.$P$571"/>
        <table:named-range table:name="TESTHKEY" table:base-cell-address="$Hoja1.$A$1" table:cell-range-address="$Hoja1.$B$1:.$P$1"/>
        <table:named-range table:name="TESTKEYS" table:base-cell-address="$Hoja1.$A$1" table:cell-range-address="$Hoja1.$A$2:.$A$571"/>
        <table:named-range table:name="TESTVKEY" table:base-cell-address="$Hoja1.$A$1" table:cell-range-address="$Hoja1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0106P0" style:volatile="true" number:language="es" number:country="PE">
      <number:text>S/. </number:text>
      <number:number number:decimal-places="0" number:min-integer-digits="1" number:grouping="true"/>
    </number:number-style>
    <number:number-style style:name="N10106" number:language="es" number:country="PE">
      <number:text>S/. -</number:text>
      <number:number number:decimal-places="0" number:min-integer-digits="1" number:grouping="true"/>
      <style:map style:condition="value()&gt;=0" style:apply-style-name="N10106P0"/>
    </number:number-style>
    <number:number-style style:name="N10107P0" style:volatile="true" number:language="es" number:country="PE">
      <number:text>S/. </number:text>
      <number:number number:decimal-places="0" number:min-integer-digits="1" number:grouping="true"/>
    </number:number-style>
    <number:number-style style:name="N10107" number:language="es" number:country="PE">
      <style:text-properties fo:color="#ff0000"/>
      <number:text>S/. -</number:text>
      <number:number number:decimal-places="0" number:min-integer-digits="1" number:grouping="true"/>
      <style:map style:condition="value()&gt;=0" style:apply-style-name="N10107P0"/>
    </number:number-style>
    <number:number-style style:name="N10108P0" style:volatile="true" number:language="es" number:country="PE">
      <number:text>S/. </number:text>
      <number:number number:decimal-places="2" number:min-integer-digits="1" number:grouping="true"/>
    </number:number-style>
    <number:number-style style:name="N10108" number:language="es" number:country="PE">
      <number:text>S/. -</number:text>
      <number:number number:decimal-places="2" number:min-integer-digits="1" number:grouping="true"/>
      <style:map style:condition="value()&gt;=0" style:apply-style-name="N10108P0"/>
    </number:number-style>
    <number:number-style style:name="N10109P0" style:volatile="true" number:language="es" number:country="PE">
      <number:text>S/. </number:text>
      <number:number number:decimal-places="2" number:min-integer-digits="1" number:grouping="true"/>
    </number:number-style>
    <number:number-style style:name="N10109" number:language="es" number:country="PE">
      <style:text-properties fo:color="#ff0000"/>
      <number:text>S/. -</number:text>
      <number:number number:decimal-places="2" number:min-integer-digits="1" number:grouping="true"/>
      <style:map style:condition="value()&gt;=0" style:apply-style-name="N10109P0"/>
    </number:number-style>
    <number:date-style style:name="N10110" number:language="es" number:country="PE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PE">
      <number:day number:style="long"/>
      <number:text>-</number:text>
      <number:month number:textual="true"/>
    </number:date-style>
    <number:date-style style:name="N10112" number:language="es" number:country="PE">
      <number:month number:textual="true"/>
      <number:text>-</number:text>
      <number:year/>
    </number:date-style>
    <number:date-style style:name="N10113" number:language="es" number:country="P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es" number:country="PE">
      <number:number number:decimal-places="0" number:min-integer-digits="1" number:grouping="true"/>
    </number:number-style>
    <number:number-style style:name="N10114" number:language="es" number:country="PE">
      <number:text>-</number:text>
      <number:number number:decimal-places="0" number:min-integer-digits="1" number:grouping="true"/>
      <style:map style:condition="value()&gt;=0" style:apply-style-name="N10114P0"/>
    </number:number-style>
    <number:number-style style:name="N10115P0" style:volatile="true" number:language="es" number:country="PE">
      <number:number number:decimal-places="0" number:min-integer-digits="1" number:grouping="true"/>
    </number:number-style>
    <number:number-style style:name="N10115" number:language="es" number:country="PE">
      <style:text-properties fo:color="#ff0000"/>
      <number:text>-</number:text>
      <number:number number:decimal-places="0" number:min-integer-digits="1" number:grouping="true"/>
      <style:map style:condition="value()&gt;=0" style:apply-style-name="N10115P0"/>
    </number:number-style>
    <number:number-style style:name="N10116P0" style:volatile="true" number:language="es" number:country="PE">
      <number:number number:decimal-places="2" number:min-integer-digits="1" number:grouping="true"/>
    </number:number-style>
    <number:number-style style:name="N10116" number:language="es" number:country="PE">
      <number:text>-</number:text>
      <number:number number:decimal-places="2" number:min-integer-digits="1" number:grouping="true"/>
      <style:map style:condition="value()&gt;=0" style:apply-style-name="N10116P0"/>
    </number:number-style>
    <number:number-style style:name="N10117P0" style:volatile="true" number:language="es" number:country="PE">
      <number:number number:decimal-places="2" number:min-integer-digits="1" number:grouping="true"/>
    </number:number-style>
    <number:number-style style:name="N10117" number:language="es" number:country="PE">
      <style:text-properties fo:color="#ff0000"/>
      <number:text>-</number:text>
      <number:number number:decimal-places="2" number:min-integer-digits="1" number:grouping="true"/>
      <style:map style:condition="value()&gt;=0" style:apply-style-name="N10117P0"/>
    </number:number-style>
    <number:number-style style:name="N10118P0" style:volatile="true" number:language="es" number:country="PE">
      <loext:text> </loext:text>
      <loext:fill-character> </loext:fill-character>
      <number:number number:decimal-places="0" number:min-integer-digits="1" number:grouping="true"/>
      <number:text> </number:text>
    </number:number-style>
    <number:number-style style:name="N10118P1" style:volatile="true" number:language="es" number:country="PE">
      <loext:text> </loext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18P2" style:volatile="true" number:language="es" number:country="PE">
      <loext:text> </loext:text>
      <loext:fill-character> </loext:fill-character>
      <number:text>- </number:text>
    </number:number-style>
    <number:text-style style:name="N10118" number:language="es" number:country="PE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number-style style:name="N10119P0" style:volatile="true" number:language="es" number:country="PE">
      <loext:text> S/. </loext:text>
      <loext:fill-character> </loext:fill-character>
      <number:number number:decimal-places="0" number:min-integer-digits="1" number:grouping="true"/>
      <number:text> </number:text>
    </number:number-style>
    <number:number-style style:name="N10119P1" style:volatile="true" number:language="es" number:country="PE">
      <loext:text> S/. </loext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19P2" style:volatile="true" number:language="es" number:country="PE">
      <loext:text> S/. </loext:text>
      <loext:fill-character> </loext:fill-character>
      <number:text>- </number:text>
    </number:number-style>
    <number:text-style style:name="N10119" number:language="es" number:country="PE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es" number:country="PE">
      <loext:text> </loext:text>
      <loext:fill-character> </loext:fill-character>
      <number:number number:decimal-places="2" number:min-integer-digits="1" number:grouping="true"/>
      <number:text> </number:text>
    </number:number-style>
    <number:number-style style:name="N10120P1" style:volatile="true" number:language="es" number:country="PE">
      <loext:text> </loext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20P2" style:volatile="true" number:language="es" number:country="PE">
      <loext:text>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20" number:language="es" number:country="PE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PE">
      <loext:text> S/. </loext:text>
      <loext:fill-character> </loext:fill-character>
      <number:number number:decimal-places="2" number:min-integer-digits="1" number:grouping="true"/>
      <number:text> </number:text>
    </number:number-style>
    <number:number-style style:name="N10121P1" style:volatile="true" number:language="es" number:country="PE">
      <loext:text> S/. </loext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21P2" style:volatile="true" number:language="es" number:country="PE">
      <loext:text> S/.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21" number:language="es" number:country="P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ul Romero</meta:initial-creator>
    <dc:creator>Raul Romero</dc:creator>
    <meta:creation-date>2016-06-28T15:27:23</meta:creation-date>
    <dc:date>2016-06-28T15:28:29</dc:date>
    <meta:generator>LibreOffice/4.4.7.2$Linux_X86_64 LibreOffice_project/40m0$Build-2</meta:generator>
    <meta:document-statistic meta:table-count="1" meta:cell-count="8910" meta:object-count="0"/>
    <meta:user-defined meta:name="AppVersion">14.0300</meta:user-defined>
    <meta:user-defined meta:name="Company">RE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